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1.504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22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22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22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22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122"/>
    <style:style style:name="ce23" style:family="table-cell" style:parent-style-name="Pivot_20_Table_20_Value" style:data-style-name="N122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122">
      <style:table-cell-properties fo:border-bottom="2.01pt solid #000000" fo:border-left="none" fo:border-right="none" fo:border-top="none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122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122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122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122">
      <style:table-cell-properties fo:border-bottom="2.01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0"/>
    <style:style style:name="ce3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2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<text:s/>descriptor</text:p>
          </table:table-cell>
          <table:table-cell office:value-type="string" calcext:value-type="string">
            <text:p><text:s/>frame</text:p>
          </table:table-cell>
          <table:table-cell office:value-type="string" calcext:value-type="string">
            <text:p><text:s/>detection duration</text:p>
          </table:table-cell>
          <table:table-cell office:value-type="string" calcext:value-type="string">
            <text:p><text:s/>original keypoints</text:p>
          </table:table-cell>
          <table:table-cell office:value-type="string" calcext:value-type="string">
            <text:p><text:s/>car keypoints</text:p>
          </table:table-cell>
          <table:table-cell office:value-type="string" calcext:value-type="string">
            <text:p><text:s/>neighbourhood mean</text:p>
          </table:table-cell>
          <table:table-cell office:value-type="string" calcext:value-type="string">
            <text:p><text:s/>neighbourhood sigma</text:p>
          </table:table-cell>
          <table:table-cell office:value-type="string" calcext:value-type="string">
            <text:p><text:s/>description duration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total durationmatche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134047" calcext:value-type="float">
            <text:p>0.0134047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" calcext:value-type="float">
            <text:p>0</text:p>
          </table:table-cell>
          <table:table-cell office:value-type="float" office:value="0.172496" calcext:value-type="float">
            <text:p>0.17249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128602" calcext:value-type="float">
            <text:p>0.0128602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7434" calcext:value-type="float">
            <text:p>0.187434</text:p>
          </table:table-cell>
          <table:table-cell office:value-type="float" office:value="95" calcext:value-type="float">
            <text:p>95</text:p>
          </table:table-cell>
          <table:table-cell office:value-type="float" office:value="0.200294" calcext:value-type="float">
            <text:p>0.20029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135133" calcext:value-type="float">
            <text:p>0.013513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03668" calcext:value-type="float">
            <text:p>0.203668</text:p>
          </table:table-cell>
          <table:table-cell office:value-type="float" office:value="88" calcext:value-type="float">
            <text:p>88</text:p>
          </table:table-cell>
          <table:table-cell office:value-type="float" office:value="0.217181" calcext:value-type="float">
            <text:p>0.21718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115409" calcext:value-type="float">
            <text:p>0.0115409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79811" calcext:value-type="float">
            <text:p>0.179811</text:p>
          </table:table-cell>
          <table:table-cell office:value-type="float" office:value="80" calcext:value-type="float">
            <text:p>80</text:p>
          </table:table-cell>
          <table:table-cell office:value-type="float" office:value="0.191352" calcext:value-type="float">
            <text:p>0.19135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0493" calcext:value-type="float">
            <text:p>0.160493</text:p>
          </table:table-cell>
          <table:table-cell office:value-type="float" office:value="90" calcext:value-type="float">
            <text:p>90</text:p>
          </table:table-cell>
          <table:table-cell office:value-type="float" office:value="0.172423" calcext:value-type="float">
            <text:p>0.17242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115902" calcext:value-type="float">
            <text:p>0.0115902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9139" calcext:value-type="float">
            <text:p>0.159139</text:p>
          </table:table-cell>
          <table:table-cell office:value-type="float" office:value="82" calcext:value-type="float">
            <text:p>82</text:p>
          </table:table-cell>
          <table:table-cell office:value-type="float" office:value="0.170729" calcext:value-type="float">
            <text:p>0.17072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118332" calcext:value-type="float">
            <text:p>0.0118332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7524" calcext:value-type="float">
            <text:p>0.157524</text:p>
          </table:table-cell>
          <table:table-cell office:value-type="float" office:value="79" calcext:value-type="float">
            <text:p>79</text:p>
          </table:table-cell>
          <table:table-cell office:value-type="float" office:value="0.169358" calcext:value-type="float">
            <text:p>0.16935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117441" calcext:value-type="float">
            <text:p>0.0117441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5627" calcext:value-type="float">
            <text:p>0.215627</text:p>
          </table:table-cell>
          <table:table-cell office:value-type="float" office:value="85" calcext:value-type="float">
            <text:p>85</text:p>
          </table:table-cell>
          <table:table-cell office:value-type="float" office:value="0.227371" calcext:value-type="float">
            <text:p>0.22737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125613" calcext:value-type="float">
            <text:p>0.012561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16898" calcext:value-type="float">
            <text:p>0.216898</text:p>
          </table:table-cell>
          <table:table-cell office:value-type="float" office:value="86" calcext:value-type="float">
            <text:p>86</text:p>
          </table:table-cell>
          <table:table-cell office:value-type="float" office:value="0.229459" calcext:value-type="float">
            <text:p>0.22945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136719" calcext:value-type="float">
            <text:p>0.0136719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20673" calcext:value-type="float">
            <text:p>0.220673</text:p>
          </table:table-cell>
          <table:table-cell office:value-type="float" office:value="82" calcext:value-type="float">
            <text:p>82</text:p>
          </table:table-cell>
          <table:table-cell office:value-type="float" office:value="0.234345" calcext:value-type="float">
            <text:p>0.2343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142703" calcext:value-type="float">
            <text:p>0.0142703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21736" calcext:value-type="float">
            <text:p>0.00121736</text:p>
          </table:table-cell>
          <table:table-cell office:value-type="float" office:value="0" calcext:value-type="float">
            <text:p>0</text:p>
          </table:table-cell>
          <table:table-cell office:value-type="float" office:value="0.0154876" calcext:value-type="float">
            <text:p>0.01548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149023" calcext:value-type="float">
            <text:p>0.0149023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17601" calcext:value-type="float">
            <text:p>0.00117601</text:p>
          </table:table-cell>
          <table:table-cell office:value-type="float" office:value="115" calcext:value-type="float">
            <text:p>115</text:p>
          </table:table-cell>
          <table:table-cell office:value-type="float" office:value="0.0160783" calcext:value-type="float">
            <text:p>0.016078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150683" calcext:value-type="float">
            <text:p>0.0150683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2087" calcext:value-type="float">
            <text:p>0.0012087</text:p>
          </table:table-cell>
          <table:table-cell office:value-type="float" office:value="111" calcext:value-type="float">
            <text:p>111</text:p>
          </table:table-cell>
          <table:table-cell office:value-type="float" office:value="0.016277" calcext:value-type="float">
            <text:p>0.01627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14369" calcext:value-type="float">
            <text:p>0.014369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104" calcext:value-type="float">
            <text:p>104</text:p>
          </table:table-cell>
          <table:table-cell office:value-type="float" office:value="0.0155154" calcext:value-type="float">
            <text:p>0.015515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142959" calcext:value-type="float">
            <text:p>0.0142959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16451" calcext:value-type="float">
            <text:p>0.00116451</text:p>
          </table:table-cell>
          <table:table-cell office:value-type="float" office:value="101" calcext:value-type="float">
            <text:p>101</text:p>
          </table:table-cell>
          <table:table-cell office:value-type="float" office:value="0.0154605" calcext:value-type="float">
            <text:p>0.015460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137237" calcext:value-type="float">
            <text:p>0.0137237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0768" calcext:value-type="float">
            <text:p>0.0010768</text:p>
          </table:table-cell>
          <table:table-cell office:value-type="float" office:value="102" calcext:value-type="float">
            <text:p>102</text:p>
          </table:table-cell>
          <table:table-cell office:value-type="float" office:value="0.0148005" calcext:value-type="float">
            <text:p>0.014800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134649" calcext:value-type="float">
            <text:p>0.0134649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08192" calcext:value-type="float">
            <text:p>0.00108192</text:p>
          </table:table-cell>
          <table:table-cell office:value-type="float" office:value="102" calcext:value-type="float">
            <text:p>102</text:p>
          </table:table-cell>
          <table:table-cell office:value-type="float" office:value="0.0145468" calcext:value-type="float">
            <text:p>0.014546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130231" calcext:value-type="float">
            <text:p>0.0130231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09545" calcext:value-type="float">
            <text:p>0.00109545</text:p>
          </table:table-cell>
          <table:table-cell office:value-type="float" office:value="100" calcext:value-type="float">
            <text:p>100</text:p>
          </table:table-cell>
          <table:table-cell office:value-type="float" office:value="0.0141186" calcext:value-type="float">
            <text:p>0.014118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120273" calcext:value-type="float">
            <text:p>0.0120273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06781" calcext:value-type="float">
            <text:p>0.00106781</text:p>
          </table:table-cell>
          <table:table-cell office:value-type="float" office:value="109" calcext:value-type="float">
            <text:p>109</text:p>
          </table:table-cell>
          <table:table-cell office:value-type="float" office:value="0.0130951" calcext:value-type="float">
            <text:p>0.013095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121009" calcext:value-type="float">
            <text:p>0.0121009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108676" calcext:value-type="float">
            <text:p>0.00108676</text:p>
          </table:table-cell>
          <table:table-cell office:value-type="float" office:value="100" calcext:value-type="float">
            <text:p>100</text:p>
          </table:table-cell>
          <table:table-cell office:value-type="float" office:value="0.0131876" calcext:value-type="float">
            <text:p>0.01318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0118355" calcext:value-type="float">
            <text:p>0.0118355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65398" calcext:value-type="float">
            <text:p>0.00365398</text:p>
          </table:table-cell>
          <table:table-cell office:value-type="float" office:value="0" calcext:value-type="float">
            <text:p>0</text:p>
          </table:table-cell>
          <table:table-cell office:value-type="float" office:value="0.0154895" calcext:value-type="float">
            <text:p>0.015489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0127228" calcext:value-type="float">
            <text:p>0.012722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60901" calcext:value-type="float">
            <text:p>0.00360901</text:p>
          </table:table-cell>
          <table:table-cell office:value-type="float" office:value="104" calcext:value-type="float">
            <text:p>104</text:p>
          </table:table-cell>
          <table:table-cell office:value-type="float" office:value="0.0163319" calcext:value-type="float">
            <text:p>0.016331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012942" calcext:value-type="float">
            <text:p>0.012942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60549" calcext:value-type="float">
            <text:p>0.00360549</text:p>
          </table:table-cell>
          <table:table-cell office:value-type="float" office:value="103" calcext:value-type="float">
            <text:p>103</text:p>
          </table:table-cell>
          <table:table-cell office:value-type="float" office:value="0.0165475" calcext:value-type="float">
            <text:p>0.016547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0126831" calcext:value-type="float">
            <text:p>0.0126831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64555" calcext:value-type="float">
            <text:p>0.00364555</text:p>
          </table:table-cell>
          <table:table-cell office:value-type="float" office:value="100" calcext:value-type="float">
            <text:p>100</text:p>
          </table:table-cell>
          <table:table-cell office:value-type="float" office:value="0.0163286" calcext:value-type="float">
            <text:p>0.016328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0123936" calcext:value-type="float">
            <text:p>0.0123936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65437" calcext:value-type="float">
            <text:p>0.00365437</text:p>
          </table:table-cell>
          <table:table-cell office:value-type="float" office:value="102" calcext:value-type="float">
            <text:p>102</text:p>
          </table:table-cell>
          <table:table-cell office:value-type="float" office:value="0.016048" calcext:value-type="float">
            <text:p>0.01604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0123767" calcext:value-type="float">
            <text:p>0.0123767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36547" calcext:value-type="float">
            <text:p>0.00236547</text:p>
          </table:table-cell>
          <table:table-cell office:value-type="float" office:value="103" calcext:value-type="float">
            <text:p>103</text:p>
          </table:table-cell>
          <table:table-cell office:value-type="float" office:value="0.0147421" calcext:value-type="float">
            <text:p>0.014742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0125336" calcext:value-type="float">
            <text:p>0.0125336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13751" calcext:value-type="float">
            <text:p>0.00313751</text:p>
          </table:table-cell>
          <table:table-cell office:value-type="float" office:value="98" calcext:value-type="float">
            <text:p>98</text:p>
          </table:table-cell>
          <table:table-cell office:value-type="float" office:value="0.0156711" calcext:value-type="float">
            <text:p>0.015671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0123489" calcext:value-type="float">
            <text:p>0.0123489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313989" calcext:value-type="float">
            <text:p>0.00313989</text:p>
          </table:table-cell>
          <table:table-cell office:value-type="float" office:value="98" calcext:value-type="float">
            <text:p>98</text:p>
          </table:table-cell>
          <table:table-cell office:value-type="float" office:value="0.0154888" calcext:value-type="float">
            <text:p>0.015488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0119106" calcext:value-type="float">
            <text:p>0.0119106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4118" calcext:value-type="float">
            <text:p>0.0024118</text:p>
          </table:table-cell>
          <table:table-cell office:value-type="float" office:value="102" calcext:value-type="float">
            <text:p>102</text:p>
          </table:table-cell>
          <table:table-cell office:value-type="float" office:value="0.0143224" calcext:value-type="float">
            <text:p>0.014322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0119153" calcext:value-type="float">
            <text:p>0.0119153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241923" calcext:value-type="float">
            <text:p>0.00241923</text:p>
          </table:table-cell>
          <table:table-cell office:value-type="float" office:value="97" calcext:value-type="float">
            <text:p>97</text:p>
          </table:table-cell>
          <table:table-cell office:value-type="float" office:value="0.0143345" calcext:value-type="float">
            <text:p>0.01433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28131" calcext:value-type="float">
            <text:p>0.0228131</text:p>
          </table:table-cell>
          <table:table-cell office:value-type="float" office:value="0" calcext:value-type="float">
            <text:p>0</text:p>
          </table:table-cell>
          <table:table-cell office:value-type="float" office:value="0.0344731" calcext:value-type="float">
            <text:p>0.034473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107858" calcext:value-type="float">
            <text:p>0.0107858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2129" calcext:value-type="float">
            <text:p>0.0202129</text:p>
          </table:table-cell>
          <table:table-cell office:value-type="float" office:value="86" calcext:value-type="float">
            <text:p>86</text:p>
          </table:table-cell>
          <table:table-cell office:value-type="float" office:value="0.0309987" calcext:value-type="float">
            <text:p>0.030998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0816007" calcext:value-type="float">
            <text:p>0.00816007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2034" calcext:value-type="float">
            <text:p>0.0202034</text:p>
          </table:table-cell>
          <table:table-cell office:value-type="float" office:value="90" calcext:value-type="float">
            <text:p>90</text:p>
          </table:table-cell>
          <table:table-cell office:value-type="float" office:value="0.0283634" calcext:value-type="float">
            <text:p>0.028363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0817035" calcext:value-type="float">
            <text:p>0.00817035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5252" calcext:value-type="float">
            <text:p>0.0205252</text:p>
          </table:table-cell>
          <table:table-cell office:value-type="float" office:value="86" calcext:value-type="float">
            <text:p>86</text:p>
          </table:table-cell>
          <table:table-cell office:value-type="float" office:value="0.0286955" calcext:value-type="float">
            <text:p>0.028695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072793" calcext:value-type="float">
            <text:p>0.0072793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99458" calcext:value-type="float">
            <text:p>0.0199458</text:p>
          </table:table-cell>
          <table:table-cell office:value-type="float" office:value="88" calcext:value-type="float">
            <text:p>88</text:p>
          </table:table-cell>
          <table:table-cell office:value-type="float" office:value="0.0272251" calcext:value-type="float">
            <text:p>0.027225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0719161" calcext:value-type="float">
            <text:p>0.00719161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99444" calcext:value-type="float">
            <text:p>0.0199444</text:p>
          </table:table-cell>
          <table:table-cell office:value-type="float" office:value="86" calcext:value-type="float">
            <text:p>86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078528" calcext:value-type="float">
            <text:p>0.007852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2163" calcext:value-type="float">
            <text:p>0.0202163</text:p>
          </table:table-cell>
          <table:table-cell office:value-type="float" office:value="80" calcext:value-type="float">
            <text:p>80</text:p>
          </table:table-cell>
          <table:table-cell office:value-type="float" office:value="0.0280691" calcext:value-type="float">
            <text:p>0.028069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0814029" calcext:value-type="float">
            <text:p>0.00814029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2306" calcext:value-type="float">
            <text:p>0.0202306</text:p>
          </table:table-cell>
          <table:table-cell office:value-type="float" office:value="81" calcext:value-type="float">
            <text:p>81</text:p>
          </table:table-cell>
          <table:table-cell office:value-type="float" office:value="0.0283709" calcext:value-type="float">
            <text:p>0.028370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081879" calcext:value-type="float">
            <text:p>0.0081879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2102" calcext:value-type="float">
            <text:p>0.0202102</text:p>
          </table:table-cell>
          <table:table-cell office:value-type="float" office:value="86" calcext:value-type="float">
            <text:p>86</text:p>
          </table:table-cell>
          <table:table-cell office:value-type="float" office:value="0.0283981" calcext:value-type="float">
            <text:p>0.028398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0808032" calcext:value-type="float">
            <text:p>0.00808032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01868" calcext:value-type="float">
            <text:p>0.0201868</text:p>
          </table:table-cell>
          <table:table-cell office:value-type="float" office:value="85" calcext:value-type="float">
            <text:p>85</text:p>
          </table:table-cell>
          <table:table-cell office:value-type="float" office:value="0.0282671" calcext:value-type="float">
            <text:p>0.028267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0811331" calcext:value-type="float">
            <text:p>0.00811331</text:p>
          </table:table-cell>
          <table:table-cell office:value-type="float" office:value="1370" calcext:value-type="float">
            <text:p>137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4647" calcext:value-type="float">
            <text:p>0.00924647</text:p>
          </table:table-cell>
          <table:table-cell office:value-type="float" office:value="0" calcext:value-type="float">
            <text:p>0</text:p>
          </table:table-cell>
          <table:table-cell office:value-type="float" office:value="0.0173598" calcext:value-type="float">
            <text:p>0.017359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0809149" calcext:value-type="float">
            <text:p>0.00809149</text:p>
          </table:table-cell>
          <table:table-cell office:value-type="float" office:value="1301" calcext:value-type="float">
            <text:p>130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1481" calcext:value-type="float">
            <text:p>0.0091481</text:p>
          </table:table-cell>
          <table:table-cell office:value-type="float" office:value="115" calcext:value-type="float">
            <text:p>115</text:p>
          </table:table-cell>
          <table:table-cell office:value-type="float" office:value="0.0172396" calcext:value-type="float">
            <text:p>0.017239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0812688" calcext:value-type="float">
            <text:p>0.00812688</text:p>
          </table:table-cell>
          <table:table-cell office:value-type="float" office:value="1361" calcext:value-type="float">
            <text:p>136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2879" calcext:value-type="float">
            <text:p>0.00922879</text:p>
          </table:table-cell>
          <table:table-cell office:value-type="float" office:value="113" calcext:value-type="float">
            <text:p>113</text:p>
          </table:table-cell>
          <table:table-cell office:value-type="float" office:value="0.0173557" calcext:value-type="float">
            <text:p>0.017355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0808228" calcext:value-type="float">
            <text:p>0.00808228</text:p>
          </table:table-cell>
          <table:table-cell office:value-type="float" office:value="1358" calcext:value-type="float">
            <text:p>135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14827" calcext:value-type="float">
            <text:p>0.00914827</text:p>
          </table:table-cell>
          <table:table-cell office:value-type="float" office:value="107" calcext:value-type="float">
            <text:p>107</text:p>
          </table:table-cell>
          <table:table-cell office:value-type="float" office:value="0.0172306" calcext:value-type="float">
            <text:p>0.017230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0809221" calcext:value-type="float">
            <text:p>0.00809221</text:p>
          </table:table-cell>
          <table:table-cell office:value-type="float" office:value="1333" calcext:value-type="float">
            <text:p>1333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30676" calcext:value-type="float">
            <text:p>0.00930676</text:p>
          </table:table-cell>
          <table:table-cell office:value-type="float" office:value="109" calcext:value-type="float">
            <text:p>109</text:p>
          </table:table-cell>
          <table:table-cell office:value-type="float" office:value="0.017399" calcext:value-type="float">
            <text:p>0.01739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0804964" calcext:value-type="float">
            <text:p>0.00804964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3278" calcext:value-type="float">
            <text:p>0.00923278</text:p>
          </table:table-cell>
          <table:table-cell office:value-type="float" office:value="104" calcext:value-type="float">
            <text:p>104</text:p>
          </table:table-cell>
          <table:table-cell office:value-type="float" office:value="0.0172824" calcext:value-type="float">
            <text:p>0.017282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0809948" calcext:value-type="float">
            <text:p>0.00809948</text:p>
          </table:table-cell>
          <table:table-cell office:value-type="float" office:value="1322" calcext:value-type="float">
            <text:p>132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46948" calcext:value-type="float">
            <text:p>0.00946948</text:p>
          </table:table-cell>
          <table:table-cell office:value-type="float" office:value="105" calcext:value-type="float">
            <text:p>105</text:p>
          </table:table-cell>
          <table:table-cell office:value-type="float" office:value="0.017569" calcext:value-type="float">
            <text:p>0.01756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0812939" calcext:value-type="float">
            <text:p>0.00812939</text:p>
          </table:table-cell>
          <table:table-cell office:value-type="float" office:value="1366" calcext:value-type="float">
            <text:p>1366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20569" calcext:value-type="float">
            <text:p>0.00920569</text:p>
          </table:table-cell>
          <table:table-cell office:value-type="float" office:value="103" calcext:value-type="float">
            <text:p>103</text:p>
          </table:table-cell>
          <table:table-cell office:value-type="float" office:value="0.0173351" calcext:value-type="float">
            <text:p>0.017335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0829454" calcext:value-type="float">
            <text:p>0.00829454</text:p>
          </table:table-cell>
          <table:table-cell office:value-type="float" office:value="1389" calcext:value-type="float">
            <text:p>1389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06934" calcext:value-type="float">
            <text:p>0.00906934</text:p>
          </table:table-cell>
          <table:table-cell office:value-type="float" office:value="113" calcext:value-type="float">
            <text:p>113</text:p>
          </table:table-cell>
          <table:table-cell office:value-type="float" office:value="0.0173639" calcext:value-type="float">
            <text:p>0.017363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081165" calcext:value-type="float">
            <text:p>0.0081165</text:p>
          </table:table-cell>
          <table:table-cell office:value-type="float" office:value="1339" calcext:value-type="float">
            <text:p>133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908417" calcext:value-type="float">
            <text:p>0.00908417</text:p>
          </table:table-cell>
          <table:table-cell office:value-type="float" office:value="103" calcext:value-type="float">
            <text:p>103</text:p>
          </table:table-cell>
          <table:table-cell office:value-type="float" office:value="0.0172007" calcext:value-type="float">
            <text:p>0.017200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0681358" calcext:value-type="float">
            <text:p>0.00681358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2799" calcext:value-type="float">
            <text:p>0.152799</text:p>
          </table:table-cell>
          <table:table-cell office:value-type="float" office:value="0" calcext:value-type="float">
            <text:p>0</text:p>
          </table:table-cell>
          <table:table-cell office:value-type="float" office:value="0.159612" calcext:value-type="float">
            <text:p>0.15961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0682512" calcext:value-type="float">
            <text:p>0.0068251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7535" calcext:value-type="float">
            <text:p>0.157535</text:p>
          </table:table-cell>
          <table:table-cell office:value-type="float" office:value="18" calcext:value-type="float">
            <text:p>18</text:p>
          </table:table-cell>
          <table:table-cell office:value-type="float" office:value="0.16436" calcext:value-type="float">
            <text:p>0.164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0700321" calcext:value-type="float">
            <text:p>0.00700321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6146" calcext:value-type="float">
            <text:p>0.156146</text:p>
          </table:table-cell>
          <table:table-cell office:value-type="float" office:value="17" calcext:value-type="float">
            <text:p>17</text:p>
          </table:table-cell>
          <table:table-cell office:value-type="float" office:value="0.16315" calcext:value-type="float">
            <text:p>0.1631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0715186" calcext:value-type="float">
            <text:p>0.00715186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3557" calcext:value-type="float">
            <text:p>0.153557</text:p>
          </table:table-cell>
          <table:table-cell office:value-type="float" office:value="21" calcext:value-type="float">
            <text:p>21</text:p>
          </table:table-cell>
          <table:table-cell office:value-type="float" office:value="0.160709" calcext:value-type="float">
            <text:p>0.16070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0768706" calcext:value-type="float">
            <text:p>0.00768706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3944" calcext:value-type="float">
            <text:p>0.153944</text:p>
          </table:table-cell>
          <table:table-cell office:value-type="float" office:value="22" calcext:value-type="float">
            <text:p>22</text:p>
          </table:table-cell>
          <table:table-cell office:value-type="float" office:value="0.161631" calcext:value-type="float">
            <text:p>0.16163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0718048" calcext:value-type="float">
            <text:p>0.00718048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2973" calcext:value-type="float">
            <text:p>0.152973</text:p>
          </table:table-cell>
          <table:table-cell office:value-type="float" office:value="24" calcext:value-type="float">
            <text:p>24</text:p>
          </table:table-cell>
          <table:table-cell office:value-type="float" office:value="0.160153" calcext:value-type="float">
            <text:p>0.16015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0706072" calcext:value-type="float">
            <text:p>0.00706072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4041" calcext:value-type="float">
            <text:p>0.154041</text:p>
          </table:table-cell>
          <table:table-cell office:value-type="float" office:value="20" calcext:value-type="float">
            <text:p>20</text:p>
          </table:table-cell>
          <table:table-cell office:value-type="float" office:value="0.161102" calcext:value-type="float">
            <text:p>0.16110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0916014" calcext:value-type="float">
            <text:p>0.00916014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2816" calcext:value-type="float">
            <text:p>0.152816</text:p>
          </table:table-cell>
          <table:table-cell office:value-type="float" office:value="23" calcext:value-type="float">
            <text:p>23</text:p>
          </table:table-cell>
          <table:table-cell office:value-type="float" office:value="0.161976" calcext:value-type="float">
            <text:p>0.16197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0707717" calcext:value-type="float">
            <text:p>0.00707717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2847" calcext:value-type="float">
            <text:p>0.152847</text:p>
          </table:table-cell>
          <table:table-cell office:value-type="float" office:value="29" calcext:value-type="float">
            <text:p>29</text:p>
          </table:table-cell>
          <table:table-cell office:value-type="float" office:value="0.159924" calcext:value-type="float">
            <text:p>0.15992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0628121" calcext:value-type="float">
            <text:p>0.0062812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27" calcext:value-type="float">
            <text:p>27</text:p>
          </table:table-cell>
          <table:table-cell office:value-type="float" office:value="0.160721" calcext:value-type="float">
            <text:p>0.16072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383728" calcext:value-type="float">
            <text:p>0.000383728</text:p>
          </table:table-cell>
          <table:table-cell office:value-type="float" office:value="0" calcext:value-type="float">
            <text:p>0</text:p>
          </table:table-cell>
          <table:table-cell office:value-type="float" office:value="0.0128677" calcext:value-type="float">
            <text:p>0.012867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379482" calcext:value-type="float">
            <text:p>0.000379482</text:p>
          </table:table-cell>
          <table:table-cell office:value-type="float" office:value="20" calcext:value-type="float">
            <text:p>20</text:p>
          </table:table-cell>
          <table:table-cell office:value-type="float" office:value="0.0129514" calcext:value-type="float">
            <text:p>0.012951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404314" calcext:value-type="float">
            <text:p>0.000404314</text:p>
          </table:table-cell>
          <table:table-cell office:value-type="float" office:value="22" calcext:value-type="float">
            <text:p>22</text:p>
          </table:table-cell>
          <table:table-cell office:value-type="float" office:value="0.0134762" calcext:value-type="float">
            <text:p>0.013476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134001" calcext:value-type="float">
            <text:p>0.0134001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405123" calcext:value-type="float">
            <text:p>0.000405123</text:p>
          </table:table-cell>
          <table:table-cell office:value-type="float" office:value="26" calcext:value-type="float">
            <text:p>26</text:p>
          </table:table-cell>
          <table:table-cell office:value-type="float" office:value="0.0138053" calcext:value-type="float">
            <text:p>0.013805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130859" calcext:value-type="float">
            <text:p>0.0130859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28262" calcext:value-type="float">
            <text:p>0.000228262</text:p>
          </table:table-cell>
          <table:table-cell office:value-type="float" office:value="25" calcext:value-type="float">
            <text:p>25</text:p>
          </table:table-cell>
          <table:table-cell office:value-type="float" office:value="0.0133142" calcext:value-type="float">
            <text:p>0.013314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0662292" calcext:value-type="float">
            <text:p>0.00662292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44486" calcext:value-type="float">
            <text:p>0.000244486</text:p>
          </table:table-cell>
          <table:table-cell office:value-type="float" office:value="29" calcext:value-type="float">
            <text:p>29</text:p>
          </table:table-cell>
          <table:table-cell office:value-type="float" office:value="0.00686741" calcext:value-type="float">
            <text:p>0.0068674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0643273" calcext:value-type="float">
            <text:p>0.0064327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19056" calcext:value-type="float">
            <text:p>0.000219056</text:p>
          </table:table-cell>
          <table:table-cell office:value-type="float" office:value="24" calcext:value-type="float">
            <text:p>24</text:p>
          </table:table-cell>
          <table:table-cell office:value-type="float" office:value="0.00665178" calcext:value-type="float">
            <text:p>0.0066517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0856918" calcext:value-type="float">
            <text:p>0.00856918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30906" calcext:value-type="float">
            <text:p>0.000230906</text:p>
          </table:table-cell>
          <table:table-cell office:value-type="float" office:value="25" calcext:value-type="float">
            <text:p>25</text:p>
          </table:table-cell>
          <table:table-cell office:value-type="float" office:value="0.00880008" calcext:value-type="float">
            <text:p>0.0088000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0681306" calcext:value-type="float">
            <text:p>0.00681306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206955" calcext:value-type="float">
            <text:p>0.000206955</text:p>
          </table:table-cell>
          <table:table-cell office:value-type="float" office:value="32" calcext:value-type="float">
            <text:p>32</text:p>
          </table:table-cell>
          <table:table-cell office:value-type="float" office:value="0.00702001" calcext:value-type="float">
            <text:p>0.0070200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0630537" calcext:value-type="float">
            <text:p>0.00630537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193247" calcext:value-type="float">
            <text:p>0.000193247</text:p>
          </table:table-cell>
          <table:table-cell office:value-type="float" office:value="24" calcext:value-type="float">
            <text:p>24</text:p>
          </table:table-cell>
          <table:table-cell office:value-type="float" office:value="0.00649861" calcext:value-type="float">
            <text:p>0.0064986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00625218" calcext:value-type="float">
            <text:p>0.00625218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2776" calcext:value-type="float">
            <text:p>0.00212776</text:p>
          </table:table-cell>
          <table:table-cell office:value-type="float" office:value="0" calcext:value-type="float">
            <text:p>0</text:p>
          </table:table-cell>
          <table:table-cell office:value-type="float" office:value="0.00837993" calcext:value-type="float">
            <text:p>0.0083799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00622244" calcext:value-type="float">
            <text:p>0.0062224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4648" calcext:value-type="float">
            <text:p>0.00214648</text:p>
          </table:table-cell>
          <table:table-cell office:value-type="float" office:value="19" calcext:value-type="float">
            <text:p>19</text:p>
          </table:table-cell>
          <table:table-cell office:value-type="float" office:value="0.00836892" calcext:value-type="float">
            <text:p>0.0083689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00642133" calcext:value-type="float">
            <text:p>0.00642133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2003" calcext:value-type="float">
            <text:p>0.00212003</text:p>
          </table:table-cell>
          <table:table-cell office:value-type="float" office:value="20" calcext:value-type="float">
            <text:p>20</text:p>
          </table:table-cell>
          <table:table-cell office:value-type="float" office:value="0.00854136" calcext:value-type="float">
            <text:p>0.008541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00653252" calcext:value-type="float">
            <text:p>0.00653252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5406" calcext:value-type="float">
            <text:p>0.00215406</text:p>
          </table:table-cell>
          <table:table-cell office:value-type="float" office:value="25" calcext:value-type="float">
            <text:p>25</text:p>
          </table:table-cell>
          <table:table-cell office:value-type="float" office:value="0.00868659" calcext:value-type="float">
            <text:p>0.0086865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0070666" calcext:value-type="float">
            <text:p>0.0070666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6452" calcext:value-type="float">
            <text:p>0.00216452</text:p>
          </table:table-cell>
          <table:table-cell office:value-type="float" office:value="25" calcext:value-type="float">
            <text:p>25</text:p>
          </table:table-cell>
          <table:table-cell office:value-type="float" office:value="0.00923111" calcext:value-type="float">
            <text:p>0.0092311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00656731" calcext:value-type="float">
            <text:p>0.00656731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4225" calcext:value-type="float">
            <text:p>0.00214225</text:p>
          </table:table-cell>
          <table:table-cell office:value-type="float" office:value="29" calcext:value-type="float">
            <text:p>29</text:p>
          </table:table-cell>
          <table:table-cell office:value-type="float" office:value="0.00870955" calcext:value-type="float">
            <text:p>0.0087095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00611979" calcext:value-type="float">
            <text:p>0.0061197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3574" calcext:value-type="float">
            <text:p>0.00213574</text:p>
          </table:table-cell>
          <table:table-cell office:value-type="float" office:value="25" calcext:value-type="float">
            <text:p>25</text:p>
          </table:table-cell>
          <table:table-cell office:value-type="float" office:value="0.00825553" calcext:value-type="float">
            <text:p>0.0082555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00855509" calcext:value-type="float">
            <text:p>0.00855509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24893" calcext:value-type="float">
            <text:p>0.00224893</text:p>
          </table:table-cell>
          <table:table-cell office:value-type="float" office:value="26" calcext:value-type="float">
            <text:p>26</text:p>
          </table:table-cell>
          <table:table-cell office:value-type="float" office:value="0.010804" calcext:value-type="float">
            <text:p>0.01080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00683114" calcext:value-type="float">
            <text:p>0.00683114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1603" calcext:value-type="float">
            <text:p>0.0021603</text:p>
          </table:table-cell>
          <table:table-cell office:value-type="float" office:value="33" calcext:value-type="float">
            <text:p>33</text:p>
          </table:table-cell>
          <table:table-cell office:value-type="float" office:value="0.00899143" calcext:value-type="float">
            <text:p>0.0089914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00654392" calcext:value-type="float">
            <text:p>0.00654392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220737" calcext:value-type="float">
            <text:p>0.00220737</text:p>
          </table:table-cell>
          <table:table-cell office:value-type="float" office:value="26" calcext:value-type="float">
            <text:p>26</text:p>
          </table:table-cell>
          <table:table-cell office:value-type="float" office:value="0.0087513" calcext:value-type="float">
            <text:p>0.008751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0630542" calcext:value-type="float">
            <text:p>0.00630542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5607" calcext:value-type="float">
            <text:p>0.0195607</text:p>
          </table:table-cell>
          <table:table-cell office:value-type="float" office:value="0" calcext:value-type="float">
            <text:p>0</text:p>
          </table:table-cell>
          <table:table-cell office:value-type="float" office:value="0.0258661" calcext:value-type="float">
            <text:p>0.025866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0620738" calcext:value-type="float">
            <text:p>0.00620738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01133" calcext:value-type="float">
            <text:p>0.0201133</text:p>
          </table:table-cell>
          <table:table-cell office:value-type="float" office:value="17" calcext:value-type="float">
            <text:p>17</text:p>
          </table:table-cell>
          <table:table-cell office:value-type="float" office:value="0.0263207" calcext:value-type="float">
            <text:p>0.026320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0617167" calcext:value-type="float">
            <text:p>0.00617167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5576" calcext:value-type="float">
            <text:p>0.0195576</text:p>
          </table:table-cell>
          <table:table-cell office:value-type="float" office:value="20" calcext:value-type="float">
            <text:p>20</text:p>
          </table:table-cell>
          <table:table-cell office:value-type="float" office:value="0.0257292" calcext:value-type="float">
            <text:p>0.025729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0635217" calcext:value-type="float">
            <text:p>0.00635217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9484" calcext:value-type="float">
            <text:p>0.0199484</text:p>
          </table:table-cell>
          <table:table-cell office:value-type="float" office:value="21" calcext:value-type="float">
            <text:p>21</text:p>
          </table:table-cell>
          <table:table-cell office:value-type="float" office:value="0.0263006" calcext:value-type="float">
            <text:p>0.026300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0710415" calcext:value-type="float">
            <text:p>0.00710415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02116" calcext:value-type="float">
            <text:p>0.0202116</text:p>
          </table:table-cell>
          <table:table-cell office:value-type="float" office:value="19" calcext:value-type="float">
            <text:p>19</text:p>
          </table:table-cell>
          <table:table-cell office:value-type="float" office:value="0.0273157" calcext:value-type="float">
            <text:p>0.027315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0647424" calcext:value-type="float">
            <text:p>0.00647424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992" calcext:value-type="float">
            <text:p>0.019992</text:p>
          </table:table-cell>
          <table:table-cell office:value-type="float" office:value="22" calcext:value-type="float">
            <text:p>22</text:p>
          </table:table-cell>
          <table:table-cell office:value-type="float" office:value="0.0264662" calcext:value-type="float">
            <text:p>0.026466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0626289" calcext:value-type="float">
            <text:p>0.0062628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27" calcext:value-type="float">
            <text:p>27</text:p>
          </table:table-cell>
          <table:table-cell office:value-type="float" office:value="0.0261329" calcext:value-type="float">
            <text:p>0.026132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0840817" calcext:value-type="float">
            <text:p>0.00840817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9475" calcext:value-type="float">
            <text:p>0.0199475</text:p>
          </table:table-cell>
          <table:table-cell office:value-type="float" office:value="22" calcext:value-type="float">
            <text:p>22</text:p>
          </table:table-cell>
          <table:table-cell office:value-type="float" office:value="0.0283556" calcext:value-type="float">
            <text:p>0.028355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061779" calcext:value-type="float">
            <text:p>0.0061779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9075" calcext:value-type="float">
            <text:p>0.0199075</text:p>
          </table:table-cell>
          <table:table-cell office:value-type="float" office:value="27" calcext:value-type="float">
            <text:p>27</text:p>
          </table:table-cell>
          <table:table-cell office:value-type="float" office:value="0.0260854" calcext:value-type="float">
            <text:p>0.026085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0606267" calcext:value-type="float">
            <text:p>0.00606267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198082" calcext:value-type="float">
            <text:p>0.0198082</text:p>
          </table:table-cell>
          <table:table-cell office:value-type="float" office:value="24" calcext:value-type="float">
            <text:p>24</text:p>
          </table:table-cell>
          <table:table-cell office:value-type="float" office:value="0.0258708" calcext:value-type="float">
            <text:p>0.025870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0614898" calcext:value-type="float">
            <text:p>0.00614898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54182" calcext:value-type="float">
            <text:p>0.00854182</text:p>
          </table:table-cell>
          <table:table-cell office:value-type="float" office:value="0" calcext:value-type="float">
            <text:p>0</text:p>
          </table:table-cell>
          <table:table-cell office:value-type="float" office:value="0.0146908" calcext:value-type="float">
            <text:p>0.014690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062613" calcext:value-type="float">
            <text:p>0.0062613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31471" calcext:value-type="float">
            <text:p>0.00831471</text:p>
          </table:table-cell>
          <table:table-cell office:value-type="float" office:value="20" calcext:value-type="float">
            <text:p>20</text:p>
          </table:table-cell>
          <table:table-cell office:value-type="float" office:value="0.014576" calcext:value-type="float">
            <text:p>0.01457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0642678" calcext:value-type="float">
            <text:p>0.00642678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2287" calcext:value-type="float">
            <text:p>0.00842287</text:p>
          </table:table-cell>
          <table:table-cell office:value-type="float" office:value="22" calcext:value-type="float">
            <text:p>22</text:p>
          </table:table-cell>
          <table:table-cell office:value-type="float" office:value="0.0148497" calcext:value-type="float">
            <text:p>0.014849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0652752" calcext:value-type="float">
            <text:p>0.00652752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52461" calcext:value-type="float">
            <text:p>0.00852461</text:p>
          </table:table-cell>
          <table:table-cell office:value-type="float" office:value="27" calcext:value-type="float">
            <text:p>27</text:p>
          </table:table-cell>
          <table:table-cell office:value-type="float" office:value="0.0150521" calcext:value-type="float">
            <text:p>0.015052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0699248" calcext:value-type="float">
            <text:p>0.00699248</text:p>
          </table:table-cell>
          <table:table-cell office:value-type="float" office:value="209" calcext:value-type="float">
            <text:p>20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8713" calcext:value-type="float">
            <text:p>0.00848713</text:p>
          </table:table-cell>
          <table:table-cell office:value-type="float" office:value="24" calcext:value-type="float">
            <text:p>24</text:p>
          </table:table-cell>
          <table:table-cell office:value-type="float" office:value="0.0154796" calcext:value-type="float">
            <text:p>0.015479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0653097" calcext:value-type="float">
            <text:p>0.0065309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76903" calcext:value-type="float">
            <text:p>0.00876903</text:p>
          </table:table-cell>
          <table:table-cell office:value-type="float" office:value="31" calcext:value-type="float">
            <text:p>3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0648948" calcext:value-type="float">
            <text:p>0.00648948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7285" calcext:value-type="float">
            <text:p>0.00847285</text:p>
          </table:table-cell>
          <table:table-cell office:value-type="float" office:value="28" calcext:value-type="float">
            <text:p>28</text:p>
          </table:table-cell>
          <table:table-cell office:value-type="float" office:value="0.0149623" calcext:value-type="float">
            <text:p>0.014962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0851215" calcext:value-type="float">
            <text:p>0.00851215</text:p>
          </table:table-cell>
          <table:table-cell office:value-type="float" office:value="279" calcext:value-type="float">
            <text:p>27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9109" calcext:value-type="float">
            <text:p>0.00849109</text:p>
          </table:table-cell>
          <table:table-cell office:value-type="float" office:value="25" calcext:value-type="float">
            <text:p>25</text:p>
          </table:table-cell>
          <table:table-cell office:value-type="float" office:value="0.0170032" calcext:value-type="float">
            <text:p>0.017003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0644687" calcext:value-type="float">
            <text:p>0.00644687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1164" calcext:value-type="float">
            <text:p>0.00841164</text:p>
          </table:table-cell>
          <table:table-cell office:value-type="float" office:value="34" calcext:value-type="float">
            <text:p>34</text:p>
          </table:table-cell>
          <table:table-cell office:value-type="float" office:value="0.0148585" calcext:value-type="float">
            <text:p>0.014858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0605488" calcext:value-type="float">
            <text:p>0.00605488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847362" calcext:value-type="float">
            <text:p>0.00847362</text:p>
          </table:table-cell>
          <table:table-cell office:value-type="float" office:value="29" calcext:value-type="float">
            <text:p>29</text:p>
          </table:table-cell>
          <table:table-cell office:value-type="float" office:value="0.0145285" calcext:value-type="float">
            <text:p>0.01452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0094008" calcext:value-type="float">
            <text:p>0.00094008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" calcext:value-type="float">
            <text:p>0</text:p>
          </table:table-cell>
          <table:table-cell office:value-type="float" office:value="0.158555" calcext:value-type="float">
            <text:p>0.15855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00885403" calcext:value-type="float">
            <text:p>0.000885403</text:p>
          </table:table-cell>
          <table:table-cell office:value-type="float" office:value="1832" calcext:value-type="float">
            <text:p>183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4848" calcext:value-type="float">
            <text:p>0.154848</text:p>
          </table:table-cell>
          <table:table-cell office:value-type="float" office:value="97" calcext:value-type="float">
            <text:p>97</text:p>
          </table:table-cell>
          <table:table-cell office:value-type="float" office:value="0.155734" calcext:value-type="float">
            <text:p>0.15573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00885524" calcext:value-type="float">
            <text:p>0.000885524</text:p>
          </table:table-cell>
          <table:table-cell office:value-type="float" office:value="1810" calcext:value-type="float">
            <text:p>181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6208" calcext:value-type="float">
            <text:p>0.156208</text:p>
          </table:table-cell>
          <table:table-cell office:value-type="float" office:value="104" calcext:value-type="float">
            <text:p>104</text:p>
          </table:table-cell>
          <table:table-cell office:value-type="float" office:value="0.157093" calcext:value-type="float">
            <text:p>0.1570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00879604" calcext:value-type="float">
            <text:p>0.000879604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4205" calcext:value-type="float">
            <text:p>0.154205</text:p>
          </table:table-cell>
          <table:table-cell office:value-type="float" office:value="101" calcext:value-type="float">
            <text:p>101</text:p>
          </table:table-cell>
          <table:table-cell office:value-type="float" office:value="0.155085" calcext:value-type="float">
            <text:p>0.1550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00878471" calcext:value-type="float">
            <text:p>0.000878471</text:p>
          </table:table-cell>
          <table:table-cell office:value-type="float" office:value="1793" calcext:value-type="float">
            <text:p>179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6295" calcext:value-type="float">
            <text:p>0.156295</text:p>
          </table:table-cell>
          <table:table-cell office:value-type="float" office:value="98" calcext:value-type="float">
            <text:p>98</text:p>
          </table:table-cell>
          <table:table-cell office:value-type="float" office:value="0.157174" calcext:value-type="float">
            <text:p>0.15717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00874973" calcext:value-type="float">
            <text:p>0.000874973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4628" calcext:value-type="float">
            <text:p>0.154628</text:p>
          </table:table-cell>
          <table:table-cell office:value-type="float" office:value="85" calcext:value-type="float">
            <text:p>85</text:p>
          </table:table-cell>
          <table:table-cell office:value-type="float" office:value="0.155503" calcext:value-type="float">
            <text:p>0.15550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00880866" calcext:value-type="float">
            <text:p>0.000880866</text:p>
          </table:table-cell>
          <table:table-cell office:value-type="float" office:value="1788" calcext:value-type="float">
            <text:p>1788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6443" calcext:value-type="float">
            <text:p>0.156443</text:p>
          </table:table-cell>
          <table:table-cell office:value-type="float" office:value="107" calcext:value-type="float">
            <text:p>107</text:p>
          </table:table-cell>
          <table:table-cell office:value-type="float" office:value="0.157324" calcext:value-type="float">
            <text:p>0.15732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00867956" calcext:value-type="float">
            <text:p>0.000867956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5388" calcext:value-type="float">
            <text:p>0.155388</text:p>
          </table:table-cell>
          <table:table-cell office:value-type="float" office:value="107" calcext:value-type="float">
            <text:p>107</text:p>
          </table:table-cell>
          <table:table-cell office:value-type="float" office:value="0.156256" calcext:value-type="float">
            <text:p>0.1562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00885388" calcext:value-type="float">
            <text:p>0.000885388</text:p>
          </table:table-cell>
          <table:table-cell office:value-type="float" office:value="1749" calcext:value-type="float">
            <text:p>1749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7415" calcext:value-type="float">
            <text:p>0.157415</text:p>
          </table:table-cell>
          <table:table-cell office:value-type="float" office:value="100" calcext:value-type="float">
            <text:p>100</text:p>
          </table:table-cell>
          <table:table-cell office:value-type="float" office:value="0.1583" calcext:value-type="float">
            <text:p>0.15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00883438" calcext:value-type="float">
            <text:p>0.000883438</text:p>
          </table:table-cell>
          <table:table-cell office:value-type="float" office:value="1770" calcext:value-type="float">
            <text:p>177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55454" calcext:value-type="float">
            <text:p>0.155454</text:p>
          </table:table-cell>
          <table:table-cell office:value-type="float" office:value="100" calcext:value-type="float">
            <text:p>100</text:p>
          </table:table-cell>
          <table:table-cell office:value-type="float" office:value="0.156337" calcext:value-type="float">
            <text:p>0.15633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00890837" calcext:value-type="float">
            <text:p>0.000890837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58113" calcext:value-type="float">
            <text:p>0.000458113</text:p>
          </table:table-cell>
          <table:table-cell office:value-type="float" office:value="0" calcext:value-type="float">
            <text:p>0</text:p>
          </table:table-cell>
          <table:table-cell office:value-type="float" office:value="0.00134895" calcext:value-type="float">
            <text:p>0.0013489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0088118" calcext:value-type="float">
            <text:p>0.00088118</text:p>
          </table:table-cell>
          <table:table-cell office:value-type="float" office:value="1832" calcext:value-type="float">
            <text:p>183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33262" calcext:value-type="float">
            <text:p>0.000433262</text:p>
          </table:table-cell>
          <table:table-cell office:value-type="float" office:value="119" calcext:value-type="float">
            <text:p>119</text:p>
          </table:table-cell>
          <table:table-cell office:value-type="float" office:value="0.00131444" calcext:value-type="float">
            <text:p>0.0013144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00876932" calcext:value-type="float">
            <text:p>0.000876932</text:p>
          </table:table-cell>
          <table:table-cell office:value-type="float" office:value="1810" calcext:value-type="float">
            <text:p>181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32444" calcext:value-type="float">
            <text:p>0.000432444</text:p>
          </table:table-cell>
          <table:table-cell office:value-type="float" office:value="130" calcext:value-type="float">
            <text:p>130</text:p>
          </table:table-cell>
          <table:table-cell office:value-type="float" office:value="0.00130938" calcext:value-type="float">
            <text:p>0.0013093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00875422" calcext:value-type="float">
            <text:p>0.000875422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36729" calcext:value-type="float">
            <text:p>0.000436729</text:p>
          </table:table-cell>
          <table:table-cell office:value-type="float" office:value="118" calcext:value-type="float">
            <text:p>118</text:p>
          </table:table-cell>
          <table:table-cell office:value-type="float" office:value="0.00131215" calcext:value-type="float">
            <text:p>0.0013121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00880705" calcext:value-type="float">
            <text:p>0.000880705</text:p>
          </table:table-cell>
          <table:table-cell office:value-type="float" office:value="1793" calcext:value-type="float">
            <text:p>179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45466" calcext:value-type="float">
            <text:p>0.000445466</text:p>
          </table:table-cell>
          <table:table-cell office:value-type="float" office:value="126" calcext:value-type="float">
            <text:p>126</text:p>
          </table:table-cell>
          <table:table-cell office:value-type="float" office:value="0.00132617" calcext:value-type="float">
            <text:p>0.0013261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0086505" calcext:value-type="float">
            <text:p>0.00086505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37253" calcext:value-type="float">
            <text:p>0.000437253</text:p>
          </table:table-cell>
          <table:table-cell office:value-type="float" office:value="108" calcext:value-type="float">
            <text:p>108</text:p>
          </table:table-cell>
          <table:table-cell office:value-type="float" office:value="0.0013023" calcext:value-type="float">
            <text:p>0.00130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00862488" calcext:value-type="float">
            <text:p>0.000862488</text:p>
          </table:table-cell>
          <table:table-cell office:value-type="float" office:value="1788" calcext:value-type="float">
            <text:p>1788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538908" calcext:value-type="float">
            <text:p>0.000538908</text:p>
          </table:table-cell>
          <table:table-cell office:value-type="float" office:value="123" calcext:value-type="float">
            <text:p>123</text:p>
          </table:table-cell>
          <table:table-cell office:value-type="float" office:value="0.0014014" calcext:value-type="float">
            <text:p>0.00140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00869632" calcext:value-type="float">
            <text:p>0.000869632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73325" calcext:value-type="float">
            <text:p>0.000473325</text:p>
          </table:table-cell>
          <table:table-cell office:value-type="float" office:value="131" calcext:value-type="float">
            <text:p>131</text:p>
          </table:table-cell>
          <table:table-cell office:value-type="float" office:value="0.00134296" calcext:value-type="float">
            <text:p>0.0013429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00882316" calcext:value-type="float">
            <text:p>0.000882316</text:p>
          </table:table-cell>
          <table:table-cell office:value-type="float" office:value="1749" calcext:value-type="float">
            <text:p>1749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395087" calcext:value-type="float">
            <text:p>0.000395087</text:p>
          </table:table-cell>
          <table:table-cell office:value-type="float" office:value="125" calcext:value-type="float">
            <text:p>125</text:p>
          </table:table-cell>
          <table:table-cell office:value-type="float" office:value="0.0012774" calcext:value-type="float">
            <text:p>0.001277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0088438" calcext:value-type="float">
            <text:p>0.00088438</text:p>
          </table:table-cell>
          <table:table-cell office:value-type="float" office:value="1770" calcext:value-type="float">
            <text:p>177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435082" calcext:value-type="float">
            <text:p>0.000435082</text:p>
          </table:table-cell>
          <table:table-cell office:value-type="float" office:value="119" calcext:value-type="float">
            <text:p>119</text:p>
          </table:table-cell>
          <table:table-cell office:value-type="float" office:value="0.00131946" calcext:value-type="float">
            <text:p>0.0013194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000886295" calcext:value-type="float">
            <text:p>0.000886295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230914" calcext:value-type="float">
            <text:p>0.00230914</text:p>
          </table:table-cell>
          <table:table-cell office:value-type="float" office:value="0" calcext:value-type="float">
            <text:p>0</text:p>
          </table:table-cell>
          <table:table-cell office:value-type="float" office:value="0.00319544" calcext:value-type="float">
            <text:p>0.0031954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000881023" calcext:value-type="float">
            <text:p>0.000881023</text:p>
          </table:table-cell>
          <table:table-cell office:value-type="float" office:value="1832" calcext:value-type="float">
            <text:p>183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271334" calcext:value-type="float">
            <text:p>0.00271334</text:p>
          </table:table-cell>
          <table:table-cell office:value-type="float" office:value="122" calcext:value-type="float">
            <text:p>122</text:p>
          </table:table-cell>
          <table:table-cell office:value-type="float" office:value="0.00359437" calcext:value-type="float">
            <text:p>0.0035943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000886536" calcext:value-type="float">
            <text:p>0.000886536</text:p>
          </table:table-cell>
          <table:table-cell office:value-type="float" office:value="1810" calcext:value-type="float">
            <text:p>181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232615" calcext:value-type="float">
            <text:p>0.00232615</text:p>
          </table:table-cell>
          <table:table-cell office:value-type="float" office:value="122" calcext:value-type="float">
            <text:p>122</text:p>
          </table:table-cell>
          <table:table-cell office:value-type="float" office:value="0.00321269" calcext:value-type="float">
            <text:p>0.0032126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0008749" calcext:value-type="float">
            <text:p>0.0008749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264034" calcext:value-type="float">
            <text:p>0.00264034</text:p>
          </table:table-cell>
          <table:table-cell office:value-type="float" office:value="115" calcext:value-type="float">
            <text:p>115</text:p>
          </table:table-cell>
          <table:table-cell office:value-type="float" office:value="0.00351524" calcext:value-type="float">
            <text:p>0.0035152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00087784" calcext:value-type="float">
            <text:p>0.00087784</text:p>
          </table:table-cell>
          <table:table-cell office:value-type="float" office:value="1793" calcext:value-type="float">
            <text:p>179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229032" calcext:value-type="float">
            <text:p>0.00229032</text:p>
          </table:table-cell>
          <table:table-cell office:value-type="float" office:value="129" calcext:value-type="float">
            <text:p>129</text:p>
          </table:table-cell>
          <table:table-cell office:value-type="float" office:value="0.00316816" calcext:value-type="float">
            <text:p>0.0031681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000870453" calcext:value-type="float">
            <text:p>0.000870453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415647" calcext:value-type="float">
            <text:p>0.00415647</text:p>
          </table:table-cell>
          <table:table-cell office:value-type="float" office:value="107" calcext:value-type="float">
            <text:p>107</text:p>
          </table:table-cell>
          <table:table-cell office:value-type="float" office:value="0.00502693" calcext:value-type="float">
            <text:p>0.005026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000908532" calcext:value-type="float">
            <text:p>0.000908532</text:p>
          </table:table-cell>
          <table:table-cell office:value-type="float" office:value="1788" calcext:value-type="float">
            <text:p>1788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419874" calcext:value-type="float">
            <text:p>0.00419874</text:p>
          </table:table-cell>
          <table:table-cell office:value-type="float" office:value="120" calcext:value-type="float">
            <text:p>120</text:p>
          </table:table-cell>
          <table:table-cell office:value-type="float" office:value="0.00510727" calcext:value-type="float">
            <text:p>0.005107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00090137" calcext:value-type="float">
            <text:p>0.00090137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406705" calcext:value-type="float">
            <text:p>0.00406705</text:p>
          </table:table-cell>
          <table:table-cell office:value-type="float" office:value="126" calcext:value-type="float">
            <text:p>126</text:p>
          </table:table-cell>
          <table:table-cell office:value-type="float" office:value="0.00496842" calcext:value-type="float">
            <text:p>0.0049684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000933024" calcext:value-type="float">
            <text:p>0.000933024</text:p>
          </table:table-cell>
          <table:table-cell office:value-type="float" office:value="1749" calcext:value-type="float">
            <text:p>1749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399966" calcext:value-type="float">
            <text:p>0.00399966</text:p>
          </table:table-cell>
          <table:table-cell office:value-type="float" office:value="122" calcext:value-type="float">
            <text:p>122</text:p>
          </table:table-cell>
          <table:table-cell office:value-type="float" office:value="0.00493268" calcext:value-type="float">
            <text:p>0.0049326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000699373" calcext:value-type="float">
            <text:p>0.000699373</text:p>
          </table:table-cell>
          <table:table-cell office:value-type="float" office:value="1770" calcext:value-type="float">
            <text:p>177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327501" calcext:value-type="float">
            <text:p>0.00327501</text:p>
          </table:table-cell>
          <table:table-cell office:value-type="float" office:value="118" calcext:value-type="float">
            <text:p>118</text:p>
          </table:table-cell>
          <table:table-cell office:value-type="float" office:value="0.00397438" calcext:value-type="float">
            <text:p>0.0039743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00799197" calcext:value-type="float">
            <text:p>0.000799197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9269" calcext:value-type="float">
            <text:p>0.0209269</text:p>
          </table:table-cell>
          <table:table-cell office:value-type="float" office:value="0" calcext:value-type="float">
            <text:p>0</text:p>
          </table:table-cell>
          <table:table-cell office:value-type="float" office:value="0.0217261" calcext:value-type="float">
            <text:p>0.021726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00890602" calcext:value-type="float">
            <text:p>0.000890602</text:p>
          </table:table-cell>
          <table:table-cell office:value-type="float" office:value="1832" calcext:value-type="float">
            <text:p>183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1036" calcext:value-type="float">
            <text:p>0.0201036</text:p>
          </table:table-cell>
          <table:table-cell office:value-type="float" office:value="98" calcext:value-type="float">
            <text:p>98</text:p>
          </table:table-cell>
          <table:table-cell office:value-type="float" office:value="0.0209942" calcext:value-type="float">
            <text:p>0.020994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00882456" calcext:value-type="float">
            <text:p>0.000882456</text:p>
          </table:table-cell>
          <table:table-cell office:value-type="float" office:value="1810" calcext:value-type="float">
            <text:p>181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8508" calcext:value-type="float">
            <text:p>0.0208508</text:p>
          </table:table-cell>
          <table:table-cell office:value-type="float" office:value="99" calcext:value-type="float">
            <text:p>99</text:p>
          </table:table-cell>
          <table:table-cell office:value-type="float" office:value="0.0217333" calcext:value-type="float">
            <text:p>0.021733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00874772" calcext:value-type="float">
            <text:p>0.000874772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7551" calcext:value-type="float">
            <text:p>0.0207551</text:p>
          </table:table-cell>
          <table:table-cell office:value-type="float" office:value="91" calcext:value-type="float">
            <text:p>91</text:p>
          </table:table-cell>
          <table:table-cell office:value-type="float" office:value="0.0216299" calcext:value-type="float">
            <text:p>0.021629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00877699" calcext:value-type="float">
            <text:p>0.000877699</text:p>
          </table:table-cell>
          <table:table-cell office:value-type="float" office:value="1793" calcext:value-type="float">
            <text:p>179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3087" calcext:value-type="float">
            <text:p>0.0203087</text:p>
          </table:table-cell>
          <table:table-cell office:value-type="float" office:value="98" calcext:value-type="float">
            <text:p>98</text:p>
          </table:table-cell>
          <table:table-cell office:value-type="float" office:value="0.0211864" calcext:value-type="float">
            <text:p>0.021186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00910317" calcext:value-type="float">
            <text:p>0.000910317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8563" calcext:value-type="float">
            <text:p>0.0208563</text:p>
          </table:table-cell>
          <table:table-cell office:value-type="float" office:value="85" calcext:value-type="float">
            <text:p>85</text:p>
          </table:table-cell>
          <table:table-cell office:value-type="float" office:value="0.0217666" calcext:value-type="float">
            <text:p>0.021766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0087728" calcext:value-type="float">
            <text:p>0.00087728</text:p>
          </table:table-cell>
          <table:table-cell office:value-type="float" office:value="1788" calcext:value-type="float">
            <text:p>1788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4215" calcext:value-type="float">
            <text:p>0.0204215</text:p>
          </table:table-cell>
          <table:table-cell office:value-type="float" office:value="99" calcext:value-type="float">
            <text:p>99</text:p>
          </table:table-cell>
          <table:table-cell office:value-type="float" office:value="0.0212987" calcext:value-type="float">
            <text:p>0.021298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00871121" calcext:value-type="float">
            <text:p>0.000871121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3345" calcext:value-type="float">
            <text:p>0.0203345</text:p>
          </table:table-cell>
          <table:table-cell office:value-type="float" office:value="102" calcext:value-type="float">
            <text:p>102</text:p>
          </table:table-cell>
          <table:table-cell office:value-type="float" office:value="0.0212056" calcext:value-type="float">
            <text:p>0.02120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00887722" calcext:value-type="float">
            <text:p>0.000887722</text:p>
          </table:table-cell>
          <table:table-cell office:value-type="float" office:value="1749" calcext:value-type="float">
            <text:p>1749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2369" calcext:value-type="float">
            <text:p>0.0202369</text:p>
          </table:table-cell>
          <table:table-cell office:value-type="float" office:value="101" calcext:value-type="float">
            <text:p>101</text:p>
          </table:table-cell>
          <table:table-cell office:value-type="float" office:value="0.0211246" calcext:value-type="float">
            <text:p>0.021124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00885843" calcext:value-type="float">
            <text:p>0.000885843</text:p>
          </table:table-cell>
          <table:table-cell office:value-type="float" office:value="1770" calcext:value-type="float">
            <text:p>177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01972" calcext:value-type="float">
            <text:p>0.0201972</text:p>
          </table:table-cell>
          <table:table-cell office:value-type="float" office:value="105" calcext:value-type="float">
            <text:p>105</text:p>
          </table:table-cell>
          <table:table-cell office:value-type="float" office:value="0.0210831" calcext:value-type="float">
            <text:p>0.02108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0089873" calcext:value-type="float">
            <text:p>0.00089873</text:p>
          </table:table-cell>
          <table:table-cell office:value-type="float" office:value="1824" calcext:value-type="float">
            <text:p>1824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0501" calcext:value-type="float">
            <text:p>0.0100501</text:p>
          </table:table-cell>
          <table:table-cell office:value-type="float" office:value="0" calcext:value-type="float">
            <text:p>0</text:p>
          </table:table-cell>
          <table:table-cell office:value-type="float" office:value="0.0109488" calcext:value-type="float">
            <text:p>0.010948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00887758" calcext:value-type="float">
            <text:p>0.000887758</text:p>
          </table:table-cell>
          <table:table-cell office:value-type="float" office:value="1832" calcext:value-type="float">
            <text:p>183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2261" calcext:value-type="float">
            <text:p>0.0102261</text:p>
          </table:table-cell>
          <table:table-cell office:value-type="float" office:value="132" calcext:value-type="float">
            <text:p>132</text:p>
          </table:table-cell>
          <table:table-cell office:value-type="float" office:value="0.0111138" calcext:value-type="float">
            <text:p>0.011113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00883786" calcext:value-type="float">
            <text:p>0.000883786</text:p>
          </table:table-cell>
          <table:table-cell office:value-type="float" office:value="1810" calcext:value-type="float">
            <text:p>1810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3474" calcext:value-type="float">
            <text:p>0.0103474</text:p>
          </table:table-cell>
          <table:table-cell office:value-type="float" office:value="131" calcext:value-type="float">
            <text:p>131</text:p>
          </table:table-cell>
          <table:table-cell office:value-type="float" office:value="0.0112312" calcext:value-type="float">
            <text:p>0.01123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00880483" calcext:value-type="float">
            <text:p>0.000880483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1967" calcext:value-type="float">
            <text:p>0.0101967</text:p>
          </table:table-cell>
          <table:table-cell office:value-type="float" office:value="126" calcext:value-type="float">
            <text:p>126</text:p>
          </table:table-cell>
          <table:table-cell office:value-type="float" office:value="0.0110772" calcext:value-type="float">
            <text:p>0.011077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0087874" calcext:value-type="float">
            <text:p>0.00087874</text:p>
          </table:table-cell>
          <table:table-cell office:value-type="float" office:value="1793" calcext:value-type="float">
            <text:p>1793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1279" calcext:value-type="float">
            <text:p>0.0101279</text:p>
          </table:table-cell>
          <table:table-cell office:value-type="float" office:value="138" calcext:value-type="float">
            <text:p>138</text:p>
          </table:table-cell>
          <table:table-cell office:value-type="float" office:value="0.0110066" calcext:value-type="float">
            <text:p>0.011006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00855549" calcext:value-type="float">
            <text:p>0.000855549</text:p>
          </table:table-cell>
          <table:table-cell office:value-type="float" office:value="1796" calcext:value-type="float">
            <text:p>1796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8555" calcext:value-type="float">
            <text:p>0.0108555</text:p>
          </table:table-cell>
          <table:table-cell office:value-type="float" office:value="135" calcext:value-type="float">
            <text:p>135</text:p>
          </table:table-cell>
          <table:table-cell office:value-type="float" office:value="0.0117111" calcext:value-type="float">
            <text:p>0.011711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00911943" calcext:value-type="float">
            <text:p>0.000911943</text:p>
          </table:table-cell>
          <table:table-cell office:value-type="float" office:value="1788" calcext:value-type="float">
            <text:p>1788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10484" calcext:value-type="float">
            <text:p>0.0110484</text:p>
          </table:table-cell>
          <table:table-cell office:value-type="float" office:value="136" calcext:value-type="float">
            <text:p>136</text:p>
          </table:table-cell>
          <table:table-cell office:value-type="float" office:value="0.0119604" calcext:value-type="float">
            <text:p>0.011960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00864179" calcext:value-type="float">
            <text:p>0.000864179</text:p>
          </table:table-cell>
          <table:table-cell office:value-type="float" office:value="1695" calcext:value-type="float">
            <text:p>1695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515" calcext:value-type="float">
            <text:p>0.010515</text:p>
          </table:table-cell>
          <table:table-cell office:value-type="float" office:value="135" calcext:value-type="float">
            <text:p>135</text:p>
          </table:table-cell>
          <table:table-cell office:value-type="float" office:value="0.0113792" calcext:value-type="float">
            <text:p>0.011379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00888909" calcext:value-type="float">
            <text:p>0.000888909</text:p>
          </table:table-cell>
          <table:table-cell office:value-type="float" office:value="1749" calcext:value-type="float">
            <text:p>1749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11322" calcext:value-type="float">
            <text:p>0.0111322</text:p>
          </table:table-cell>
          <table:table-cell office:value-type="float" office:value="133" calcext:value-type="float">
            <text:p>133</text:p>
          </table:table-cell>
          <table:table-cell office:value-type="float" office:value="0.0120211" calcext:value-type="float">
            <text:p>0.012021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00892712" calcext:value-type="float">
            <text:p>0.000892712</text:p>
          </table:table-cell>
          <table:table-cell office:value-type="float" office:value="1770" calcext:value-type="float">
            <text:p>177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104874" calcext:value-type="float">
            <text:p>0.0104874</text:p>
          </table:table-cell>
          <table:table-cell office:value-type="float" office:value="120" calcext:value-type="float">
            <text:p>120</text:p>
          </table:table-cell>
          <table:table-cell office:value-type="float" office:value="0.0113801" calcext:value-type="float">
            <text:p>0.011380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184442" calcext:value-type="float">
            <text:p>0.184442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212.496" calcext:value-type="float">
            <text:p>212.496</text:p>
          </table:table-cell>
          <table:table-cell office:value-type="float" office:value="0.153863" calcext:value-type="float">
            <text:p>0.153863</text:p>
          </table:table-cell>
          <table:table-cell office:value-type="float" office:value="0" calcext:value-type="float">
            <text:p>0</text:p>
          </table:table-cell>
          <table:table-cell office:value-type="float" office:value="0.338305" calcext:value-type="float">
            <text:p>0.33830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183495" calcext:value-type="float">
            <text:p>0.183495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1.7853" calcext:value-type="float">
            <text:p>21.7853</text:p>
          </table:table-cell>
          <table:table-cell office:value-type="float" office:value="212.129" calcext:value-type="float">
            <text:p>212.129</text:p>
          </table:table-cell>
          <table:table-cell office:value-type="float" office:value="0.157751" calcext:value-type="float">
            <text:p>0.157751</text:p>
          </table:table-cell>
          <table:table-cell office:value-type="float" office:value="171" calcext:value-type="float">
            <text:p>171</text:p>
          </table:table-cell>
          <table:table-cell office:value-type="float" office:value="0.341246" calcext:value-type="float">
            <text:p>0.34124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186629" calcext:value-type="float">
            <text:p>0.186629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191.029" calcext:value-type="float">
            <text:p>191.029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176" calcext:value-type="float">
            <text:p>176</text:p>
          </table:table-cell>
          <table:table-cell office:value-type="float" office:value="0.343894" calcext:value-type="float">
            <text:p>0.34389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185456" calcext:value-type="float">
            <text:p>0.185456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159.23" calcext:value-type="float">
            <text:p>159.23</text:p>
          </table:table-cell>
          <table:table-cell office:value-type="float" office:value="0.159655" calcext:value-type="float">
            <text:p>0.159655</text:p>
          </table:table-cell>
          <table:table-cell office:value-type="float" office:value="157" calcext:value-type="float">
            <text:p>157</text:p>
          </table:table-cell>
          <table:table-cell office:value-type="float" office:value="0.345111" calcext:value-type="float">
            <text:p>0.34511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183194" calcext:value-type="float">
            <text:p>0.183194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2.5911" calcext:value-type="float">
            <text:p>22.5911</text:p>
          </table:table-cell>
          <table:table-cell office:value-type="float" office:value="220.702" calcext:value-type="float">
            <text:p>220.702</text:p>
          </table:table-cell>
          <table:table-cell office:value-type="float" office:value="0.155203" calcext:value-type="float">
            <text:p>0.155203</text:p>
          </table:table-cell>
          <table:table-cell office:value-type="float" office:value="176" calcext:value-type="float">
            <text:p>176</text:p>
          </table:table-cell>
          <table:table-cell office:value-type="float" office:value="0.338396" calcext:value-type="float">
            <text:p>0.33839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0.156655" calcext:value-type="float">
            <text:p>0.156655</text:p>
          </table:table-cell>
          <table:table-cell office:value-type="float" office:value="174" calcext:value-type="float">
            <text:p>174</text:p>
          </table:table-cell>
          <table:table-cell office:value-type="float" office:value="0.344896" calcext:value-type="float">
            <text:p>0.34489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182985" calcext:value-type="float">
            <text:p>0.182985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1.8014" calcext:value-type="float">
            <text:p>21.8014</text:p>
          </table:table-cell>
          <table:table-cell office:value-type="float" office:value="215.379" calcext:value-type="float">
            <text:p>215.379</text:p>
          </table:table-cell>
          <table:table-cell office:value-type="float" office:value="0.156383" calcext:value-type="float">
            <text:p>0.156383</text:p>
          </table:table-cell>
          <table:table-cell office:value-type="float" office:value="188" calcext:value-type="float">
            <text:p>188</text:p>
          </table:table-cell>
          <table:table-cell office:value-type="float" office:value="0.339368" calcext:value-type="float">
            <text:p>0.33936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182221" calcext:value-type="float">
            <text:p>0.182221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2.1472" calcext:value-type="float">
            <text:p>22.1472</text:p>
          </table:table-cell>
          <table:table-cell office:value-type="float" office:value="226.018" calcext:value-type="float">
            <text:p>226.018</text:p>
          </table:table-cell>
          <table:table-cell office:value-type="float" office:value="0.155587" calcext:value-type="float">
            <text:p>0.155587</text:p>
          </table:table-cell>
          <table:table-cell office:value-type="float" office:value="173" calcext:value-type="float">
            <text:p>173</text:p>
          </table:table-cell>
          <table:table-cell office:value-type="float" office:value="0.337808" calcext:value-type="float">
            <text:p>0.33780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185552" calcext:value-type="float">
            <text:p>0.18555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2.5558" calcext:value-type="float">
            <text:p>22.5558</text:p>
          </table:table-cell>
          <table:table-cell office:value-type="float" office:value="230.701" calcext:value-type="float">
            <text:p>230.701</text:p>
          </table:table-cell>
          <table:table-cell office:value-type="float" office:value="0.156457" calcext:value-type="float">
            <text:p>0.156457</text:p>
          </table:table-cell>
          <table:table-cell office:value-type="float" office:value="171" calcext:value-type="float">
            <text:p>171</text:p>
          </table:table-cell>
          <table:table-cell office:value-type="float" office:value="0.342009" calcext:value-type="float">
            <text:p>0.34200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189378" calcext:value-type="float">
            <text:p>0.189378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2.0389" calcext:value-type="float">
            <text:p>22.0389</text:p>
          </table:table-cell>
          <table:table-cell office:value-type="float" office:value="215.124" calcext:value-type="float">
            <text:p>215.124</text:p>
          </table:table-cell>
          <table:table-cell office:value-type="float" office:value="0.15777" calcext:value-type="float">
            <text:p>0.15777</text:p>
          </table:table-cell>
          <table:table-cell office:value-type="float" office:value="184" calcext:value-type="float">
            <text:p>184</text:p>
          </table:table-cell>
          <table:table-cell office:value-type="float" office:value="0.347148" calcext:value-type="float">
            <text:p>0.34714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187527" calcext:value-type="float">
            <text:p>0.187527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212.496" calcext:value-type="float">
            <text:p>212.496</text:p>
          </table:table-cell>
          <table:table-cell office:value-type="float" office:value="0.000554967" calcext:value-type="float">
            <text:p>0.000554967</text:p>
          </table:table-cell>
          <table:table-cell office:value-type="float" office:value="0" calcext:value-type="float">
            <text:p>0</text:p>
          </table:table-cell>
          <table:table-cell office:value-type="float" office:value="0.188082" calcext:value-type="float">
            <text:p>0.18808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185289" calcext:value-type="float">
            <text:p>0.185289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1.7853" calcext:value-type="float">
            <text:p>21.7853</text:p>
          </table:table-cell>
          <table:table-cell office:value-type="float" office:value="212.129" calcext:value-type="float">
            <text:p>212.129</text:p>
          </table:table-cell>
          <table:table-cell office:value-type="float" office:value="0.000651441" calcext:value-type="float">
            <text:p>0.000651441</text:p>
          </table:table-cell>
          <table:table-cell office:value-type="float" office:value="178" calcext:value-type="float">
            <text:p>178</text:p>
          </table:table-cell>
          <table:table-cell office:value-type="float" office:value="0.18594" calcext:value-type="float">
            <text:p>0.1859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186115" calcext:value-type="float">
            <text:p>0.186115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191.029" calcext:value-type="float">
            <text:p>191.029</text:p>
          </table:table-cell>
          <table:table-cell office:value-type="float" office:value="0.000570614" calcext:value-type="float">
            <text:p>0.000570614</text:p>
          </table:table-cell>
          <table:table-cell office:value-type="float" office:value="205" calcext:value-type="float">
            <text:p>205</text:p>
          </table:table-cell>
          <table:table-cell office:value-type="float" office:value="0.186685" calcext:value-type="float">
            <text:p>0.18668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185792" calcext:value-type="float">
            <text:p>0.185792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159.23" calcext:value-type="float">
            <text:p>159.23</text:p>
          </table:table-cell>
          <table:table-cell office:value-type="float" office:value="0.000659324" calcext:value-type="float">
            <text:p>0.000659324</text:p>
          </table:table-cell>
          <table:table-cell office:value-type="float" office:value="185" calcext:value-type="float">
            <text:p>185</text:p>
          </table:table-cell>
          <table:table-cell office:value-type="float" office:value="0.186451" calcext:value-type="float">
            <text:p>0.18645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184181" calcext:value-type="float">
            <text:p>0.184181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2.5911" calcext:value-type="float">
            <text:p>22.5911</text:p>
          </table:table-cell>
          <table:table-cell office:value-type="float" office:value="220.702" calcext:value-type="float">
            <text:p>220.702</text:p>
          </table:table-cell>
          <table:table-cell office:value-type="float" office:value="0.000603162" calcext:value-type="float">
            <text:p>0.000603162</text:p>
          </table:table-cell>
          <table:table-cell office:value-type="float" office:value="179" calcext:value-type="float">
            <text:p>179</text:p>
          </table:table-cell>
          <table:table-cell office:value-type="float" office:value="0.184784" calcext:value-type="float">
            <text:p>0.18478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187594" calcext:value-type="float">
            <text:p>0.187594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0.000644883" calcext:value-type="float">
            <text:p>0.000644883</text:p>
          </table:table-cell>
          <table:table-cell office:value-type="float" office:value="183" calcext:value-type="float">
            <text:p>183</text:p>
          </table:table-cell>
          <table:table-cell office:value-type="float" office:value="0.188239" calcext:value-type="float">
            <text:p>0.18823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188727" calcext:value-type="float">
            <text:p>0.18872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1.8014" calcext:value-type="float">
            <text:p>21.8014</text:p>
          </table:table-cell>
          <table:table-cell office:value-type="float" office:value="215.379" calcext:value-type="float">
            <text:p>215.379</text:p>
          </table:table-cell>
          <table:table-cell office:value-type="float" office:value="0.000741939" calcext:value-type="float">
            <text:p>0.000741939</text:p>
          </table:table-cell>
          <table:table-cell office:value-type="float" office:value="195" calcext:value-type="float">
            <text:p>195</text:p>
          </table:table-cell>
          <table:table-cell office:value-type="float" office:value="0.189469" calcext:value-type="float">
            <text:p>0.18946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18387" calcext:value-type="float">
            <text:p>0.18387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2.1472" calcext:value-type="float">
            <text:p>22.1472</text:p>
          </table:table-cell>
          <table:table-cell office:value-type="float" office:value="226.018" calcext:value-type="float">
            <text:p>226.018</text:p>
          </table:table-cell>
          <table:table-cell office:value-type="float" office:value="0.000583881" calcext:value-type="float">
            <text:p>0.000583881</text:p>
          </table:table-cell>
          <table:table-cell office:value-type="float" office:value="207" calcext:value-type="float">
            <text:p>207</text:p>
          </table:table-cell>
          <table:table-cell office:value-type="float" office:value="0.184454" calcext:value-type="float">
            <text:p>0.18445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18476" calcext:value-type="float">
            <text:p>0.18476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2.5558" calcext:value-type="float">
            <text:p>22.5558</text:p>
          </table:table-cell>
          <table:table-cell office:value-type="float" office:value="230.701" calcext:value-type="float">
            <text:p>230.701</text:p>
          </table:table-cell>
          <table:table-cell office:value-type="float" office:value="0.000622853" calcext:value-type="float">
            <text:p>0.000622853</text:p>
          </table:table-cell>
          <table:table-cell office:value-type="float" office:value="189" calcext:value-type="float">
            <text:p>189</text:p>
          </table:table-cell>
          <table:table-cell office:value-type="float" office:value="0.185383" calcext:value-type="float">
            <text:p>0.18538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188634" calcext:value-type="float">
            <text:p>0.188634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2.0389" calcext:value-type="float">
            <text:p>22.0389</text:p>
          </table:table-cell>
          <table:table-cell office:value-type="float" office:value="215.124" calcext:value-type="float">
            <text:p>215.124</text:p>
          </table:table-cell>
          <table:table-cell office:value-type="float" office:value="0.000593514" calcext:value-type="float">
            <text:p>0.000593514</text:p>
          </table:table-cell>
          <table:table-cell office:value-type="float" office:value="183" calcext:value-type="float">
            <text:p>183</text:p>
          </table:table-cell>
          <table:table-cell office:value-type="float" office:value="0.189228" calcext:value-type="float">
            <text:p>0.18922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186948" calcext:value-type="float">
            <text:p>0.186948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212.496" calcext:value-type="float">
            <text:p>212.496</text:p>
          </table:table-cell>
          <table:table-cell office:value-type="float" office:value="0.00867508" calcext:value-type="float">
            <text:p>0.00867508</text:p>
          </table:table-cell>
          <table:table-cell office:value-type="float" office:value="0" calcext:value-type="float">
            <text:p>0</text:p>
          </table:table-cell>
          <table:table-cell office:value-type="float" office:value="0.195624" calcext:value-type="float">
            <text:p>0.1956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1.7853" calcext:value-type="float">
            <text:p>21.7853</text:p>
          </table:table-cell>
          <table:table-cell office:value-type="float" office:value="212.129" calcext:value-type="float">
            <text:p>212.129</text:p>
          </table:table-cell>
          <table:table-cell office:value-type="float" office:value="0.0132361" calcext:value-type="float">
            <text:p>0.0132361</text:p>
          </table:table-cell>
          <table:table-cell office:value-type="float" office:value="160" calcext:value-type="float">
            <text:p>160</text:p>
          </table:table-cell>
          <table:table-cell office:value-type="float" office:value="0.201396" calcext:value-type="float">
            <text:p>0.20139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192074" calcext:value-type="float">
            <text:p>0.192074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191.029" calcext:value-type="float">
            <text:p>191.029</text:p>
          </table:table-cell>
          <table:table-cell office:value-type="float" office:value="0.00800963" calcext:value-type="float">
            <text:p>0.00800963</text:p>
          </table:table-cell>
          <table:table-cell office:value-type="float" office:value="171" calcext:value-type="float">
            <text:p>171</text:p>
          </table:table-cell>
          <table:table-cell office:value-type="float" office:value="0.200083" calcext:value-type="float">
            <text:p>0.20008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159.23" calcext:value-type="float">
            <text:p>159.23</text:p>
          </table:table-cell>
          <table:table-cell office:value-type="float" office:value="0.00871205" calcext:value-type="float">
            <text:p>0.00871205</text:p>
          </table:table-cell>
          <table:table-cell office:value-type="float" office:value="157" calcext:value-type="float">
            <text:p>157</text:p>
          </table:table-cell>
          <table:table-cell office:value-type="float" office:value="0.196535" calcext:value-type="float">
            <text:p>0.19653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185061" calcext:value-type="float">
            <text:p>0.185061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2.5911" calcext:value-type="float">
            <text:p>22.5911</text:p>
          </table:table-cell>
          <table:table-cell office:value-type="float" office:value="220.702" calcext:value-type="float">
            <text:p>220.702</text:p>
          </table:table-cell>
          <table:table-cell office:value-type="float" office:value="0.00813749" calcext:value-type="float">
            <text:p>0.00813749</text:p>
          </table:table-cell>
          <table:table-cell office:value-type="float" office:value="170" calcext:value-type="float">
            <text:p>170</text:p>
          </table:table-cell>
          <table:table-cell office:value-type="float" office:value="0.193199" calcext:value-type="float">
            <text:p>0.19319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186024" calcext:value-type="float">
            <text:p>0.186024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0.00860945" calcext:value-type="float">
            <text:p>0.00860945</text:p>
          </table:table-cell>
          <table:table-cell office:value-type="float" office:value="154" calcext:value-type="float">
            <text:p>154</text:p>
          </table:table-cell>
          <table:table-cell office:value-type="float" office:value="0.194633" calcext:value-type="float">
            <text:p>0.19463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183513" calcext:value-type="float">
            <text:p>0.183513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1.8014" calcext:value-type="float">
            <text:p>21.8014</text:p>
          </table:table-cell>
          <table:table-cell office:value-type="float" office:value="215.379" calcext:value-type="float">
            <text:p>215.379</text:p>
          </table:table-cell>
          <table:table-cell office:value-type="float" office:value="0.0078525" calcext:value-type="float">
            <text:p>0.0078525</text:p>
          </table:table-cell>
          <table:table-cell office:value-type="float" office:value="180" calcext:value-type="float">
            <text:p>180</text:p>
          </table:table-cell>
          <table:table-cell office:value-type="float" office:value="0.191366" calcext:value-type="float">
            <text:p>0.19136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184729" calcext:value-type="float">
            <text:p>0.184729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2.1472" calcext:value-type="float">
            <text:p>22.1472</text:p>
          </table:table-cell>
          <table:table-cell office:value-type="float" office:value="226.018" calcext:value-type="float">
            <text:p>226.018</text:p>
          </table:table-cell>
          <table:table-cell office:value-type="float" office:value="0.00813225" calcext:value-type="float">
            <text:p>0.00813225</text:p>
          </table:table-cell>
          <table:table-cell office:value-type="float" office:value="171" calcext:value-type="float">
            <text:p>171</text:p>
          </table:table-cell>
          <table:table-cell office:value-type="float" office:value="0.192861" calcext:value-type="float">
            <text:p>0.19286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18631" calcext:value-type="float">
            <text:p>0.18631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2.5558" calcext:value-type="float">
            <text:p>22.5558</text:p>
          </table:table-cell>
          <table:table-cell office:value-type="float" office:value="230.701" calcext:value-type="float">
            <text:p>230.701</text:p>
          </table:table-cell>
          <table:table-cell office:value-type="float" office:value="0.00792189" calcext:value-type="float">
            <text:p>0.00792189</text:p>
          </table:table-cell>
          <table:table-cell office:value-type="float" office:value="175" calcext:value-type="float">
            <text:p>175</text:p>
          </table:table-cell>
          <table:table-cell office:value-type="float" office:value="0.194232" calcext:value-type="float">
            <text:p>0.19423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186991" calcext:value-type="float">
            <text:p>0.186991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2.0389" calcext:value-type="float">
            <text:p>22.0389</text:p>
          </table:table-cell>
          <table:table-cell office:value-type="float" office:value="215.124" calcext:value-type="float">
            <text:p>215.124</text:p>
          </table:table-cell>
          <table:table-cell office:value-type="float" office:value="0.00797197" calcext:value-type="float">
            <text:p>0.00797197</text:p>
          </table:table-cell>
          <table:table-cell office:value-type="float" office:value="172" calcext:value-type="float">
            <text:p>172</text:p>
          </table:table-cell>
          <table:table-cell office:value-type="float" office:value="0.194963" calcext:value-type="float">
            <text:p>0.19496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18517" calcext:value-type="float">
            <text:p>0.18517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212.496" calcext:value-type="float">
            <text:p>212.496</text:p>
          </table:table-cell>
          <table:table-cell office:value-type="float" office:value="0.0216346" calcext:value-type="float">
            <text:p>0.0216346</text:p>
          </table:table-cell>
          <table:table-cell office:value-type="float" office:value="0" calcext:value-type="float">
            <text:p>0</text:p>
          </table:table-cell>
          <table:table-cell office:value-type="float" office:value="0.206805" calcext:value-type="float">
            <text:p>0.20680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1865" calcext:value-type="float">
            <text:p>0.1865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1.7853" calcext:value-type="float">
            <text:p>21.7853</text:p>
          </table:table-cell>
          <table:table-cell office:value-type="float" office:value="212.129" calcext:value-type="float">
            <text:p>212.129</text:p>
          </table:table-cell>
          <table:table-cell office:value-type="float" office:value="0.0212778" calcext:value-type="float">
            <text:p>0.0212778</text:p>
          </table:table-cell>
          <table:table-cell office:value-type="float" office:value="160" calcext:value-type="float">
            <text:p>160</text:p>
          </table:table-cell>
          <table:table-cell office:value-type="float" office:value="0.207778" calcext:value-type="float">
            <text:p>0.20777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186431" calcext:value-type="float">
            <text:p>0.186431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191.029" calcext:value-type="float">
            <text:p>191.029</text:p>
          </table:table-cell>
          <table:table-cell office:value-type="float" office:value="0.0215513" calcext:value-type="float">
            <text:p>0.0215513</text:p>
          </table:table-cell>
          <table:table-cell office:value-type="float" office:value="177" calcext:value-type="float">
            <text:p>177</text:p>
          </table:table-cell>
          <table:table-cell office:value-type="float" office:value="0.207982" calcext:value-type="float">
            <text:p>0.20798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184881" calcext:value-type="float">
            <text:p>0.184881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159.23" calcext:value-type="float">
            <text:p>159.23</text:p>
          </table:table-cell>
          <table:table-cell office:value-type="float" office:value="0.0214502" calcext:value-type="float">
            <text:p>0.0214502</text:p>
          </table:table-cell>
          <table:table-cell office:value-type="float" office:value="155" calcext:value-type="float">
            <text:p>155</text:p>
          </table:table-cell>
          <table:table-cell office:value-type="float" office:value="0.206331" calcext:value-type="float">
            <text:p>0.20633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2.5911" calcext:value-type="float">
            <text:p>22.5911</text:p>
          </table:table-cell>
          <table:table-cell office:value-type="float" office:value="220.702" calcext:value-type="float">
            <text:p>220.702</text:p>
          </table:table-cell>
          <table:table-cell office:value-type="float" office:value="0.0214024" calcext:value-type="float">
            <text:p>0.0214024</text:p>
          </table:table-cell>
          <table:table-cell office:value-type="float" office:value="173" calcext:value-type="float">
            <text:p>173</text:p>
          </table:table-cell>
          <table:table-cell office:value-type="float" office:value="0.205674" calcext:value-type="float">
            <text:p>0.20567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187751" calcext:value-type="float">
            <text:p>0.187751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0.0215667" calcext:value-type="float">
            <text:p>0.0215667</text:p>
          </table:table-cell>
          <table:table-cell office:value-type="float" office:value="161" calcext:value-type="float">
            <text:p>161</text:p>
          </table:table-cell>
          <table:table-cell office:value-type="float" office:value="0.209318" calcext:value-type="float">
            <text:p>0.20931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185257" calcext:value-type="float">
            <text:p>0.185257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1.8014" calcext:value-type="float">
            <text:p>21.8014</text:p>
          </table:table-cell>
          <table:table-cell office:value-type="float" office:value="215.379" calcext:value-type="float">
            <text:p>215.379</text:p>
          </table:table-cell>
          <table:table-cell office:value-type="float" office:value="0.020983" calcext:value-type="float">
            <text:p>0.020983</text:p>
          </table:table-cell>
          <table:table-cell office:value-type="float" office:value="183" calcext:value-type="float">
            <text:p>183</text:p>
          </table:table-cell>
          <table:table-cell office:value-type="float" office:value="0.20624" calcext:value-type="float">
            <text:p>0.206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186585" calcext:value-type="float">
            <text:p>0.186585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2.1472" calcext:value-type="float">
            <text:p>22.1472</text:p>
          </table:table-cell>
          <table:table-cell office:value-type="float" office:value="226.018" calcext:value-type="float">
            <text:p>226.018</text:p>
          </table:table-cell>
          <table:table-cell office:value-type="float" office:value="0.0209718" calcext:value-type="float">
            <text:p>0.0209718</text:p>
          </table:table-cell>
          <table:table-cell office:value-type="float" office:value="169" calcext:value-type="float">
            <text:p>169</text:p>
          </table:table-cell>
          <table:table-cell office:value-type="float" office:value="0.207557" calcext:value-type="float">
            <text:p>0.20755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183699" calcext:value-type="float">
            <text:p>0.183699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2.5558" calcext:value-type="float">
            <text:p>22.5558</text:p>
          </table:table-cell>
          <table:table-cell office:value-type="float" office:value="230.701" calcext:value-type="float">
            <text:p>230.701</text:p>
          </table:table-cell>
          <table:table-cell office:value-type="float" office:value="0.0211461" calcext:value-type="float">
            <text:p>0.0211461</text:p>
          </table:table-cell>
          <table:table-cell office:value-type="float" office:value="178" calcext:value-type="float">
            <text:p>178</text:p>
          </table:table-cell>
          <table:table-cell office:value-type="float" office:value="0.204845" calcext:value-type="float">
            <text:p>0.20484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196473" calcext:value-type="float">
            <text:p>0.196473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2.0389" calcext:value-type="float">
            <text:p>22.0389</text:p>
          </table:table-cell>
          <table:table-cell office:value-type="float" office:value="215.124" calcext:value-type="float">
            <text:p>215.124</text:p>
          </table:table-cell>
          <table:table-cell office:value-type="float" office:value="0.0217239" calcext:value-type="float">
            <text:p>0.0217239</text:p>
          </table:table-cell>
          <table:table-cell office:value-type="float" office:value="168" calcext:value-type="float">
            <text:p>168</text:p>
          </table:table-cell>
          <table:table-cell office:value-type="float" office:value="0.218196" calcext:value-type="float">
            <text:p>0.21819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184287" calcext:value-type="float">
            <text:p>0.184287</text:p>
          </table:table-cell>
          <table:table-cell office:value-type="float" office:value="2757" calcext:value-type="float">
            <text:p>2757</text:p>
          </table:table-cell>
          <table:table-cell office:value-type="float" office:value="264" calcext:value-type="float">
            <text:p>264</text:p>
          </table:table-cell>
          <table:table-cell office:value-type="float" office:value="21.5492" calcext:value-type="float">
            <text:p>21.5492</text:p>
          </table:table-cell>
          <table:table-cell office:value-type="float" office:value="212.496" calcext:value-type="float">
            <text:p>212.496</text:p>
          </table:table-cell>
          <table:table-cell office:value-type="float" office:value="0.0180336" calcext:value-type="float">
            <text:p>0.0180336</text:p>
          </table:table-cell>
          <table:table-cell office:value-type="float" office:value="0" calcext:value-type="float">
            <text:p>0</text:p>
          </table:table-cell>
          <table:table-cell office:value-type="float" office:value="0.20232" calcext:value-type="float">
            <text:p>0.2023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187199" calcext:value-type="float">
            <text:p>0.187199</text:p>
          </table:table-cell>
          <table:table-cell office:value-type="float" office:value="2777" calcext:value-type="float">
            <text:p>2777</text:p>
          </table:table-cell>
          <table:table-cell office:value-type="float" office:value="282" calcext:value-type="float">
            <text:p>282</text:p>
          </table:table-cell>
          <table:table-cell office:value-type="float" office:value="21.7853" calcext:value-type="float">
            <text:p>21.7853</text:p>
          </table:table-cell>
          <table:table-cell office:value-type="float" office:value="212.129" calcext:value-type="float">
            <text:p>212.129</text:p>
          </table:table-cell>
          <table:table-cell office:value-type="float" office:value="0.0178564" calcext:value-type="float">
            <text:p>0.0178564</text:p>
          </table:table-cell>
          <table:table-cell office:value-type="float" office:value="218" calcext:value-type="float">
            <text:p>218</text:p>
          </table:table-cell>
          <table:table-cell office:value-type="float" office:value="0.205056" calcext:value-type="float">
            <text:p>0.20505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1921" calcext:value-type="float">
            <text:p>0.1921</text:p>
          </table:table-cell>
          <table:table-cell office:value-type="float" office:value="2741" calcext:value-type="float">
            <text:p>2741</text:p>
          </table:table-cell>
          <table:table-cell office:value-type="float" office:value="282" calcext:value-type="float">
            <text:p>282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191.029" calcext:value-type="float">
            <text:p>191.029</text:p>
          </table:table-cell>
          <table:table-cell office:value-type="float" office:value="0.0174389" calcext:value-type="float">
            <text:p>0.0174389</text:p>
          </table:table-cell>
          <table:table-cell office:value-type="float" office:value="231" calcext:value-type="float">
            <text:p>231</text:p>
          </table:table-cell>
          <table:table-cell office:value-type="float" office:value="0.209539" calcext:value-type="float">
            <text:p>0.20953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183946" calcext:value-type="float">
            <text:p>0.183946</text:p>
          </table:table-cell>
          <table:table-cell office:value-type="float" office:value="2735" calcext:value-type="float">
            <text:p>2735</text:p>
          </table:table-cell>
          <table:table-cell office:value-type="float" office:value="277" calcext:value-type="float">
            <text:p>277</text:p>
          </table:table-cell>
          <table:table-cell office:value-type="float" office:value="20.3583" calcext:value-type="float">
            <text:p>20.3583</text:p>
          </table:table-cell>
          <table:table-cell office:value-type="float" office:value="159.23" calcext:value-type="float">
            <text:p>159.23</text:p>
          </table:table-cell>
          <table:table-cell office:value-type="float" office:value="0.0179754" calcext:value-type="float">
            <text:p>0.0179754</text:p>
          </table:table-cell>
          <table:table-cell office:value-type="float" office:value="225" calcext:value-type="float">
            <text:p>225</text:p>
          </table:table-cell>
          <table:table-cell office:value-type="float" office:value="0.201922" calcext:value-type="float">
            <text:p>0.20192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185531" calcext:value-type="float">
            <text:p>0.185531</text:p>
          </table:table-cell>
          <table:table-cell office:value-type="float" office:value="2757" calcext:value-type="float">
            <text:p>2757</text:p>
          </table:table-cell>
          <table:table-cell office:value-type="float" office:value="297" calcext:value-type="float">
            <text:p>297</text:p>
          </table:table-cell>
          <table:table-cell office:value-type="float" office:value="22.5911" calcext:value-type="float">
            <text:p>22.5911</text:p>
          </table:table-cell>
          <table:table-cell office:value-type="float" office:value="220.702" calcext:value-type="float">
            <text:p>220.702</text:p>
          </table:table-cell>
          <table:table-cell office:value-type="float" office:value="0.0178506" calcext:value-type="float">
            <text:p>0.0178506</text:p>
          </table:table-cell>
          <table:table-cell office:value-type="float" office:value="218" calcext:value-type="float">
            <text:p>218</text:p>
          </table:table-cell>
          <table:table-cell office:value-type="float" office:value="0.203381" calcext:value-type="float">
            <text:p>0.20338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183629" calcext:value-type="float">
            <text:p>0.183629</text:p>
          </table:table-cell>
          <table:table-cell office:value-type="float" office:value="2695" calcext:value-type="float">
            <text:p>2695</text:p>
          </table:table-cell>
          <table:table-cell office:value-type="float" office:value="279" calcext:value-type="float">
            <text:p>279</text:p>
          </table:table-cell>
          <table:table-cell office:value-type="float" office:value="22.9442" calcext:value-type="float">
            <text:p>22.9442</text:p>
          </table:table-cell>
          <table:table-cell office:value-type="float" office:value="249.964" calcext:value-type="float">
            <text:p>249.964</text:p>
          </table:table-cell>
          <table:table-cell office:value-type="float" office:value="0.0174537" calcext:value-type="float">
            <text:p>0.0174537</text:p>
          </table:table-cell>
          <table:table-cell office:value-type="float" office:value="223" calcext:value-type="float">
            <text:p>223</text:p>
          </table:table-cell>
          <table:table-cell office:value-type="float" office:value="0.201083" calcext:value-type="float">
            <text:p>0.20108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184366" calcext:value-type="float">
            <text:p>0.184366</text:p>
          </table:table-cell>
          <table:table-cell office:value-type="float" office:value="2715" calcext:value-type="float">
            <text:p>2715</text:p>
          </table:table-cell>
          <table:table-cell office:value-type="float" office:value="289" calcext:value-type="float">
            <text:p>289</text:p>
          </table:table-cell>
          <table:table-cell office:value-type="float" office:value="21.8014" calcext:value-type="float">
            <text:p>21.8014</text:p>
          </table:table-cell>
          <table:table-cell office:value-type="float" office:value="215.379" calcext:value-type="float">
            <text:p>215.379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228" calcext:value-type="float">
            <text:p>228</text:p>
          </table:table-cell>
          <table:table-cell office:value-type="float" office:value="0.202256" calcext:value-type="float">
            <text:p>0.20225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184364" calcext:value-type="float">
            <text:p>0.184364</text:p>
          </table:table-cell>
          <table:table-cell office:value-type="float" office:value="2628" calcext:value-type="float">
            <text:p>2628</text:p>
          </table:table-cell>
          <table:table-cell office:value-type="float" office:value="272" calcext:value-type="float">
            <text:p>272</text:p>
          </table:table-cell>
          <table:table-cell office:value-type="float" office:value="22.1472" calcext:value-type="float">
            <text:p>22.1472</text:p>
          </table:table-cell>
          <table:table-cell office:value-type="float" office:value="226.018" calcext:value-type="float">
            <text:p>226.018</text:p>
          </table:table-cell>
          <table:table-cell office:value-type="float" office:value="0.0188762" calcext:value-type="float">
            <text:p>0.0188762</text:p>
          </table:table-cell>
          <table:table-cell office:value-type="float" office:value="230" calcext:value-type="float">
            <text:p>230</text:p>
          </table:table-cell>
          <table:table-cell office:value-type="float" office:value="0.20324" calcext:value-type="float">
            <text:p>0.2032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185662" calcext:value-type="float">
            <text:p>0.185662</text:p>
          </table:table-cell>
          <table:table-cell office:value-type="float" office:value="2639" calcext:value-type="float">
            <text:p>2639</text:p>
          </table:table-cell>
          <table:table-cell office:value-type="float" office:value="266" calcext:value-type="float">
            <text:p>266</text:p>
          </table:table-cell>
          <table:table-cell office:value-type="float" office:value="22.5558" calcext:value-type="float">
            <text:p>22.5558</text:p>
          </table:table-cell>
          <table:table-cell office:value-type="float" office:value="230.701" calcext:value-type="float">
            <text:p>230.701</text:p>
          </table:table-cell>
          <table:table-cell office:value-type="float" office:value="0.0174508" calcext:value-type="float">
            <text:p>0.0174508</text:p>
          </table:table-cell>
          <table:table-cell office:value-type="float" office:value="205" calcext:value-type="float">
            <text:p>205</text:p>
          </table:table-cell>
          <table:table-cell office:value-type="float" office:value="0.203113" calcext:value-type="float">
            <text:p>0.20311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184977" calcext:value-type="float">
            <text:p>0.184977</text:p>
          </table:table-cell>
          <table:table-cell office:value-type="float" office:value="2672" calcext:value-type="float">
            <text:p>2672</text:p>
          </table:table-cell>
          <table:table-cell office:value-type="float" office:value="254" calcext:value-type="float">
            <text:p>254</text:p>
          </table:table-cell>
          <table:table-cell office:value-type="float" office:value="22.0389" calcext:value-type="float">
            <text:p>22.0389</text:p>
          </table:table-cell>
          <table:table-cell office:value-type="float" office:value="215.124" calcext:value-type="float">
            <text:p>215.124</text:p>
          </table:table-cell>
          <table:table-cell office:value-type="float" office:value="0.0180087" calcext:value-type="float">
            <text:p>0.0180087</text:p>
          </table:table-cell>
          <table:table-cell office:value-type="float" office:value="208" calcext:value-type="float">
            <text:p>208</text:p>
          </table:table-cell>
          <table:table-cell office:value-type="float" office:value="0.202986" calcext:value-type="float">
            <text:p>0.20298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713144" calcext:value-type="float">
            <text:p>0.0713144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.0723" calcext:value-type="float">
            <text:p>57.0723</text:p>
          </table:table-cell>
          <table:table-cell office:value-type="float" office:value="661.073" calcext:value-type="float">
            <text:p>661.073</text:p>
          </table:table-cell>
          <table:table-cell office:value-type="float" office:value="0.154809" calcext:value-type="float">
            <text:p>0.154809</text:p>
          </table:table-cell>
          <table:table-cell office:value-type="float" office:value="0" calcext:value-type="float">
            <text:p>0</text:p>
          </table:table-cell>
          <table:table-cell office:value-type="float" office:value="0.226124" calcext:value-type="float">
            <text:p>0.22612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059325" calcext:value-type="float">
            <text:p>0.0059325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154746" calcext:value-type="float">
            <text:p>0.154746</text:p>
          </table:table-cell>
          <table:table-cell office:value-type="float" office:value="73" calcext:value-type="float">
            <text:p>73</text:p>
          </table:table-cell>
          <table:table-cell office:value-type="float" office:value="0.160678" calcext:value-type="float">
            <text:p>0.16067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0532619" calcext:value-type="float">
            <text:p>0.00532619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0.155514" calcext:value-type="float">
            <text:p>0.155514</text:p>
          </table:table-cell>
          <table:table-cell office:value-type="float" office:value="74" calcext:value-type="float">
            <text:p>74</text:p>
          </table:table-cell>
          <table:table-cell office:value-type="float" office:value="0.16084" calcext:value-type="float">
            <text:p>0.1608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0531998" calcext:value-type="float">
            <text:p>0.00531998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0.15389" calcext:value-type="float">
            <text:p>0.15389</text:p>
          </table:table-cell>
          <table:table-cell office:value-type="float" office:value="79" calcext:value-type="float">
            <text:p>79</text:p>
          </table:table-cell>
          <table:table-cell office:value-type="float" office:value="0.15921" calcext:value-type="float">
            <text:p>0.1592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053522" calcext:value-type="float">
            <text:p>0.0053522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0.154628" calcext:value-type="float">
            <text:p>0.154628</text:p>
          </table:table-cell>
          <table:table-cell office:value-type="float" office:value="85" calcext:value-type="float">
            <text:p>85</text:p>
          </table:table-cell>
          <table:table-cell office:value-type="float" office:value="0.159981" calcext:value-type="float">
            <text:p>0.1599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0532787" calcext:value-type="float">
            <text:p>0.00532787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0.155421" calcext:value-type="float">
            <text:p>0.155421</text:p>
          </table:table-cell>
          <table:table-cell office:value-type="float" office:value="79" calcext:value-type="float">
            <text:p>79</text:p>
          </table:table-cell>
          <table:table-cell office:value-type="float" office:value="0.160748" calcext:value-type="float">
            <text:p>0.16074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0546328" calcext:value-type="float">
            <text:p>0.00546328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6.7683" calcext:value-type="float">
            <text:p>56.7683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0.155667" calcext:value-type="float">
            <text:p>0.155667</text:p>
          </table:table-cell>
          <table:table-cell office:value-type="float" office:value="92" calcext:value-type="float">
            <text:p>92</text:p>
          </table:table-cell>
          <table:table-cell office:value-type="float" office:value="0.161131" calcext:value-type="float">
            <text:p>0.16113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0542134" calcext:value-type="float">
            <text:p>0.00542134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5.4296" calcext:value-type="float">
            <text:p>55.4296</text:p>
          </table:table-cell>
          <table:table-cell office:value-type="float" office:value="611.86" calcext:value-type="float">
            <text:p>611.86</text:p>
          </table:table-cell>
          <table:table-cell office:value-type="float" office:value="0.156536" calcext:value-type="float">
            <text:p>0.156536</text:p>
          </table:table-cell>
          <table:table-cell office:value-type="float" office:value="90" calcext:value-type="float">
            <text:p>90</text:p>
          </table:table-cell>
          <table:table-cell office:value-type="float" office:value="0.161957" calcext:value-type="float">
            <text:p>0.16195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0565906" calcext:value-type="float">
            <text:p>0.00565906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4.6723" calcext:value-type="float">
            <text:p>54.6723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156151" calcext:value-type="float">
            <text:p>0.156151</text:p>
          </table:table-cell>
          <table:table-cell office:value-type="float" office:value="88" calcext:value-type="float">
            <text:p>88</text:p>
          </table:table-cell>
          <table:table-cell office:value-type="float" office:value="0.16181" calcext:value-type="float">
            <text:p>0.161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0543666" calcext:value-type="float">
            <text:p>0.00543666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4.3885" calcext:value-type="float">
            <text:p>54.3885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0.155781" calcext:value-type="float">
            <text:p>0.155781</text:p>
          </table:table-cell>
          <table:table-cell office:value-type="float" office:value="91" calcext:value-type="float">
            <text:p>91</text:p>
          </table:table-cell>
          <table:table-cell office:value-type="float" office:value="0.161218" calcext:value-type="float">
            <text:p>0.16121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0535548" calcext:value-type="float">
            <text:p>0.00535548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.0723" calcext:value-type="float">
            <text:p>57.0723</text:p>
          </table:table-cell>
          <table:table-cell office:value-type="float" office:value="661.073" calcext:value-type="float">
            <text:p>661.073</text:p>
          </table:table-cell>
          <table:table-cell office:value-type="float" office:value="0.000277041" calcext:value-type="float">
            <text:p>0.000277041</text:p>
          </table:table-cell>
          <table:table-cell office:value-type="float" office:value="0" calcext:value-type="float">
            <text:p>0</text:p>
          </table:table-cell>
          <table:table-cell office:value-type="float" office:value="0.00563252" calcext:value-type="float">
            <text:p>0.0056325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0535693" calcext:value-type="float">
            <text:p>0.00535693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000296556" calcext:value-type="float">
            <text:p>0.000296556</text:p>
          </table:table-cell>
          <table:table-cell office:value-type="float" office:value="49" calcext:value-type="float">
            <text:p>49</text:p>
          </table:table-cell>
          <table:table-cell office:value-type="float" office:value="0.00565349" calcext:value-type="float">
            <text:p>0.0056534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053165" calcext:value-type="float">
            <text:p>0.0053165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0.000265266" calcext:value-type="float">
            <text:p>0.000265266</text:p>
          </table:table-cell>
          <table:table-cell office:value-type="float" office:value="43" calcext:value-type="float">
            <text:p>43</text:p>
          </table:table-cell>
          <table:table-cell office:value-type="float" office:value="0.00558176" calcext:value-type="float">
            <text:p>0.0055817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0550713" calcext:value-type="float">
            <text:p>0.00550713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0.000311279" calcext:value-type="float">
            <text:p>0.000311279</text:p>
          </table:table-cell>
          <table:table-cell office:value-type="float" office:value="45" calcext:value-type="float">
            <text:p>45</text:p>
          </table:table-cell>
          <table:table-cell office:value-type="float" office:value="0.00581841" calcext:value-type="float">
            <text:p>0.0058184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0532449" calcext:value-type="float">
            <text:p>0.00532449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0.000318319" calcext:value-type="float">
            <text:p>0.000318319</text:p>
          </table:table-cell>
          <table:table-cell office:value-type="float" office:value="59" calcext:value-type="float">
            <text:p>59</text:p>
          </table:table-cell>
          <table:table-cell office:value-type="float" office:value="0.00564281" calcext:value-type="float">
            <text:p>0.005642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0550079" calcext:value-type="float">
            <text:p>0.0055007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0.000328739" calcext:value-type="float">
            <text:p>0.000328739</text:p>
          </table:table-cell>
          <table:table-cell office:value-type="float" office:value="53" calcext:value-type="float">
            <text:p>53</text:p>
          </table:table-cell>
          <table:table-cell office:value-type="float" office:value="0.00582953" calcext:value-type="float">
            <text:p>0.0058295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0555325" calcext:value-type="float">
            <text:p>0.00555325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6.7683" calcext:value-type="float">
            <text:p>56.7683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0.000399579" calcext:value-type="float">
            <text:p>0.000399579</text:p>
          </table:table-cell>
          <table:table-cell office:value-type="float" office:value="78" calcext:value-type="float">
            <text:p>78</text:p>
          </table:table-cell>
          <table:table-cell office:value-type="float" office:value="0.00595283" calcext:value-type="float">
            <text:p>0.0059528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0537836" calcext:value-type="float">
            <text:p>0.00537836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5.4296" calcext:value-type="float">
            <text:p>55.4296</text:p>
          </table:table-cell>
          <table:table-cell office:value-type="float" office:value="611.86" calcext:value-type="float">
            <text:p>611.86</text:p>
          </table:table-cell>
          <table:table-cell office:value-type="float" office:value="0.000371426" calcext:value-type="float">
            <text:p>0.000371426</text:p>
          </table:table-cell>
          <table:table-cell office:value-type="float" office:value="68" calcext:value-type="float">
            <text:p>68</text:p>
          </table:table-cell>
          <table:table-cell office:value-type="float" office:value="0.00574979" calcext:value-type="float">
            <text:p>0.0057497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0551285" calcext:value-type="float">
            <text:p>0.00551285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4.6723" calcext:value-type="float">
            <text:p>54.6723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000302377" calcext:value-type="float">
            <text:p>0.000302377</text:p>
          </table:table-cell>
          <table:table-cell office:value-type="float" office:value="84" calcext:value-type="float">
            <text:p>84</text:p>
          </table:table-cell>
          <table:table-cell office:value-type="float" office:value="0.00581523" calcext:value-type="float">
            <text:p>0.0058152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0570347" calcext:value-type="float">
            <text:p>0.00570347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4.3885" calcext:value-type="float">
            <text:p>54.3885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0.000313446" calcext:value-type="float">
            <text:p>0.000313446</text:p>
          </table:table-cell>
          <table:table-cell office:value-type="float" office:value="66" calcext:value-type="float">
            <text:p>66</text:p>
          </table:table-cell>
          <table:table-cell office:value-type="float" office:value="0.00601692" calcext:value-type="float">
            <text:p>0.0060169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00535627" calcext:value-type="float">
            <text:p>0.00535627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.0723" calcext:value-type="float">
            <text:p>57.0723</text:p>
          </table:table-cell>
          <table:table-cell office:value-type="float" office:value="661.073" calcext:value-type="float">
            <text:p>661.073</text:p>
          </table:table-cell>
          <table:table-cell office:value-type="float" office:value="0.00823204" calcext:value-type="float">
            <text:p>0.00823204</text:p>
          </table:table-cell>
          <table:table-cell office:value-type="float" office:value="0" calcext:value-type="float">
            <text:p>0</text:p>
          </table:table-cell>
          <table:table-cell office:value-type="float" office:value="0.0135883" calcext:value-type="float">
            <text:p>0.013588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00542856" calcext:value-type="float">
            <text:p>0.00542856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0087952" calcext:value-type="float">
            <text:p>0.0087952</text:p>
          </table:table-cell>
          <table:table-cell office:value-type="float" office:value="65" calcext:value-type="float">
            <text:p>65</text:p>
          </table:table-cell>
          <table:table-cell office:value-type="float" office:value="0.0142238" calcext:value-type="float">
            <text:p>0.014223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00530994" calcext:value-type="float">
            <text:p>0.00530994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0.00812933" calcext:value-type="float">
            <text:p>0.00812933</text:p>
          </table:table-cell>
          <table:table-cell office:value-type="float" office:value="69" calcext:value-type="float">
            <text:p>69</text:p>
          </table:table-cell>
          <table:table-cell office:value-type="float" office:value="0.0134393" calcext:value-type="float">
            <text:p>0.013439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00525996" calcext:value-type="float">
            <text:p>0.00525996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0.00815392" calcext:value-type="float">
            <text:p>0.00815392</text:p>
          </table:table-cell>
          <table:table-cell office:value-type="float" office:value="71" calcext:value-type="float">
            <text:p>71</text:p>
          </table:table-cell>
          <table:table-cell office:value-type="float" office:value="0.0134139" calcext:value-type="float">
            <text:p>0.013413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00535776" calcext:value-type="float">
            <text:p>0.00535776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0.00823394" calcext:value-type="float">
            <text:p>0.00823394</text:p>
          </table:table-cell>
          <table:table-cell office:value-type="float" office:value="85" calcext:value-type="float">
            <text:p>85</text:p>
          </table:table-cell>
          <table:table-cell office:value-type="float" office:value="0.0135917" calcext:value-type="float">
            <text:p>0.013591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00539755" calcext:value-type="float">
            <text:p>0.00539755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0.00828891" calcext:value-type="float">
            <text:p>0.00828891</text:p>
          </table:table-cell>
          <table:table-cell office:value-type="float" office:value="91" calcext:value-type="float">
            <text:p>91</text:p>
          </table:table-cell>
          <table:table-cell office:value-type="float" office:value="0.0136865" calcext:value-type="float">
            <text:p>0.013686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00527957" calcext:value-type="float">
            <text:p>0.00527957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6.7683" calcext:value-type="float">
            <text:p>56.7683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0.00850851" calcext:value-type="float">
            <text:p>0.00850851</text:p>
          </table:table-cell>
          <table:table-cell office:value-type="float" office:value="101" calcext:value-type="float">
            <text:p>101</text:p>
          </table:table-cell>
          <table:table-cell office:value-type="float" office:value="0.0137881" calcext:value-type="float">
            <text:p>0.01378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00530731" calcext:value-type="float">
            <text:p>0.00530731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5.4296" calcext:value-type="float">
            <text:p>55.4296</text:p>
          </table:table-cell>
          <table:table-cell office:value-type="float" office:value="611.86" calcext:value-type="float">
            <text:p>611.86</text:p>
          </table:table-cell>
          <table:table-cell office:value-type="float" office:value="0.00837836" calcext:value-type="float">
            <text:p>0.00837836</text:p>
          </table:table-cell>
          <table:table-cell office:value-type="float" office:value="95" calcext:value-type="float">
            <text:p>95</text:p>
          </table:table-cell>
          <table:table-cell office:value-type="float" office:value="0.0136857" calcext:value-type="float">
            <text:p>0.013685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00563033" calcext:value-type="float">
            <text:p>0.00563033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4.6723" calcext:value-type="float">
            <text:p>54.6723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00838564" calcext:value-type="float">
            <text:p>0.00838564</text:p>
          </table:table-cell>
          <table:table-cell office:value-type="float" office:value="93" calcext:value-type="float">
            <text:p>93</text:p>
          </table:table-cell>
          <table:table-cell office:value-type="float" office:value="0.014016" calcext:value-type="float">
            <text:p>0.01401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00543225" calcext:value-type="float">
            <text:p>0.00543225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4.3885" calcext:value-type="float">
            <text:p>54.3885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0.00837905" calcext:value-type="float">
            <text:p>0.00837905</text:p>
          </table:table-cell>
          <table:table-cell office:value-type="float" office:value="91" calcext:value-type="float">
            <text:p>91</text:p>
          </table:table-cell>
          <table:table-cell office:value-type="float" office:value="0.0138113" calcext:value-type="float">
            <text:p>0.013811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0546989" calcext:value-type="float">
            <text:p>0.00546989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.0723" calcext:value-type="float">
            <text:p>57.0723</text:p>
          </table:table-cell>
          <table:table-cell office:value-type="float" office:value="661.073" calcext:value-type="float">
            <text:p>661.073</text:p>
          </table:table-cell>
          <table:table-cell office:value-type="float" office:value="0.0216928" calcext:value-type="float">
            <text:p>0.0216928</text:p>
          </table:table-cell>
          <table:table-cell office:value-type="float" office:value="0" calcext:value-type="float">
            <text:p>0</text:p>
          </table:table-cell>
          <table:table-cell office:value-type="float" office:value="0.0271627" calcext:value-type="float">
            <text:p>0.027162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0552179" calcext:value-type="float">
            <text:p>0.00552179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0204077" calcext:value-type="float">
            <text:p>0.0204077</text:p>
          </table:table-cell>
          <table:table-cell office:value-type="float" office:value="42" calcext:value-type="float">
            <text:p>42</text:p>
          </table:table-cell>
          <table:table-cell office:value-type="float" office:value="0.0259295" calcext:value-type="float">
            <text:p>0.025929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0554255" calcext:value-type="float">
            <text:p>0.00554255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36" calcext:value-type="float">
            <text:p>36</text:p>
          </table:table-cell>
          <table:table-cell office:value-type="float" office:value="0.0265926" calcext:value-type="float">
            <text:p>0.026592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0525808" calcext:value-type="float">
            <text:p>0.00525808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0.0197931" calcext:value-type="float">
            <text:p>0.0197931</text:p>
          </table:table-cell>
          <table:table-cell office:value-type="float" office:value="44" calcext:value-type="float">
            <text:p>44</text:p>
          </table:table-cell>
          <table:table-cell office:value-type="float" office:value="0.0250512" calcext:value-type="float">
            <text:p>0.025051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0532362" calcext:value-type="float">
            <text:p>0.00532362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47" calcext:value-type="float">
            <text:p>47</text:p>
          </table:table-cell>
          <table:table-cell office:value-type="float" office:value="0.0249976" calcext:value-type="float">
            <text:p>0.024997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0535772" calcext:value-type="float">
            <text:p>0.00535772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0.0201818" calcext:value-type="float">
            <text:p>0.0201818</text:p>
          </table:table-cell>
          <table:table-cell office:value-type="float" office:value="44" calcext:value-type="float">
            <text:p>44</text:p>
          </table:table-cell>
          <table:table-cell office:value-type="float" office:value="0.0255395" calcext:value-type="float">
            <text:p>0.025539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0566494" calcext:value-type="float">
            <text:p>0.00566494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6.7683" calcext:value-type="float">
            <text:p>56.7683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0.0205232" calcext:value-type="float">
            <text:p>0.0205232</text:p>
          </table:table-cell>
          <table:table-cell office:value-type="float" office:value="51" calcext:value-type="float">
            <text:p>51</text:p>
          </table:table-cell>
          <table:table-cell office:value-type="float" office:value="0.0261881" calcext:value-type="float">
            <text:p>0.026188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0485131" calcext:value-type="float">
            <text:p>0.00485131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5.4296" calcext:value-type="float">
            <text:p>55.4296</text:p>
          </table:table-cell>
          <table:table-cell office:value-type="float" office:value="611.86" calcext:value-type="float">
            <text:p>611.86</text:p>
          </table:table-cell>
          <table:table-cell office:value-type="float" office:value="0.0200499" calcext:value-type="float">
            <text:p>0.0200499</text:p>
          </table:table-cell>
          <table:table-cell office:value-type="float" office:value="52" calcext:value-type="float">
            <text:p>52</text:p>
          </table:table-cell>
          <table:table-cell office:value-type="float" office:value="0.0249012" calcext:value-type="float">
            <text:p>0.0249012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0592364" calcext:value-type="float">
            <text:p>0.00592364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4.6723" calcext:value-type="float">
            <text:p>54.6723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0201474" calcext:value-type="float">
            <text:p>0.0201474</text:p>
          </table:table-cell>
          <table:table-cell office:value-type="float" office:value="48" calcext:value-type="float">
            <text:p>48</text:p>
          </table:table-cell>
          <table:table-cell office:value-type="float" office:value="0.026071" calcext:value-type="float">
            <text:p>0.026071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0598085" calcext:value-type="float">
            <text:p>0.00598085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4.3885" calcext:value-type="float">
            <text:p>54.3885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0.019804" calcext:value-type="float">
            <text:p>0.019804</text:p>
          </table:table-cell>
          <table:table-cell office:value-type="float" office:value="56" calcext:value-type="float">
            <text:p>56</text:p>
          </table:table-cell>
          <table:table-cell office:value-type="float" office:value="0.0257849" calcext:value-type="float">
            <text:p>0.025784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0544847" calcext:value-type="float">
            <text:p>0.00544847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7.0723" calcext:value-type="float">
            <text:p>57.0723</text:p>
          </table:table-cell>
          <table:table-cell office:value-type="float" office:value="661.073" calcext:value-type="float">
            <text:p>661.073</text:p>
          </table:table-cell>
          <table:table-cell office:value-type="float" office:value="0.0196792" calcext:value-type="float">
            <text:p>0.0196792</text:p>
          </table:table-cell>
          <table:table-cell office:value-type="float" office:value="0" calcext:value-type="float">
            <text:p>0</text:p>
          </table:table-cell>
          <table:table-cell office:value-type="float" office:value="0.0251276" calcext:value-type="float">
            <text:p>0.025127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0542822" calcext:value-type="float">
            <text:p>0.00542822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680.59" calcext:value-type="float">
            <text:p>680.59</text:p>
          </table:table-cell>
          <table:table-cell office:value-type="float" office:value="0.0208608" calcext:value-type="float">
            <text:p>0.0208608</text:p>
          </table:table-cell>
          <table:table-cell office:value-type="float" office:value="76" calcext:value-type="float">
            <text:p>76</text:p>
          </table:table-cell>
          <table:table-cell office:value-type="float" office:value="0.026289" calcext:value-type="float">
            <text:p>0.02628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054947" calcext:value-type="float">
            <text:p>0.0054947</text:p>
          </table:table-cell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672.109" calcext:value-type="float">
            <text:p>672.109</text:p>
          </table:table-cell>
          <table:table-cell office:value-type="float" office:value="0.0194603" calcext:value-type="float">
            <text:p>0.0194603</text:p>
          </table:table-cell>
          <table:table-cell office:value-type="float" office:value="87" calcext:value-type="float">
            <text:p>87</text:p>
          </table:table-cell>
          <table:table-cell office:value-type="float" office:value="0.024955" calcext:value-type="float">
            <text:p>0.02495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0542468" calcext:value-type="float">
            <text:p>0.00542468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629.784" calcext:value-type="float">
            <text:p>629.784</text:p>
          </table:table-cell>
          <table:table-cell office:value-type="float" office:value="0.0199952" calcext:value-type="float">
            <text:p>0.0199952</text:p>
          </table:table-cell>
          <table:table-cell office:value-type="float" office:value="88" calcext:value-type="float">
            <text:p>88</text:p>
          </table:table-cell>
          <table:table-cell office:value-type="float" office:value="0.0254199" calcext:value-type="float">
            <text:p>0.0254199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0545935" calcext:value-type="float">
            <text:p>0.00545935</text:p>
          </table:table-cell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625.649" calcext:value-type="float">
            <text:p>625.649</text:p>
          </table:table-cell>
          <table:table-cell office:value-type="float" office:value="0.0201211" calcext:value-type="float">
            <text:p>0.0201211</text:p>
          </table:table-cell>
          <table:table-cell office:value-type="float" office:value="91" calcext:value-type="float">
            <text:p>91</text:p>
          </table:table-cell>
          <table:table-cell office:value-type="float" office:value="0.0255805" calcext:value-type="float">
            <text:p>0.0255805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0555709" calcext:value-type="float">
            <text:p>0.00555709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56.6367" calcext:value-type="float">
            <text:p>56.6367</text:p>
          </table:table-cell>
          <table:table-cell office:value-type="float" office:value="596.796" calcext:value-type="float">
            <text:p>596.796</text:p>
          </table:table-cell>
          <table:table-cell office:value-type="float" office:value="0.0194827" calcext:value-type="float">
            <text:p>0.0194827</text:p>
          </table:table-cell>
          <table:table-cell office:value-type="float" office:value="89" calcext:value-type="float">
            <text:p>89</text:p>
          </table:table-cell>
          <table:table-cell office:value-type="float" office:value="0.0250397" calcext:value-type="float">
            <text:p>0.0250397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0538782" calcext:value-type="float">
            <text:p>0.00538782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6.7683" calcext:value-type="float">
            <text:p>56.7683</text:p>
          </table:table-cell>
          <table:table-cell office:value-type="float" office:value="646.396" calcext:value-type="float">
            <text:p>646.396</text:p>
          </table:table-cell>
          <table:table-cell office:value-type="float" office:value="0.0200652" calcext:value-type="float">
            <text:p>0.0200652</text:p>
          </table:table-cell>
          <table:table-cell office:value-type="float" office:value="104" calcext:value-type="float">
            <text:p>104</text:p>
          </table:table-cell>
          <table:table-cell office:value-type="float" office:value="0.025453" calcext:value-type="float">
            <text:p>0.025453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0553882" calcext:value-type="float">
            <text:p>0.00553882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55.4296" calcext:value-type="float">
            <text:p>55.4296</text:p>
          </table:table-cell>
          <table:table-cell office:value-type="float" office:value="611.86" calcext:value-type="float">
            <text:p>611.86</text:p>
          </table:table-cell>
          <table:table-cell office:value-type="float" office:value="0.0223186" calcext:value-type="float">
            <text:p>0.0223186</text:p>
          </table:table-cell>
          <table:table-cell office:value-type="float" office:value="105" calcext:value-type="float">
            <text:p>105</text:p>
          </table:table-cell>
          <table:table-cell office:value-type="float" office:value="0.0278574" calcext:value-type="float">
            <text:p>0.0278574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0553226" calcext:value-type="float">
            <text:p>0.00553226</text:p>
          </table:table-cell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54.6723" calcext:value-type="float">
            <text:p>54.6723</text:p>
          </table:table-cell>
          <table:table-cell office:value-type="float" office:value="638.084" calcext:value-type="float">
            <text:p>638.084</text:p>
          </table:table-cell>
          <table:table-cell office:value-type="float" office:value="0.0224186" calcext:value-type="float">
            <text:p>0.0224186</text:p>
          </table:table-cell>
          <table:table-cell office:value-type="float" office:value="101" calcext:value-type="float">
            <text:p>101</text:p>
          </table:table-cell>
          <table:table-cell office:value-type="float" office:value="0.0279508" calcext:value-type="float">
            <text:p>0.0279508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0549328" calcext:value-type="float">
            <text:p>0.00549328</text:p>
          </table:table-cell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4.3885" calcext:value-type="float">
            <text:p>54.3885</text:p>
          </table:table-cell>
          <table:table-cell office:value-type="float" office:value="560.291" calcext:value-type="float">
            <text:p>560.291</text:p>
          </table:table-cell>
          <table:table-cell office:value-type="float" office:value="0.0216388" calcext:value-type="float">
            <text:p>0.0216388</text:p>
          </table:table-cell>
          <table:table-cell office:value-type="float" office:value="104" calcext:value-type="float">
            <text:p>104</text:p>
          </table:table-cell>
          <table:table-cell office:value-type="float" office:value="0.0271321" calcext:value-type="float">
            <text:p>0.027132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438395" calcext:value-type="float">
            <text:p>0.0438395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0" calcext:value-type="float">
            <text:p>0</text:p>
          </table:table-cell>
          <table:table-cell office:value-type="float" office:value="0.198947" calcext:value-type="float">
            <text:p>0.19894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403804" calcext:value-type="float">
            <text:p>0.040380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153196" calcext:value-type="float">
            <text:p>0.153196</text:p>
          </table:table-cell>
          <table:table-cell office:value-type="float" office:value="137" calcext:value-type="float">
            <text:p>137</text:p>
          </table:table-cell>
          <table:table-cell office:value-type="float" office:value="0.193576" calcext:value-type="float">
            <text:p>0.19357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429823" calcext:value-type="float">
            <text:p>0.042982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156208" calcext:value-type="float">
            <text:p>0.156208</text:p>
          </table:table-cell>
          <table:table-cell office:value-type="float" office:value="125" calcext:value-type="float">
            <text:p>125</text:p>
          </table:table-cell>
          <table:table-cell office:value-type="float" office:value="0.19919" calcext:value-type="float">
            <text:p>0.1991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395974" calcext:value-type="float">
            <text:p>0.039597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129" calcext:value-type="float">
            <text:p>129</text:p>
          </table:table-cell>
          <table:table-cell office:value-type="float" office:value="0.1993" calcext:value-type="float">
            <text:p>0.199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409907" calcext:value-type="float">
            <text:p>0.0409907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153473" calcext:value-type="float">
            <text:p>0.153473</text:p>
          </table:table-cell>
          <table:table-cell office:value-type="float" office:value="129" calcext:value-type="float">
            <text:p>129</text:p>
          </table:table-cell>
          <table:table-cell office:value-type="float" office:value="0.194464" calcext:value-type="float">
            <text:p>0.19446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153944" calcext:value-type="float">
            <text:p>0.153944</text:p>
          </table:table-cell>
          <table:table-cell office:value-type="float" office:value="131" calcext:value-type="float">
            <text:p>131</text:p>
          </table:table-cell>
          <table:table-cell office:value-type="float" office:value="0.192293" calcext:value-type="float">
            <text:p>0.19229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362296" calcext:value-type="float">
            <text:p>0.0362296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155497" calcext:value-type="float">
            <text:p>0.155497</text:p>
          </table:table-cell>
          <table:table-cell office:value-type="float" office:value="132" calcext:value-type="float">
            <text:p>132</text:p>
          </table:table-cell>
          <table:table-cell office:value-type="float" office:value="0.191726" calcext:value-type="float">
            <text:p>0.19172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154624" calcext:value-type="float">
            <text:p>0.154624</text:p>
          </table:table-cell>
          <table:table-cell office:value-type="float" office:value="142" calcext:value-type="float">
            <text:p>142</text:p>
          </table:table-cell>
          <table:table-cell office:value-type="float" office:value="0.192252" calcext:value-type="float">
            <text:p>0.19225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409138" calcext:value-type="float">
            <text:p>0.0409138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155407" calcext:value-type="float">
            <text:p>0.155407</text:p>
          </table:table-cell>
          <table:table-cell office:value-type="float" office:value="146" calcext:value-type="float">
            <text:p>146</text:p>
          </table:table-cell>
          <table:table-cell office:value-type="float" office:value="0.196321" calcext:value-type="float">
            <text:p>0.19632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395376" calcext:value-type="float">
            <text:p>0.0395376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157811" calcext:value-type="float">
            <text:p>0.157811</text:p>
          </table:table-cell>
          <table:table-cell office:value-type="float" office:value="144" calcext:value-type="float">
            <text:p>144</text:p>
          </table:table-cell>
          <table:table-cell office:value-type="float" office:value="0.197348" calcext:value-type="float">
            <text:p>0.19734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383367" calcext:value-type="float">
            <text:p>0.0383367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000472022" calcext:value-type="float">
            <text:p>0.000472022</text:p>
          </table:table-cell>
          <table:table-cell office:value-type="float" office:value="0" calcext:value-type="float">
            <text:p>0</text:p>
          </table:table-cell>
          <table:table-cell office:value-type="float" office:value="0.0388087" calcext:value-type="float">
            <text:p>0.038808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592496" calcext:value-type="float">
            <text:p>0.059249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000452501" calcext:value-type="float">
            <text:p>0.000452501</text:p>
          </table:table-cell>
          <table:table-cell office:value-type="float" office:value="141" calcext:value-type="float">
            <text:p>141</text:p>
          </table:table-cell>
          <table:table-cell office:value-type="float" office:value="0.0597021" calcext:value-type="float">
            <text:p>0.059702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410934" calcext:value-type="float">
            <text:p>0.0410934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000841535" calcext:value-type="float">
            <text:p>0.000841535</text:p>
          </table:table-cell>
          <table:table-cell office:value-type="float" office:value="134" calcext:value-type="float">
            <text:p>134</text:p>
          </table:table-cell>
          <table:table-cell office:value-type="float" office:value="0.0419349" calcext:value-type="float">
            <text:p>0.041934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407672" calcext:value-type="float">
            <text:p>0.0407672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00125223" calcext:value-type="float">
            <text:p>0.00125223</text:p>
          </table:table-cell>
          <table:table-cell office:value-type="float" office:value="131" calcext:value-type="float">
            <text:p>131</text:p>
          </table:table-cell>
          <table:table-cell office:value-type="float" office:value="0.0420194" calcext:value-type="float">
            <text:p>0.042019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634151" calcext:value-type="float">
            <text:p>0.0634151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000454522" calcext:value-type="float">
            <text:p>0.000454522</text:p>
          </table:table-cell>
          <table:table-cell office:value-type="float" office:value="130" calcext:value-type="float">
            <text:p>130</text:p>
          </table:table-cell>
          <table:table-cell office:value-type="float" office:value="0.0638696" calcext:value-type="float">
            <text:p>0.063869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389204" calcext:value-type="float">
            <text:p>0.0389204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000850709" calcext:value-type="float">
            <text:p>0.000850709</text:p>
          </table:table-cell>
          <table:table-cell office:value-type="float" office:value="134" calcext:value-type="float">
            <text:p>134</text:p>
          </table:table-cell>
          <table:table-cell office:value-type="float" office:value="0.0397711" calcext:value-type="float">
            <text:p>0.039771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438688" calcext:value-type="float">
            <text:p>0.0438688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00087954" calcext:value-type="float">
            <text:p>0.00087954</text:p>
          </table:table-cell>
          <table:table-cell office:value-type="float" office:value="146" calcext:value-type="float">
            <text:p>146</text:p>
          </table:table-cell>
          <table:table-cell office:value-type="float" office:value="0.0447484" calcext:value-type="float">
            <text:p>0.044748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393082" calcext:value-type="float">
            <text:p>0.0393082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000493283" calcext:value-type="float">
            <text:p>0.000493283</text:p>
          </table:table-cell>
          <table:table-cell office:value-type="float" office:value="150" calcext:value-type="float">
            <text:p>150</text:p>
          </table:table-cell>
          <table:table-cell office:value-type="float" office:value="0.0398015" calcext:value-type="float">
            <text:p>0.039801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378723" calcext:value-type="float">
            <text:p>0.0378723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000846252" calcext:value-type="float">
            <text:p>0.000846252</text:p>
          </table:table-cell>
          <table:table-cell office:value-type="float" office:value="148" calcext:value-type="float">
            <text:p>148</text:p>
          </table:table-cell>
          <table:table-cell office:value-type="float" office:value="0.0387185" calcext:value-type="float">
            <text:p>0.038718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416015" calcext:value-type="float">
            <text:p>0.0416015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000935904" calcext:value-type="float">
            <text:p>0.000935904</text:p>
          </table:table-cell>
          <table:table-cell office:value-type="float" office:value="152" calcext:value-type="float">
            <text:p>152</text:p>
          </table:table-cell>
          <table:table-cell office:value-type="float" office:value="0.0425374" calcext:value-type="float">
            <text:p>0.042537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00573279" calcext:value-type="float">
            <text:p>0.00573279</text:p>
          </table:table-cell>
          <table:table-cell office:value-type="float" office:value="0" calcext:value-type="float">
            <text:p>0</text:p>
          </table:table-cell>
          <table:table-cell office:value-type="float" office:value="0.0463178" calcext:value-type="float">
            <text:p>0.046317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1" calcext:value-type="float">
            <text:p>1</text:p>
          </table:table-cell>
          <table:table-cell office:value-type="float" office:value="0.0406156" calcext:value-type="float">
            <text:p>0.0406156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00565654" calcext:value-type="float">
            <text:p>0.00565654</text:p>
          </table:table-cell>
          <table:table-cell office:value-type="float" office:value="130" calcext:value-type="float">
            <text:p>130</text:p>
          </table:table-cell>
          <table:table-cell office:value-type="float" office:value="0.0462721" calcext:value-type="float">
            <text:p>0.046272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2" calcext:value-type="float">
            <text:p>2</text:p>
          </table:table-cell>
          <table:table-cell office:value-type="float" office:value="0.0390995" calcext:value-type="float">
            <text:p>0.0390995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00560733" calcext:value-type="float">
            <text:p>0.00560733</text:p>
          </table:table-cell>
          <table:table-cell office:value-type="float" office:value="129" calcext:value-type="float">
            <text:p>129</text:p>
          </table:table-cell>
          <table:table-cell office:value-type="float" office:value="0.0447069" calcext:value-type="float">
            <text:p>0.044706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3" calcext:value-type="float">
            <text:p>3</text:p>
          </table:table-cell>
          <table:table-cell office:value-type="float" office:value="0.0420277" calcext:value-type="float">
            <text:p>0.0420277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00580371" calcext:value-type="float">
            <text:p>0.00580371</text:p>
          </table:table-cell>
          <table:table-cell office:value-type="float" office:value="128" calcext:value-type="float">
            <text:p>128</text:p>
          </table:table-cell>
          <table:table-cell office:value-type="float" office:value="0.0478314" calcext:value-type="float">
            <text:p>0.047831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4" calcext:value-type="float">
            <text:p>4</text:p>
          </table:table-cell>
          <table:table-cell office:value-type="float" office:value="0.0412538" calcext:value-type="float">
            <text:p>0.0412538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00604974" calcext:value-type="float">
            <text:p>0.00604974</text:p>
          </table:table-cell>
          <table:table-cell office:value-type="float" office:value="115" calcext:value-type="float">
            <text:p>115</text:p>
          </table:table-cell>
          <table:table-cell office:value-type="float" office:value="0.0473035" calcext:value-type="float">
            <text:p>0.047303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5" calcext:value-type="float">
            <text:p>5</text:p>
          </table:table-cell>
          <table:table-cell office:value-type="float" office:value="0.042874" calcext:value-type="float">
            <text:p>0.042874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00931154" calcext:value-type="float">
            <text:p>0.00931154</text:p>
          </table:table-cell>
          <table:table-cell office:value-type="float" office:value="132" calcext:value-type="float">
            <text:p>132</text:p>
          </table:table-cell>
          <table:table-cell office:value-type="float" office:value="0.0521855" calcext:value-type="float">
            <text:p>0.052185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6" calcext:value-type="float">
            <text:p>6</text:p>
          </table:table-cell>
          <table:table-cell office:value-type="float" office:value="0.0363531" calcext:value-type="float">
            <text:p>0.0363531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00572279" calcext:value-type="float">
            <text:p>0.00572279</text:p>
          </table:table-cell>
          <table:table-cell office:value-type="float" office:value="132" calcext:value-type="float">
            <text:p>132</text:p>
          </table:table-cell>
          <table:table-cell office:value-type="float" office:value="0.0420759" calcext:value-type="float">
            <text:p>0.042075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7" calcext:value-type="float">
            <text:p>7</text:p>
          </table:table-cell>
          <table:table-cell office:value-type="float" office:value="0.0391851" calcext:value-type="float">
            <text:p>0.0391851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00667789" calcext:value-type="float">
            <text:p>0.00667789</text:p>
          </table:table-cell>
          <table:table-cell office:value-type="float" office:value="137" calcext:value-type="float">
            <text:p>137</text:p>
          </table:table-cell>
          <table:table-cell office:value-type="float" office:value="0.045863" calcext:value-type="float">
            <text:p>0.04586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8" calcext:value-type="float">
            <text:p>8</text:p>
          </table:table-cell>
          <table:table-cell office:value-type="float" office:value="0.0413563" calcext:value-type="float">
            <text:p>0.0413563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00594918" calcext:value-type="float">
            <text:p>0.00594918</text:p>
          </table:table-cell>
          <table:table-cell office:value-type="float" office:value="137" calcext:value-type="float">
            <text:p>137</text:p>
          </table:table-cell>
          <table:table-cell office:value-type="float" office:value="0.0473055" calcext:value-type="float">
            <text:p>0.047305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ORB</text:p>
          </table:table-cell>
          <table:table-cell office:value-type="float" office:value="9" calcext:value-type="float">
            <text:p>9</text:p>
          </table:table-cell>
          <table:table-cell office:value-type="float" office:value="0.0392483" calcext:value-type="float">
            <text:p>0.0392483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0057552" calcext:value-type="float">
            <text:p>0.0057552</text:p>
          </table:table-cell>
          <table:table-cell office:value-type="float" office:value="146" calcext:value-type="float">
            <text:p>146</text:p>
          </table:table-cell>
          <table:table-cell office:value-type="float" office:value="0.0450035" calcext:value-type="float">
            <text:p>0.045003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33383" calcext:value-type="float">
            <text:p>0.033383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022386" calcext:value-type="float">
            <text:p>0.022386</text:p>
          </table:table-cell>
          <table:table-cell office:value-type="float" office:value="0" calcext:value-type="float">
            <text:p>0</text:p>
          </table:table-cell>
          <table:table-cell office:value-type="float" office:value="0.0557689" calcext:value-type="float">
            <text:p>0.055768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386315" calcext:value-type="float">
            <text:p>0.0386315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022593" calcext:value-type="float">
            <text:p>0.022593</text:p>
          </table:table-cell>
          <table:table-cell office:value-type="float" office:value="126" calcext:value-type="float">
            <text:p>126</text:p>
          </table:table-cell>
          <table:table-cell office:value-type="float" office:value="0.0612245" calcext:value-type="float">
            <text:p>0.061224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375053" calcext:value-type="float">
            <text:p>0.0375053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0223502" calcext:value-type="float">
            <text:p>0.0223502</text:p>
          </table:table-cell>
          <table:table-cell office:value-type="float" office:value="129" calcext:value-type="float">
            <text:p>129</text:p>
          </table:table-cell>
          <table:table-cell office:value-type="float" office:value="0.0598554" calcext:value-type="float">
            <text:p>0.059855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364205" calcext:value-type="float">
            <text:p>0.0364205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0225384" calcext:value-type="float">
            <text:p>0.0225384</text:p>
          </table:table-cell>
          <table:table-cell office:value-type="float" office:value="127" calcext:value-type="float">
            <text:p>127</text:p>
          </table:table-cell>
          <table:table-cell office:value-type="float" office:value="0.0589589" calcext:value-type="float">
            <text:p>0.058958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372773" calcext:value-type="float">
            <text:p>0.0372773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0210247" calcext:value-type="float">
            <text:p>0.0210247</text:p>
          </table:table-cell>
          <table:table-cell office:value-type="float" office:value="121" calcext:value-type="float">
            <text:p>121</text:p>
          </table:table-cell>
          <table:table-cell office:value-type="float" office:value="0.058302" calcext:value-type="float">
            <text:p>0.05830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381467" calcext:value-type="float">
            <text:p>0.0381467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0230684" calcext:value-type="float">
            <text:p>0.0230684</text:p>
          </table:table-cell>
          <table:table-cell office:value-type="float" office:value="122" calcext:value-type="float">
            <text:p>122</text:p>
          </table:table-cell>
          <table:table-cell office:value-type="float" office:value="0.0612151" calcext:value-type="float">
            <text:p>0.061215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374533" calcext:value-type="float">
            <text:p>0.0374533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0204695" calcext:value-type="float">
            <text:p>0.0204695</text:p>
          </table:table-cell>
          <table:table-cell office:value-type="float" office:value="133" calcext:value-type="float">
            <text:p>133</text:p>
          </table:table-cell>
          <table:table-cell office:value-type="float" office:value="0.0579228" calcext:value-type="float">
            <text:p>0.057922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315224" calcext:value-type="float">
            <text:p>0.0315224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0202988" calcext:value-type="float">
            <text:p>0.0202988</text:p>
          </table:table-cell>
          <table:table-cell office:value-type="float" office:value="144" calcext:value-type="float">
            <text:p>144</text:p>
          </table:table-cell>
          <table:table-cell office:value-type="float" office:value="0.0518213" calcext:value-type="float">
            <text:p>0.051821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339383" calcext:value-type="float">
            <text:p>0.0339383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0204475" calcext:value-type="float">
            <text:p>0.0204475</text:p>
          </table:table-cell>
          <table:table-cell office:value-type="float" office:value="147" calcext:value-type="float">
            <text:p>147</text:p>
          </table:table-cell>
          <table:table-cell office:value-type="float" office:value="0.0543858" calcext:value-type="float">
            <text:p>0.054385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346994" calcext:value-type="float">
            <text:p>0.0346994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0211647" calcext:value-type="float">
            <text:p>0.0211647</text:p>
          </table:table-cell>
          <table:table-cell office:value-type="float" office:value="138" calcext:value-type="float">
            <text:p>138</text:p>
          </table:table-cell>
          <table:table-cell office:value-type="float" office:value="0.0558641" calcext:value-type="float">
            <text:p>0.0558641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0" calcext:value-type="float">
            <text:p>0</text:p>
          </table:table-cell>
          <table:table-cell office:value-type="float" office:value="0.0316215" calcext:value-type="float">
            <text:p>0.0316215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0250657" calcext:value-type="float">
            <text:p>0.0250657</text:p>
          </table:table-cell>
          <table:table-cell office:value-type="float" office:value="0" calcext:value-type="float">
            <text:p>0</text:p>
          </table:table-cell>
          <table:table-cell office:value-type="float" office:value="0.0566872" calcext:value-type="float">
            <text:p>0.056687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1" calcext:value-type="float">
            <text:p>1</text:p>
          </table:table-cell>
          <table:table-cell office:value-type="float" office:value="0.0363504" calcext:value-type="float">
            <text:p>0.036350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0294275" calcext:value-type="float">
            <text:p>0.0294275</text:p>
          </table:table-cell>
          <table:table-cell office:value-type="float" office:value="138" calcext:value-type="float">
            <text:p>138</text:p>
          </table:table-cell>
          <table:table-cell office:value-type="float" office:value="0.0657779" calcext:value-type="float">
            <text:p>0.065777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2" calcext:value-type="float">
            <text:p>2</text:p>
          </table:table-cell>
          <table:table-cell office:value-type="float" office:value="0.0372447" calcext:value-type="float">
            <text:p>0.0372447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0336317" calcext:value-type="float">
            <text:p>0.0336317</text:p>
          </table:table-cell>
          <table:table-cell office:value-type="float" office:value="138" calcext:value-type="float">
            <text:p>138</text:p>
          </table:table-cell>
          <table:table-cell office:value-type="float" office:value="0.0708764" calcext:value-type="float">
            <text:p>0.070876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3" calcext:value-type="float">
            <text:p>3</text:p>
          </table:table-cell>
          <table:table-cell office:value-type="float" office:value="0.0404374" calcext:value-type="float">
            <text:p>0.040437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0324398" calcext:value-type="float">
            <text:p>0.0324398</text:p>
          </table:table-cell>
          <table:table-cell office:value-type="float" office:value="133" calcext:value-type="float">
            <text:p>133</text:p>
          </table:table-cell>
          <table:table-cell office:value-type="float" office:value="0.0728772" calcext:value-type="float">
            <text:p>0.072877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4" calcext:value-type="float">
            <text:p>4</text:p>
          </table:table-cell>
          <table:table-cell office:value-type="float" office:value="0.0349352" calcext:value-type="float">
            <text:p>0.0349352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0299285" calcext:value-type="float">
            <text:p>0.0299285</text:p>
          </table:table-cell>
          <table:table-cell office:value-type="float" office:value="127" calcext:value-type="float">
            <text:p>127</text:p>
          </table:table-cell>
          <table:table-cell office:value-type="float" office:value="0.0648637" calcext:value-type="float">
            <text:p>0.064863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5" calcext:value-type="float">
            <text:p>5</text:p>
          </table:table-cell>
          <table:table-cell office:value-type="float" office:value="0.0367569" calcext:value-type="float">
            <text:p>0.0367569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0327043" calcext:value-type="float">
            <text:p>0.0327043</text:p>
          </table:table-cell>
          <table:table-cell office:value-type="float" office:value="129" calcext:value-type="float">
            <text:p>129</text:p>
          </table:table-cell>
          <table:table-cell office:value-type="float" office:value="0.0694612" calcext:value-type="float">
            <text:p>0.069461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6" calcext:value-type="float">
            <text:p>6</text:p>
          </table:table-cell>
          <table:table-cell office:value-type="float" office:value="0.0330073" calcext:value-type="float">
            <text:p>0.0330073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0260959" calcext:value-type="float">
            <text:p>0.0260959</text:p>
          </table:table-cell>
          <table:table-cell office:value-type="float" office:value="146" calcext:value-type="float">
            <text:p>146</text:p>
          </table:table-cell>
          <table:table-cell office:value-type="float" office:value="0.0591032" calcext:value-type="float">
            <text:p>0.059103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7" calcext:value-type="float">
            <text:p>7</text:p>
          </table:table-cell>
          <table:table-cell office:value-type="float" office:value="0.0402589" calcext:value-type="float">
            <text:p>0.0402589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0330154" calcext:value-type="float">
            <text:p>0.0330154</text:p>
          </table:table-cell>
          <table:table-cell office:value-type="float" office:value="147" calcext:value-type="float">
            <text:p>147</text:p>
          </table:table-cell>
          <table:table-cell office:value-type="float" office:value="0.0732744" calcext:value-type="float">
            <text:p>0.0732744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8" calcext:value-type="float">
            <text:p>8</text:p>
          </table:table-cell>
          <table:table-cell office:value-type="float" office:value="0.0409356" calcext:value-type="float">
            <text:p>0.0409356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0340206" calcext:value-type="float">
            <text:p>0.0340206</text:p>
          </table:table-cell>
          <table:table-cell office:value-type="float" office:value="151" calcext:value-type="float">
            <text:p>151</text:p>
          </table:table-cell>
          <table:table-cell office:value-type="float" office:value="0.0749562" calcext:value-type="float">
            <text:p>0.074956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AKAZE</text:p>
          </table:table-cell>
          <table:table-cell office:value-type="float" office:value="9" calcext:value-type="float">
            <text:p>9</text:p>
          </table:table-cell>
          <table:table-cell office:value-type="float" office:value="0.0409056" calcext:value-type="float">
            <text:p>0.0409056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0316671" calcext:value-type="float">
            <text:p>0.0316671</text:p>
          </table:table-cell>
          <table:table-cell office:value-type="float" office:value="150" calcext:value-type="float">
            <text:p>150</text:p>
          </table:table-cell>
          <table:table-cell office:value-type="float" office:value="0.0725727" calcext:value-type="float">
            <text:p>0.072572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405273" calcext:value-type="float">
            <text:p>0.0405273</text:p>
          </table:table-cell>
          <table:table-cell office:value-type="float" office:value="1351" calcext:value-type="float">
            <text:p>1351</text:p>
          </table:table-cell>
          <table:table-cell office:value-type="float" office:value="166" calcext:value-type="float">
            <text:p>166</text:p>
          </table:table-cell>
          <table:table-cell office:value-type="float" office:value="7.72918" calcext:value-type="float">
            <text:p>7.72918</text:p>
          </table:table-cell>
          <table:table-cell office:value-type="float" office:value="15.3807" calcext:value-type="float">
            <text:p>15.3807</text:p>
          </table:table-cell>
          <table:table-cell office:value-type="float" office:value="0.012893" calcext:value-type="float">
            <text:p>0.012893</text:p>
          </table:table-cell>
          <table:table-cell office:value-type="float" office:value="0" calcext:value-type="float">
            <text:p>0</text:p>
          </table:table-cell>
          <table:table-cell office:value-type="float" office:value="0.0534203" calcext:value-type="float">
            <text:p>0.053420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377034" calcext:value-type="float">
            <text:p>0.0377034</text:p>
          </table:table-cell>
          <table:table-cell office:value-type="float" office:value="1327" calcext:value-type="float">
            <text:p>1327</text:p>
          </table:table-cell>
          <table:table-cell office:value-type="float" office:value="157" calcext:value-type="float">
            <text:p>157</text:p>
          </table:table-cell>
          <table:table-cell office:value-type="float" office:value="7.49021" calcext:value-type="float">
            <text:p>7.49021</text:p>
          </table:table-cell>
          <table:table-cell office:value-type="float" office:value="12.4225" calcext:value-type="float">
            <text:p>12.4225</text:p>
          </table:table-cell>
          <table:table-cell office:value-type="float" office:value="0.0167701" calcext:value-type="float">
            <text:p>0.0167701</text:p>
          </table:table-cell>
          <table:table-cell office:value-type="float" office:value="148" calcext:value-type="float">
            <text:p>148</text:p>
          </table:table-cell>
          <table:table-cell office:value-type="float" office:value="0.0544735" calcext:value-type="float">
            <text:p>0.0544735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376439" calcext:value-type="float">
            <text:p>0.0376439</text:p>
          </table:table-cell>
          <table:table-cell office:value-type="float" office:value="1311" calcext:value-type="float">
            <text:p>1311</text:p>
          </table:table-cell>
          <table:table-cell office:value-type="float" office:value="161" calcext:value-type="float">
            <text:p>161</text:p>
          </table:table-cell>
          <table:table-cell office:value-type="float" office:value="7.45212" calcext:value-type="float">
            <text:p>7.4521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013331" calcext:value-type="float">
            <text:p>0.013331</text:p>
          </table:table-cell>
          <table:table-cell office:value-type="float" office:value="143" calcext:value-type="float">
            <text:p>143</text:p>
          </table:table-cell>
          <table:table-cell office:value-type="float" office:value="0.0509749" calcext:value-type="float">
            <text:p>0.0509749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404324" calcext:value-type="float">
            <text:p>0.0404324</text:p>
          </table:table-cell>
          <table:table-cell office:value-type="float" office:value="1351" calcext:value-type="float">
            <text:p>1351</text:p>
          </table:table-cell>
          <table:table-cell office:value-type="float" office:value="155" calcext:value-type="float">
            <text:p>155</text:p>
          </table:table-cell>
          <table:table-cell office:value-type="float" office:value="7.57523" calcext:value-type="float">
            <text:p>7.57523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0.0166352" calcext:value-type="float">
            <text:p>0.0166352</text:p>
          </table:table-cell>
          <table:table-cell office:value-type="float" office:value="139" calcext:value-type="float">
            <text:p>139</text:p>
          </table:table-cell>
          <table:table-cell office:value-type="float" office:value="0.0570677" calcext:value-type="float">
            <text:p>0.0570677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379213" calcext:value-type="float">
            <text:p>0.0379213</text:p>
          </table:table-cell>
          <table:table-cell office:value-type="float" office:value="1360" calcext:value-type="float">
            <text:p>1360</text:p>
          </table:table-cell>
          <table:table-cell office:value-type="float" office:value="163" calcext:value-type="float">
            <text:p>163</text:p>
          </table:table-cell>
          <table:table-cell office:value-type="float" office:value="7.73319" calcext:value-type="float">
            <text:p>7.73319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0.0128336" calcext:value-type="float">
            <text:p>0.0128336</text:p>
          </table:table-cell>
          <table:table-cell office:value-type="float" office:value="140" calcext:value-type="float">
            <text:p>140</text:p>
          </table:table-cell>
          <table:table-cell office:value-type="float" office:value="0.0507548" calcext:value-type="float">
            <text:p>0.0507548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389301" calcext:value-type="float">
            <text:p>0.0389301</text:p>
          </table:table-cell>
          <table:table-cell office:value-type="float" office:value="1347" calcext:value-type="float">
            <text:p>1347</text:p>
          </table:table-cell>
          <table:table-cell office:value-type="float" office:value="164" calcext:value-type="float">
            <text:p>164</text:p>
          </table:table-cell>
          <table:table-cell office:value-type="float" office:value="7.68804" calcext:value-type="float">
            <text:p>7.68804</text:p>
          </table:table-cell>
          <table:table-cell office:value-type="float" office:value="11.4138" calcext:value-type="float">
            <text:p>11.4138</text:p>
          </table:table-cell>
          <table:table-cell office:value-type="float" office:value="0.0169329" calcext:value-type="float">
            <text:p>0.0169329</text:p>
          </table:table-cell>
          <table:table-cell office:value-type="float" office:value="143" calcext:value-type="float">
            <text:p>143</text:p>
          </table:table-cell>
          <table:table-cell office:value-type="float" office:value="0.055863" calcext:value-type="float">
            <text:p>0.055863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362807" calcext:value-type="float">
            <text:p>0.0362807</text:p>
          </table:table-cell>
          <table:table-cell office:value-type="float" office:value="1363" calcext:value-type="float">
            <text:p>1363</text:p>
          </table:table-cell>
          <table:table-cell office:value-type="float" office:value="173" calcext:value-type="float">
            <text:p>173</text:p>
          </table:table-cell>
          <table:table-cell office:value-type="float" office:value="7.73879" calcext:value-type="float">
            <text:p>7.73879</text:p>
          </table:table-cell>
          <table:table-cell office:value-type="float" office:value="11.7812" calcext:value-type="float">
            <text:p>11.7812</text:p>
          </table:table-cell>
          <table:table-cell office:value-type="float" office:value="0.0138118" calcext:value-type="float">
            <text:p>0.0138118</text:p>
          </table:table-cell>
          <table:table-cell office:value-type="float" office:value="151" calcext:value-type="float">
            <text:p>151</text:p>
          </table:table-cell>
          <table:table-cell office:value-type="float" office:value="0.0500926" calcext:value-type="float">
            <text:p>0.0500926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399005" calcext:value-type="float">
            <text:p>0.0399005</text:p>
          </table:table-cell>
          <table:table-cell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12.3183" calcext:value-type="float">
            <text:p>12.3183</text:p>
          </table:table-cell>
          <table:table-cell office:value-type="float" office:value="0.0169787" calcext:value-type="float">
            <text:p>0.0169787</text:p>
          </table:table-cell>
          <table:table-cell office:value-type="float" office:value="157" calcext:value-type="float">
            <text:p>157</text:p>
          </table:table-cell>
          <table:table-cell office:value-type="float" office:value="0.0568792" calcext:value-type="float">
            <text:p>0.056879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366023" calcext:value-type="float">
            <text:p>0.0366023</text:p>
          </table:table-cell>
          <table:table-cell office:value-type="float" office:value="1358" calcext:value-type="float">
            <text:p>1358</text:p>
          </table:table-cell>
          <table:table-cell office:value-type="float" office:value="177" calcext:value-type="float">
            <text:p>177</text:p>
          </table:table-cell>
          <table:table-cell office:value-type="float" office:value="7.81556" calcext:value-type="float">
            <text:p>7.81556</text:p>
          </table:table-cell>
          <table:table-cell office:value-type="float" office:value="12.2047" calcext:value-type="float">
            <text:p>12.2047</text:p>
          </table:table-cell>
          <table:table-cell office:value-type="float" office:value="0.0140018" calcext:value-type="float">
            <text:p>0.0140018</text:p>
          </table:table-cell>
          <table:table-cell office:value-type="float" office:value="159" calcext:value-type="float">
            <text:p>159</text:p>
          </table:table-cell>
          <table:table-cell office:value-type="float" office:value="0.0506042" calcext:value-type="float">
            <text:p>0.0506042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410426" calcext:value-type="float">
            <text:p>0.0410426</text:p>
          </table:table-cell>
          <table:table-cell office:value-type="float" office:value="1331" calcext:value-type="float">
            <text:p>1331</text:p>
          </table:table-cell>
          <table:table-cell office:value-type="float" office:value="179" calcext:value-type="float">
            <text:p>179</text:p>
          </table:table-cell>
          <table:table-cell office:value-type="float" office:value="7.88576" calcext:value-type="float">
            <text:p>7.88576</text:p>
          </table:table-cell>
          <table:table-cell office:value-type="float" office:value="12.9699" calcext:value-type="float">
            <text:p>12.9699</text:p>
          </table:table-cell>
          <table:table-cell office:value-type="float" office:value="0.0132214" calcext:value-type="float">
            <text:p>0.0132214</text:p>
          </table:table-cell>
          <table:table-cell office:value-type="float" office:value="159" calcext:value-type="float">
            <text:p>159</text:p>
          </table:table-cell>
          <table:table-cell office:value-type="float" office:value="0.054264" calcext:value-type="float">
            <text:p>0.05426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0.0717248" calcext:value-type="float">
            <text:p>0.0717248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4.98472" calcext:value-type="float">
            <text:p>4.98472</text:p>
          </table:table-cell>
          <table:table-cell office:value-type="float" office:value="35.1615" calcext:value-type="float">
            <text:p>35.1615</text:p>
          </table:table-cell>
          <table:table-cell office:value-type="float" office:value="0.155551" calcext:value-type="float">
            <text:p>0.155551</text:p>
          </table:table-cell>
          <table:table-cell office:value-type="float" office:value="0" calcext:value-type="float">
            <text:p>0</text:p>
          </table:table-cell>
          <table:table-cell office:value-type="float" office:value="0.227276" calcext:value-type="float">
            <text:p>0.22727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1" calcext:value-type="float">
            <text:p>1</text:p>
          </table:table-cell>
          <table:table-cell office:value-type="float" office:value="0.0726522" calcext:value-type="float">
            <text:p>0.0726522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5.08981" calcext:value-type="float">
            <text:p>5.08981</text:p>
          </table:table-cell>
          <table:table-cell office:value-type="float" office:value="38.1059" calcext:value-type="float">
            <text:p>38.1059</text:p>
          </table:table-cell>
          <table:table-cell office:value-type="float" office:value="0.155557" calcext:value-type="float">
            <text:p>0.155557</text:p>
          </table:table-cell>
          <table:table-cell office:value-type="float" office:value="64" calcext:value-type="float">
            <text:p>64</text:p>
          </table:table-cell>
          <table:table-cell office:value-type="float" office:value="0.228209" calcext:value-type="float">
            <text:p>0.22820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2" calcext:value-type="float">
            <text:p>2</text:p>
          </table:table-cell>
          <table:table-cell office:value-type="float" office:value="0.0728986" calcext:value-type="float">
            <text:p>0.0728986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0.154865" calcext:value-type="float">
            <text:p>0.154865</text:p>
          </table:table-cell>
          <table:table-cell office:value-type="float" office:value="66" calcext:value-type="float">
            <text:p>66</text:p>
          </table:table-cell>
          <table:table-cell office:value-type="float" office:value="0.227764" calcext:value-type="float">
            <text:p>0.22776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3" calcext:value-type="float">
            <text:p>3</text:p>
          </table:table-cell>
          <table:table-cell office:value-type="float" office:value="0.0716062" calcext:value-type="float">
            <text:p>0.0716062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4.73123" calcext:value-type="float">
            <text:p>4.7312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0.153766" calcext:value-type="float">
            <text:p>0.153766</text:p>
          </table:table-cell>
          <table:table-cell office:value-type="float" office:value="62" calcext:value-type="float">
            <text:p>62</text:p>
          </table:table-cell>
          <table:table-cell office:value-type="float" office:value="0.225372" calcext:value-type="float">
            <text:p>0.22537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4" calcext:value-type="float">
            <text:p>4</text:p>
          </table:table-cell>
          <table:table-cell office:value-type="float" office:value="0.0718716" calcext:value-type="float">
            <text:p>0.0718716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4.7196" calcext:value-type="float">
            <text:p>4.7196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0.159331" calcext:value-type="float">
            <text:p>0.159331</text:p>
          </table:table-cell>
          <table:table-cell office:value-type="float" office:value="66" calcext:value-type="float">
            <text:p>66</text:p>
          </table:table-cell>
          <table:table-cell office:value-type="float" office:value="0.231202" calcext:value-type="float">
            <text:p>0.23120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5" calcext:value-type="float">
            <text:p>5</text:p>
          </table:table-cell>
          <table:table-cell office:value-type="float" office:value="0.0709129" calcext:value-type="float">
            <text:p>0.0709129</text:p>
          </table:table-cell>
          <table:table-cell office:value-type="float" office:value="1369" calcext:value-type="float">
            <text:p>1369</text:p>
          </table:table-cell>
          <table:table-cell office:value-type="float" office:value="140" calcext:value-type="float">
            <text:p>140</text:p>
          </table:table-cell>
          <table:table-cell office:value-type="float" office:value="4.68398" calcext:value-type="float">
            <text:p>4.68398</text:p>
          </table:table-cell>
          <table:table-cell office:value-type="float" office:value="31.0978" calcext:value-type="float">
            <text:p>31.0978</text:p>
          </table:table-cell>
          <table:table-cell office:value-type="float" office:value="0.141566" calcext:value-type="float">
            <text:p>0.141566</text:p>
          </table:table-cell>
          <table:table-cell office:value-type="float" office:value="59" calcext:value-type="float">
            <text:p>59</text:p>
          </table:table-cell>
          <table:table-cell office:value-type="float" office:value="0.212479" calcext:value-type="float">
            <text:p>0.21247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6" calcext:value-type="float">
            <text:p>6</text:p>
          </table:table-cell>
          <table:table-cell office:value-type="float" office:value="0.0742532" calcext:value-type="float">
            <text:p>0.0742532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5.40798" calcext:value-type="float">
            <text:p>5.40798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0.140399" calcext:value-type="float">
            <text:p>0.140399</text:p>
          </table:table-cell>
          <table:table-cell office:value-type="float" office:value="64" calcext:value-type="float">
            <text:p>64</text:p>
          </table:table-cell>
          <table:table-cell office:value-type="float" office:value="0.214652" calcext:value-type="float">
            <text:p>0.21465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7" calcext:value-type="float">
            <text:p>7</text:p>
          </table:table-cell>
          <table:table-cell office:value-type="float" office:value="0.0741978" calcext:value-type="float">
            <text:p>0.074197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4.62187" calcext:value-type="float">
            <text:p>4.62187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0.142879" calcext:value-type="float">
            <text:p>0.142879</text:p>
          </table:table-cell>
          <table:table-cell office:value-type="float" office:value="64" calcext:value-type="float">
            <text:p>64</text:p>
          </table:table-cell>
          <table:table-cell office:value-type="float" office:value="0.217077" calcext:value-type="float">
            <text:p>0.21707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8" calcext:value-type="float">
            <text:p>8</text:p>
          </table:table-cell>
          <table:table-cell office:value-type="float" office:value="0.0735079" calcext:value-type="float">
            <text:p>0.073507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5.51997" calcext:value-type="float">
            <text:p>5.51997</text:p>
          </table:table-cell>
          <table:table-cell office:value-type="float" office:value="44.4893" calcext:value-type="float">
            <text:p>44.4893</text:p>
          </table:table-cell>
          <table:table-cell office:value-type="float" office:value="0.14077" calcext:value-type="float">
            <text:p>0.14077</text:p>
          </table:table-cell>
          <table:table-cell office:value-type="float" office:value="67" calcext:value-type="float">
            <text:p>67</text:p>
          </table:table-cell>
          <table:table-cell office:value-type="float" office:value="0.214277" calcext:value-type="float">
            <text:p>0.21427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SK</text:p>
          </table:table-cell>
          <table:table-cell office:value-type="float" office:value="9" calcext:value-type="float">
            <text:p>9</text:p>
          </table:table-cell>
          <table:table-cell office:value-type="float" office:value="0.0715342" calcext:value-type="float">
            <text:p>0.0715342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5.62509" calcext:value-type="float">
            <text:p>5.62509</text:p>
          </table:table-cell>
          <table:table-cell office:value-type="float" office:value="44.638" calcext:value-type="float">
            <text:p>44.638</text:p>
          </table:table-cell>
          <table:table-cell office:value-type="float" office:value="0.140155" calcext:value-type="float">
            <text:p>0.140155</text:p>
          </table:table-cell>
          <table:table-cell office:value-type="float" office:value="80" calcext:value-type="float">
            <text:p>80</text:p>
          </table:table-cell>
          <table:table-cell office:value-type="float" office:value="0.21169" calcext:value-type="float">
            <text:p>0.2116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0.0713048" calcext:value-type="float">
            <text:p>0.0713048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4.98472" calcext:value-type="float">
            <text:p>4.98472</text:p>
          </table:table-cell>
          <table:table-cell office:value-type="float" office:value="35.1615" calcext:value-type="float">
            <text:p>35.1615</text:p>
          </table:table-cell>
          <table:table-cell office:value-type="float" office:value="0.000654767" calcext:value-type="float">
            <text:p>0.000654767</text:p>
          </table:table-cell>
          <table:table-cell office:value-type="float" office:value="0" calcext:value-type="float">
            <text:p>0</text:p>
          </table:table-cell>
          <table:table-cell office:value-type="float" office:value="0.0719595" calcext:value-type="float">
            <text:p>0.071959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1" calcext:value-type="float">
            <text:p>1</text:p>
          </table:table-cell>
          <table:table-cell office:value-type="float" office:value="0.0740849" calcext:value-type="float">
            <text:p>0.0740849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5.08981" calcext:value-type="float">
            <text:p>5.08981</text:p>
          </table:table-cell>
          <table:table-cell office:value-type="float" office:value="38.1059" calcext:value-type="float">
            <text:p>38.1059</text:p>
          </table:table-cell>
          <table:table-cell office:value-type="float" office:value="0.000658163" calcext:value-type="float">
            <text:p>0.000658163</text:p>
          </table:table-cell>
          <table:table-cell office:value-type="float" office:value="86" calcext:value-type="float">
            <text:p>86</text:p>
          </table:table-cell>
          <table:table-cell office:value-type="float" office:value="0.074743" calcext:value-type="float">
            <text:p>0.07474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2" calcext:value-type="float">
            <text:p>2</text:p>
          </table:table-cell>
          <table:table-cell office:value-type="float" office:value="0.0741497" calcext:value-type="float">
            <text:p>0.0741497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0.000610377" calcext:value-type="float">
            <text:p>0.000610377</text:p>
          </table:table-cell>
          <table:table-cell office:value-type="float" office:value="78" calcext:value-type="float">
            <text:p>78</text:p>
          </table:table-cell>
          <table:table-cell office:value-type="float" office:value="0.0747601" calcext:value-type="float">
            <text:p>0.0747601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3" calcext:value-type="float">
            <text:p>3</text:p>
          </table:table-cell>
          <table:table-cell office:value-type="float" office:value="0.075745" calcext:value-type="float">
            <text:p>0.075745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4.73123" calcext:value-type="float">
            <text:p>4.7312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0.000682365" calcext:value-type="float">
            <text:p>0.000682365</text:p>
          </table:table-cell>
          <table:table-cell office:value-type="float" office:value="76" calcext:value-type="float">
            <text:p>76</text:p>
          </table:table-cell>
          <table:table-cell office:value-type="float" office:value="0.0764274" calcext:value-type="float">
            <text:p>0.076427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4" calcext:value-type="float">
            <text:p>4</text:p>
          </table:table-cell>
          <table:table-cell office:value-type="float" office:value="0.0733181" calcext:value-type="float">
            <text:p>0.0733181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4.7196" calcext:value-type="float">
            <text:p>4.7196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0.000663061" calcext:value-type="float">
            <text:p>0.000663061</text:p>
          </table:table-cell>
          <table:table-cell office:value-type="float" office:value="85" calcext:value-type="float">
            <text:p>85</text:p>
          </table:table-cell>
          <table:table-cell office:value-type="float" office:value="0.0739812" calcext:value-type="float">
            <text:p>0.073981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5" calcext:value-type="float">
            <text:p>5</text:p>
          </table:table-cell>
          <table:table-cell office:value-type="float" office:value="0.0713366" calcext:value-type="float">
            <text:p>0.0713366</text:p>
          </table:table-cell>
          <table:table-cell office:value-type="float" office:value="1369" calcext:value-type="float">
            <text:p>1369</text:p>
          </table:table-cell>
          <table:table-cell office:value-type="float" office:value="140" calcext:value-type="float">
            <text:p>140</text:p>
          </table:table-cell>
          <table:table-cell office:value-type="float" office:value="4.68398" calcext:value-type="float">
            <text:p>4.68398</text:p>
          </table:table-cell>
          <table:table-cell office:value-type="float" office:value="31.0978" calcext:value-type="float">
            <text:p>31.0978</text:p>
          </table:table-cell>
          <table:table-cell office:value-type="float" office:value="0.000666038" calcext:value-type="float">
            <text:p>0.000666038</text:p>
          </table:table-cell>
          <table:table-cell office:value-type="float" office:value="69" calcext:value-type="float">
            <text:p>69</text:p>
          </table:table-cell>
          <table:table-cell office:value-type="float" office:value="0.0720026" calcext:value-type="float">
            <text:p>0.072002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6" calcext:value-type="float">
            <text:p>6</text:p>
          </table:table-cell>
          <table:table-cell office:value-type="float" office:value="0.0731057" calcext:value-type="float">
            <text:p>0.0731057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5.40798" calcext:value-type="float">
            <text:p>5.40798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0.000654548" calcext:value-type="float">
            <text:p>0.000654548</text:p>
          </table:table-cell>
          <table:table-cell office:value-type="float" office:value="74" calcext:value-type="float">
            <text:p>74</text:p>
          </table:table-cell>
          <table:table-cell office:value-type="float" office:value="0.0737603" calcext:value-type="float">
            <text:p>0.073760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7" calcext:value-type="float">
            <text:p>7</text:p>
          </table:table-cell>
          <table:table-cell office:value-type="float" office:value="0.0727881" calcext:value-type="float">
            <text:p>0.0727881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4.62187" calcext:value-type="float">
            <text:p>4.62187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0.000683774" calcext:value-type="float">
            <text:p>0.000683774</text:p>
          </table:table-cell>
          <table:table-cell office:value-type="float" office:value="76" calcext:value-type="float">
            <text:p>76</text:p>
          </table:table-cell>
          <table:table-cell office:value-type="float" office:value="0.0734719" calcext:value-type="float">
            <text:p>0.073471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8" calcext:value-type="float">
            <text:p>8</text:p>
          </table:table-cell>
          <table:table-cell office:value-type="float" office:value="0.0769449" calcext:value-type="float">
            <text:p>0.0769449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5.51997" calcext:value-type="float">
            <text:p>5.51997</text:p>
          </table:table-cell>
          <table:table-cell office:value-type="float" office:value="44.4893" calcext:value-type="float">
            <text:p>44.4893</text:p>
          </table:table-cell>
          <table:table-cell office:value-type="float" office:value="0.00069986" calcext:value-type="float">
            <text:p>0.00069986</text:p>
          </table:table-cell>
          <table:table-cell office:value-type="float" office:value="70" calcext:value-type="float">
            <text:p>70</text:p>
          </table:table-cell>
          <table:table-cell office:value-type="float" office:value="0.0776448" calcext:value-type="float">
            <text:p>0.077644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BRIEF</text:p>
          </table:table-cell>
          <table:table-cell office:value-type="float" office:value="9" calcext:value-type="float">
            <text:p>9</text:p>
          </table:table-cell>
          <table:table-cell office:value-type="float" office:value="0.0720825" calcext:value-type="float">
            <text:p>0.0720825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5.62509" calcext:value-type="float">
            <text:p>5.62509</text:p>
          </table:table-cell>
          <table:table-cell office:value-type="float" office:value="44.638" calcext:value-type="float">
            <text:p>44.638</text:p>
          </table:table-cell>
          <table:table-cell office:value-type="float" office:value="0.00066445" calcext:value-type="float">
            <text:p>0.00066445</text:p>
          </table:table-cell>
          <table:table-cell office:value-type="float" office:value="88" calcext:value-type="float">
            <text:p>88</text:p>
          </table:table-cell>
          <table:table-cell office:value-type="float" office:value="0.0727469" calcext:value-type="float">
            <text:p>0.072746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0.0727728" calcext:value-type="float">
            <text:p>0.0727728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4.98472" calcext:value-type="float">
            <text:p>4.98472</text:p>
          </table:table-cell>
          <table:table-cell office:value-type="float" office:value="35.1615" calcext:value-type="float">
            <text:p>35.1615</text:p>
          </table:table-cell>
          <table:table-cell office:value-type="float" office:value="0.0204394" calcext:value-type="float">
            <text:p>0.0204394</text:p>
          </table:table-cell>
          <table:table-cell office:value-type="float" office:value="0" calcext:value-type="float">
            <text:p>0</text:p>
          </table:table-cell>
          <table:table-cell office:value-type="float" office:value="0.0932122" calcext:value-type="float">
            <text:p>0.093212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1" calcext:value-type="float">
            <text:p>1</text:p>
          </table:table-cell>
          <table:table-cell office:value-type="float" office:value="0.0734114" calcext:value-type="float">
            <text:p>0.0734114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5.08981" calcext:value-type="float">
            <text:p>5.08981</text:p>
          </table:table-cell>
          <table:table-cell office:value-type="float" office:value="38.1059" calcext:value-type="float">
            <text:p>38.1059</text:p>
          </table:table-cell>
          <table:table-cell office:value-type="float" office:value="0.0208847" calcext:value-type="float">
            <text:p>0.0208847</text:p>
          </table:table-cell>
          <table:table-cell office:value-type="float" office:value="65" calcext:value-type="float">
            <text:p>65</text:p>
          </table:table-cell>
          <table:table-cell office:value-type="float" office:value="0.0942962" calcext:value-type="float">
            <text:p>0.0942962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2" calcext:value-type="float">
            <text:p>2</text:p>
          </table:table-cell>
          <table:table-cell office:value-type="float" office:value="0.0717485" calcext:value-type="float">
            <text:p>0.0717485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0.020577" calcext:value-type="float">
            <text:p>0.020577</text:p>
          </table:table-cell>
          <table:table-cell office:value-type="float" office:value="72" calcext:value-type="float">
            <text:p>72</text:p>
          </table:table-cell>
          <table:table-cell office:value-type="float" office:value="0.0923255" calcext:value-type="float">
            <text:p>0.0923255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3" calcext:value-type="float">
            <text:p>3</text:p>
          </table:table-cell>
          <table:table-cell office:value-type="float" office:value="0.0712782" calcext:value-type="float">
            <text:p>0.0712782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4.73123" calcext:value-type="float">
            <text:p>4.7312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0.0206858" calcext:value-type="float">
            <text:p>0.0206858</text:p>
          </table:table-cell>
          <table:table-cell office:value-type="float" office:value="64" calcext:value-type="float">
            <text:p>64</text:p>
          </table:table-cell>
          <table:table-cell office:value-type="float" office:value="0.0919639" calcext:value-type="float">
            <text:p>0.091963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4" calcext:value-type="float">
            <text:p>4</text:p>
          </table:table-cell>
          <table:table-cell office:value-type="float" office:value="0.0740363" calcext:value-type="float">
            <text:p>0.0740363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4.7196" calcext:value-type="float">
            <text:p>4.7196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0.0205107" calcext:value-type="float">
            <text:p>0.0205107</text:p>
          </table:table-cell>
          <table:table-cell office:value-type="float" office:value="66" calcext:value-type="float">
            <text:p>66</text:p>
          </table:table-cell>
          <table:table-cell office:value-type="float" office:value="0.094547" calcext:value-type="float">
            <text:p>0.09454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5" calcext:value-type="float">
            <text:p>5</text:p>
          </table:table-cell>
          <table:table-cell office:value-type="float" office:value="0.0734599" calcext:value-type="float">
            <text:p>0.0734599</text:p>
          </table:table-cell>
          <table:table-cell office:value-type="float" office:value="1369" calcext:value-type="float">
            <text:p>1369</text:p>
          </table:table-cell>
          <table:table-cell office:value-type="float" office:value="140" calcext:value-type="float">
            <text:p>140</text:p>
          </table:table-cell>
          <table:table-cell office:value-type="float" office:value="4.68398" calcext:value-type="float">
            <text:p>4.68398</text:p>
          </table:table-cell>
          <table:table-cell office:value-type="float" office:value="31.0978" calcext:value-type="float">
            <text:p>31.0978</text:p>
          </table:table-cell>
          <table:table-cell office:value-type="float" office:value="0.0207154" calcext:value-type="float">
            <text:p>0.0207154</text:p>
          </table:table-cell>
          <table:table-cell office:value-type="float" office:value="59" calcext:value-type="float">
            <text:p>59</text:p>
          </table:table-cell>
          <table:table-cell office:value-type="float" office:value="0.0941753" calcext:value-type="float">
            <text:p>0.094175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6" calcext:value-type="float">
            <text:p>6</text:p>
          </table:table-cell>
          <table:table-cell office:value-type="float" office:value="0.0763126" calcext:value-type="float">
            <text:p>0.0763126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5.40798" calcext:value-type="float">
            <text:p>5.40798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0.0205917" calcext:value-type="float">
            <text:p>0.0205917</text:p>
          </table:table-cell>
          <table:table-cell office:value-type="float" office:value="59" calcext:value-type="float">
            <text:p>59</text:p>
          </table:table-cell>
          <table:table-cell office:value-type="float" office:value="0.0969043" calcext:value-type="float">
            <text:p>0.096904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7" calcext:value-type="float">
            <text:p>7</text:p>
          </table:table-cell>
          <table:table-cell office:value-type="float" office:value="0.0725428" calcext:value-type="float">
            <text:p>0.0725428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4.62187" calcext:value-type="float">
            <text:p>4.62187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0.0223218" calcext:value-type="float">
            <text:p>0.0223218</text:p>
          </table:table-cell>
          <table:table-cell office:value-type="float" office:value="64" calcext:value-type="float">
            <text:p>64</text:p>
          </table:table-cell>
          <table:table-cell office:value-type="float" office:value="0.0948647" calcext:value-type="float">
            <text:p>0.094864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8" calcext:value-type="float">
            <text:p>8</text:p>
          </table:table-cell>
          <table:table-cell office:value-type="float" office:value="0.0734207" calcext:value-type="float">
            <text:p>0.0734207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5.51997" calcext:value-type="float">
            <text:p>5.51997</text:p>
          </table:table-cell>
          <table:table-cell office:value-type="float" office:value="44.4893" calcext:value-type="float">
            <text:p>44.4893</text:p>
          </table:table-cell>
          <table:table-cell office:value-type="float" office:value="0.0213352" calcext:value-type="float">
            <text:p>0.0213352</text:p>
          </table:table-cell>
          <table:table-cell office:value-type="float" office:value="65" calcext:value-type="float">
            <text:p>65</text:p>
          </table:table-cell>
          <table:table-cell office:value-type="float" office:value="0.0947559" calcext:value-type="float">
            <text:p>0.094755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FREAK</text:p>
          </table:table-cell>
          <table:table-cell office:value-type="float" office:value="9" calcext:value-type="float">
            <text:p>9</text:p>
          </table:table-cell>
          <table:table-cell office:value-type="float" office:value="0.0734987" calcext:value-type="float">
            <text:p>0.0734987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5.62509" calcext:value-type="float">
            <text:p>5.62509</text:p>
          </table:table-cell>
          <table:table-cell office:value-type="float" office:value="44.638" calcext:value-type="float">
            <text:p>44.638</text:p>
          </table:table-cell>
          <table:table-cell office:value-type="float" office:value="0.0211753" calcext:value-type="float">
            <text:p>0.0211753</text:p>
          </table:table-cell>
          <table:table-cell office:value-type="float" office:value="79" calcext:value-type="float">
            <text:p>79</text:p>
          </table:table-cell>
          <table:table-cell office:value-type="float" office:value="0.094674" calcext:value-type="float">
            <text:p>0.094674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0" calcext:value-type="float">
            <text:p>0</text:p>
          </table:table-cell>
          <table:table-cell office:value-type="float" office:value="0.0735182" calcext:value-type="float">
            <text:p>0.0735182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 office:value-type="float" office:value="4.98472" calcext:value-type="float">
            <text:p>4.98472</text:p>
          </table:table-cell>
          <table:table-cell office:value-type="float" office:value="35.1615" calcext:value-type="float">
            <text:p>35.1615</text:p>
          </table:table-cell>
          <table:table-cell office:value-type="float" office:value="0.046099" calcext:value-type="float">
            <text:p>0.046099</text:p>
          </table:table-cell>
          <table:table-cell office:value-type="float" office:value="0" calcext:value-type="float">
            <text:p>0</text:p>
          </table:table-cell>
          <table:table-cell office:value-type="float" office:value="0.119617" calcext:value-type="float">
            <text:p>0.11961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1" calcext:value-type="float">
            <text:p>1</text:p>
          </table:table-cell>
          <table:table-cell office:value-type="float" office:value="0.0537303" calcext:value-type="float">
            <text:p>0.0537303</text:p>
          </table:table-cell>
          <table:table-cell office:value-type="float" office:value="1371" calcext:value-type="float">
            <text:p>1371</text:p>
          </table:table-cell>
          <table:table-cell office:value-type="float" office:value="132" calcext:value-type="float">
            <text:p>132</text:p>
          </table:table-cell>
          <table:table-cell office:value-type="float" office:value="5.08981" calcext:value-type="float">
            <text:p>5.08981</text:p>
          </table:table-cell>
          <table:table-cell office:value-type="float" office:value="38.1059" calcext:value-type="float">
            <text:p>38.1059</text:p>
          </table:table-cell>
          <table:table-cell office:value-type="float" office:value="0.0454487" calcext:value-type="float">
            <text:p>0.0454487</text:p>
          </table:table-cell>
          <table:table-cell office:value-type="float" office:value="94" calcext:value-type="float">
            <text:p>94</text:p>
          </table:table-cell>
          <table:table-cell office:value-type="float" office:value="0.099179" calcext:value-type="float">
            <text:p>0.09917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2" calcext:value-type="float">
            <text:p>2</text:p>
          </table:table-cell>
          <table:table-cell office:value-type="float" office:value="0.0717613" calcext:value-type="float">
            <text:p>0.0717613</text:p>
          </table:table-cell>
          <table:table-cell office:value-type="float" office:value="1380" calcext:value-type="float">
            <text:p>1380</text:p>
          </table:table-cell>
          <table:table-cell office:value-type="float" office:value="124" calcext:value-type="float">
            <text:p>124</text:p>
          </table:table-cell>
          <table:table-cell office:value-type="float" office:value="4.93926" calcext:value-type="float">
            <text:p>4.93926</text:p>
          </table:table-cell>
          <table:table-cell office:value-type="float" office:value="36.2424" calcext:value-type="float">
            <text:p>36.2424</text:p>
          </table:table-cell>
          <table:table-cell office:value-type="float" office:value="0.0452081" calcext:value-type="float">
            <text:p>0.0452081</text:p>
          </table:table-cell>
          <table:table-cell office:value-type="float" office:value="95" calcext:value-type="float">
            <text:p>95</text:p>
          </table:table-cell>
          <table:table-cell office:value-type="float" office:value="0.116969" calcext:value-type="float">
            <text:p>0.116969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3" calcext:value-type="float">
            <text:p>3</text:p>
          </table:table-cell>
          <table:table-cell office:value-type="float" office:value="0.0545204" calcext:value-type="float">
            <text:p>0.0545204</text:p>
          </table:table-cell>
          <table:table-cell office:value-type="float" office:value="1335" calcext:value-type="float">
            <text:p>1335</text:p>
          </table:table-cell>
          <table:table-cell office:value-type="float" office:value="137" calcext:value-type="float">
            <text:p>137</text:p>
          </table:table-cell>
          <table:table-cell office:value-type="float" office:value="4.73123" calcext:value-type="float">
            <text:p>4.73123</text:p>
          </table:table-cell>
          <table:table-cell office:value-type="float" office:value="27.4604" calcext:value-type="float">
            <text:p>27.4604</text:p>
          </table:table-cell>
          <table:table-cell office:value-type="float" office:value="0.0468827" calcext:value-type="float">
            <text:p>0.0468827</text:p>
          </table:table-cell>
          <table:table-cell office:value-type="float" office:value="89" calcext:value-type="float">
            <text:p>89</text:p>
          </table:table-cell>
          <table:table-cell office:value-type="float" office:value="0.101403" calcext:value-type="float">
            <text:p>0.101403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4" calcext:value-type="float">
            <text:p>4</text:p>
          </table:table-cell>
          <table:table-cell office:value-type="float" office:value="0.0551398" calcext:value-type="float">
            <text:p>0.0551398</text:p>
          </table:table-cell>
          <table:table-cell office:value-type="float" office:value="1305" calcext:value-type="float">
            <text:p>1305</text:p>
          </table:table-cell>
          <table:table-cell office:value-type="float" office:value="134" calcext:value-type="float">
            <text:p>134</text:p>
          </table:table-cell>
          <table:table-cell office:value-type="float" office:value="4.7196" calcext:value-type="float">
            <text:p>4.7196</text:p>
          </table:table-cell>
          <table:table-cell office:value-type="float" office:value="30.3653" calcext:value-type="float">
            <text:p>30.3653</text:p>
          </table:table-cell>
          <table:table-cell office:value-type="float" office:value="0.0446808" calcext:value-type="float">
            <text:p>0.0446808</text:p>
          </table:table-cell>
          <table:table-cell office:value-type="float" office:value="107" calcext:value-type="float">
            <text:p>107</text:p>
          </table:table-cell>
          <table:table-cell office:value-type="float" office:value="0.0998206" calcext:value-type="float">
            <text:p>0.099820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5" calcext:value-type="float">
            <text:p>5</text:p>
          </table:table-cell>
          <table:table-cell office:value-type="float" office:value="0.0722827" calcext:value-type="float">
            <text:p>0.0722827</text:p>
          </table:table-cell>
          <table:table-cell office:value-type="float" office:value="1369" calcext:value-type="float">
            <text:p>1369</text:p>
          </table:table-cell>
          <table:table-cell office:value-type="float" office:value="140" calcext:value-type="float">
            <text:p>140</text:p>
          </table:table-cell>
          <table:table-cell office:value-type="float" office:value="4.68398" calcext:value-type="float">
            <text:p>4.68398</text:p>
          </table:table-cell>
          <table:table-cell office:value-type="float" office:value="31.0978" calcext:value-type="float">
            <text:p>31.0978</text:p>
          </table:table-cell>
          <table:table-cell office:value-type="float" office:value="0.0451957" calcext:value-type="float">
            <text:p>0.0451957</text:p>
          </table:table-cell>
          <table:table-cell office:value-type="float" office:value="99" calcext:value-type="float">
            <text:p>99</text:p>
          </table:table-cell>
          <table:table-cell office:value-type="float" office:value="0.117478" calcext:value-type="float">
            <text:p>0.11747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6" calcext:value-type="float">
            <text:p>6</text:p>
          </table:table-cell>
          <table:table-cell office:value-type="float" office:value="0.0553992" calcext:value-type="float">
            <text:p>0.0553992</text:p>
          </table:table-cell>
          <table:table-cell office:value-type="float" office:value="1396" calcext:value-type="float">
            <text:p>1396</text:p>
          </table:table-cell>
          <table:table-cell office:value-type="float" office:value="137" calcext:value-type="float">
            <text:p>137</text:p>
          </table:table-cell>
          <table:table-cell office:value-type="float" office:value="5.40798" calcext:value-type="float">
            <text:p>5.40798</text:p>
          </table:table-cell>
          <table:table-cell office:value-type="float" office:value="42.4276" calcext:value-type="float">
            <text:p>42.4276</text:p>
          </table:table-cell>
          <table:table-cell office:value-type="float" office:value="0.0447372" calcext:value-type="float">
            <text:p>0.0447372</text:p>
          </table:table-cell>
          <table:table-cell office:value-type="float" office:value="93" calcext:value-type="float">
            <text:p>93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7" calcext:value-type="float">
            <text:p>7</text:p>
          </table:table-cell>
          <table:table-cell office:value-type="float" office:value="0.0544204" calcext:value-type="float">
            <text:p>0.0544204</text:p>
          </table:table-cell>
          <table:table-cell office:value-type="float" office:value="1382" calcext:value-type="float">
            <text:p>1382</text:p>
          </table:table-cell>
          <table:table-cell office:value-type="float" office:value="148" calcext:value-type="float">
            <text:p>148</text:p>
          </table:table-cell>
          <table:table-cell office:value-type="float" office:value="4.62187" calcext:value-type="float">
            <text:p>4.62187</text:p>
          </table:table-cell>
          <table:table-cell office:value-type="float" office:value="26.4553" calcext:value-type="float">
            <text:p>26.4553</text:p>
          </table:table-cell>
          <table:table-cell office:value-type="float" office:value="0.045978" calcext:value-type="float">
            <text:p>0.045978</text:p>
          </table:table-cell>
          <table:table-cell office:value-type="float" office:value="94" calcext:value-type="float">
            <text:p>94</text:p>
          </table:table-cell>
          <table:table-cell office:value-type="float" office:value="0.100398" calcext:value-type="float">
            <text:p>0.100398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8" calcext:value-type="float">
            <text:p>8</text:p>
          </table:table-cell>
          <table:table-cell office:value-type="float" office:value="0.0716936" calcext:value-type="float">
            <text:p>0.0716936</text:p>
          </table:table-cell>
          <table:table-cell office:value-type="float" office:value="1463" calcext:value-type="float">
            <text:p>1463</text:p>
          </table:table-cell>
          <table:table-cell office:value-type="float" office:value="159" calcext:value-type="float">
            <text:p>159</text:p>
          </table:table-cell>
          <table:table-cell office:value-type="float" office:value="5.51997" calcext:value-type="float">
            <text:p>5.51997</text:p>
          </table:table-cell>
          <table:table-cell office:value-type="float" office:value="44.4893" calcext:value-type="float">
            <text:p>44.4893</text:p>
          </table:table-cell>
          <table:table-cell office:value-type="float" office:value="0.0456035" calcext:value-type="float">
            <text:p>0.0456035</text:p>
          </table:table-cell>
          <table:table-cell office:value-type="float" office:value="115" calcext:value-type="float">
            <text:p>115</text:p>
          </table:table-cell>
          <table:table-cell office:value-type="float" office:value="0.117297" calcext:value-type="float">
            <text:p>0.11729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<text:s/>SIFT</text:p>
          </table:table-cell>
          <table:table-cell office:value-type="float" office:value="9" calcext:value-type="float">
            <text:p>9</text:p>
          </table:table-cell>
          <table:table-cell office:value-type="float" office:value="0.055413" calcext:value-type="float">
            <text:p>0.055413</text:p>
          </table:table-cell>
          <table:table-cell office:value-type="float" office:value="1422" calcext:value-type="float">
            <text:p>1422</text:p>
          </table:table-cell>
          <table:table-cell office:value-type="float" office:value="137" calcext:value-type="float">
            <text:p>137</text:p>
          </table:table-cell>
          <table:table-cell office:value-type="float" office:value="5.62509" calcext:value-type="float">
            <text:p>5.62509</text:p>
          </table:table-cell>
          <table:table-cell office:value-type="float" office:value="44.638" calcext:value-type="float">
            <text:p>44.638</text:p>
          </table:table-cell>
          <table:table-cell office:value-type="float" office:value="0.0457082" calcext:value-type="float">
            <text:p>0.0457082</text:p>
          </table:table-cell>
          <table:table-cell office:value-type="float" office:value="114" calcext:value-type="float">
            <text:p>114</text:p>
          </table:table-cell>
          <table:table-cell office:value-type="float" office:value="0.101121" calcext:value-type="float">
            <text:p>0.101121</text:p>
          </table:table-cell>
        </table:table-row>
      </table:table>
      <table:table table:name="Pivot Table_Data_1" table:style-name="ta1">
        <table:table-column table:style-name="co12" table:default-cell-style-name="ce4"/>
        <table:table-column table:style-name="co12" table:default-cell-style-name="ce10"/>
        <table:table-column table:style-name="co12" table:default-cell-style-name="ce16"/>
        <table:table-column table:style-name="co12" table:default-cell-style-name="ce22"/>
        <table:table-column table:style-name="co12" table:default-cell-style-name="ce28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8" office:value-type="string" calcext:value-type="string">
            <text:p><text:s/>descriptor</text:p>
          </table:table-cell>
          <table:table-cell table:style-name="ce14" office:value-type="string" calcext:value-type="string">
            <text:p>Median - <text:s/>description duration</text:p>
          </table:table-cell>
          <table:table-cell table:style-name="ce20" office:value-type="string" calcext:value-type="string">
            <text:p>Median - <text:s/>detection duration</text:p>
          </table:table-cell>
          <table:table-cell table:style-name="ce26" office:value-type="string" calcext:value-type="string">
            <text:p>Median - <text:s/>total durationmatches</text:p>
          </table:table-cell>
        </table:table-row>
        <table:table-row table:style-name="ro1">
          <table:table-cell table:style-name="ce3" office:value-type="string" calcext:value-type="string">
            <text:p>AKAZE</text:p>
          </table:table-cell>
          <table:table-cell table:style-name="ce9" office:value-type="string" calcext:value-type="string">
            <text:p><text:s/>AKAZE</text:p>
          </table:table-cell>
          <table:table-cell table:style-name="ce15" office:value-type="float" office:value="0.03205345" calcext:value-type="float">
            <text:p>0.0321</text:p>
          </table:table-cell>
          <table:table-cell table:style-name="ce21" office:value-type="float" office:value="0.0370008" calcext:value-type="float">
            <text:p>0.0370</text:p>
          </table:table-cell>
          <table:table-cell table:style-name="ce27" office:value-type="float" office:value="0.0701688" calcext:value-type="float">
            <text:p>0.0702</text:p>
          </table:table-cell>
        </table:table-row>
        <table:table-row table:style-name="ro1">
          <table:table-cell/>
          <table:table-cell office:value-type="string" calcext:value-type="string">
            <text:p><text:s/>BRIEF</text:p>
          </table:table-cell>
          <table:table-cell office:value-type="float" office:value="0.0008438935" calcext:value-type="float">
            <text:p>0.0008</text:p>
          </table:table-cell>
          <table:table-cell office:value-type="float" office:value="0.0409303" calcext:value-type="float">
            <text:p>0.0409</text:p>
          </table:table-cell>
          <table:table-cell office:value-type="float" office:value="0.04197715" calcext:value-type="float">
            <text:p>0.0420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552575" calcext:value-type="float">
            <text:p>0.1553</text:p>
          </table:table-cell>
          <table:table-cell office:value-type="float" office:value="0.0399889" calcext:value-type="float">
            <text:p>0.0400</text:p>
          </table:table-cell>
          <table:table-cell office:value-type="float" office:value="0.1953925" calcext:value-type="float">
            <text:p>0.1954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175745" calcext:value-type="float">
            <text:p>0.0218</text:p>
          </table:table-cell>
          <table:table-cell office:value-type="float" office:value="0.0368489" calcext:value-type="float">
            <text:p>0.0368</text:p>
          </table:table-cell>
          <table:table-cell office:value-type="float" office:value="0.0581124" calcext:value-type="float">
            <text:p>0.0581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5779455" calcext:value-type="float">
            <text:p>0.0058</text:p>
          </table:table-cell>
          <table:table-cell office:value-type="float" office:value="0.0406003" calcext:value-type="float">
            <text:p>0.0406</text:p>
          </table:table-cell>
          <table:table-cell office:value-type="float" office:value="0.04629495" calcext:value-type="float">
            <text:p>0.046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139068" calcext:value-type="float">
            <text:p>0.0139</text:p>
          </table:table-cell>
          <table:table-cell table:style-name="ce23" office:value-type="float" office:value="0.0384257" calcext:value-type="float">
            <text:p>0.0384</text:p>
          </table:table-cell>
          <table:table-cell table:style-name="ce29" office:value-type="float" office:value="0.05384215" calcext:value-type="float">
            <text:p>0.0538</text:p>
          </table:table-cell>
        </table:table-row>
        <table:table-row table:style-name="ro1">
          <table:table-cell table:style-name="ce3" office:value-type="string" calcext:value-type="string">
            <text:p>BRISK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06130075" calcext:value-type="float">
            <text:p>0.0006</text:p>
          </table:table-cell>
          <table:table-cell table:style-name="ce21" office:value-type="float" office:value="0.1859535" calcext:value-type="float">
            <text:p>0.1860</text:p>
          </table:table-cell>
          <table:table-cell table:style-name="ce27" office:value-type="float" office:value="0.186568" calcext:value-type="float">
            <text:p>0.1866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56556" calcext:value-type="float">
            <text:p>0.1566</text:p>
          </table:table-cell>
          <table:table-cell office:value-type="float" office:value="0.184949" calcext:value-type="float">
            <text:p>0.1849</text:p>
          </table:table-cell>
          <table:table-cell office:value-type="float" office:value="0.3416275" calcext:value-type="float">
            <text:p>0.3416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14263" calcext:value-type="float">
            <text:p>0.0214</text:p>
          </table:table-cell>
          <table:table-cell office:value-type="float" office:value="0.185844" calcext:value-type="float">
            <text:p>0.1858</text:p>
          </table:table-cell>
          <table:table-cell office:value-type="float" office:value="0.207181" calcext:value-type="float">
            <text:p>0.2072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813487" calcext:value-type="float">
            <text:p>0.0081</text:p>
          </table:table-cell>
          <table:table-cell office:value-type="float" office:value="0.186629" calcext:value-type="float">
            <text:p>0.1866</text:p>
          </table:table-cell>
          <table:table-cell office:value-type="float" office:value="0.194798" calcext:value-type="float">
            <text:p>0.194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178732" calcext:value-type="float">
            <text:p>0.0179</text:p>
          </table:table-cell>
          <table:table-cell table:style-name="ce23" office:value-type="float" office:value="0.1846715" calcext:value-type="float">
            <text:p>0.1847</text:p>
          </table:table-cell>
          <table:table-cell table:style-name="ce29" office:value-type="float" office:value="0.2030495" calcext:value-type="float">
            <text:p>0.2030</text:p>
          </table:table-cell>
        </table:table-row>
        <table:table-row table:style-name="ro1">
          <table:table-cell table:style-name="ce3" office:value-type="string" calcext:value-type="string">
            <text:p>FAST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0436991" calcext:value-type="float">
            <text:p>0.0004</text:p>
          </table:table-cell>
          <table:table-cell table:style-name="ce21" office:value-type="float" office:value="0.0008788185" calcext:value-type="float">
            <text:p>0.0009</text:p>
          </table:table-cell>
          <table:table-cell table:style-name="ce27" office:value-type="float" office:value="0.00131695" calcext:value-type="float">
            <text:p>0.0013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55831" calcext:value-type="float">
            <text:p>0.1558</text:p>
          </table:table-cell>
          <table:table-cell office:value-type="float" office:value="0.000882152" calcext:value-type="float">
            <text:p>0.0009</text:p>
          </table:table-cell>
          <table:table-cell office:value-type="float" office:value="0.156715" calcext:value-type="float">
            <text:p>0.1567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0378" calcext:value-type="float">
            <text:p>0.0204</text:p>
          </table:table-cell>
          <table:table-cell office:value-type="float" office:value="0.0008800775" calcext:value-type="float">
            <text:p>0.0009</text:p>
          </table:table-cell>
          <table:table-cell office:value-type="float" office:value="0.02125215" calcext:value-type="float">
            <text:p>0.0213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2994175" calcext:value-type="float">
            <text:p>0.0030</text:p>
          </table:table-cell>
          <table:table-cell office:value-type="float" office:value="0.000883659" calcext:value-type="float">
            <text:p>0.0009</text:p>
          </table:table-cell>
          <table:table-cell office:value-type="float" office:value="0.003784375" calcext:value-type="float">
            <text:p>0.003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104174" calcext:value-type="float">
            <text:p>0.0104</text:p>
          </table:table-cell>
          <table:table-cell table:style-name="ce23" office:value-type="float" office:value="0.000885772" calcext:value-type="float">
            <text:p>0.0009</text:p>
          </table:table-cell>
          <table:table-cell table:style-name="ce29" office:value-type="float" office:value="0.0113052" calcext:value-type="float">
            <text:p>0.0113</text:p>
          </table:table-cell>
        </table:table-row>
        <table:table-row table:style-name="ro1">
          <table:table-cell table:style-name="ce3" office:value-type="string" calcext:value-type="string">
            <text:p>HARRIS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0237696" calcext:value-type="float">
            <text:p>0.0002</text:p>
          </table:table-cell>
          <table:table-cell table:style-name="ce21" office:value-type="float" office:value="0.01052659" calcext:value-type="float">
            <text:p>0.0105</text:p>
          </table:table-cell>
          <table:table-cell table:style-name="ce27" office:value-type="float" office:value="0.01083389" calcext:value-type="float">
            <text:p>0.0108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537505" calcext:value-type="float">
            <text:p>0.1538</text:p>
          </table:table-cell>
          <table:table-cell office:value-type="float" office:value="0.007068945" calcext:value-type="float">
            <text:p>0.0071</text:p>
          </table:table-cell>
          <table:table-cell office:value-type="float" office:value="0.1609115" calcext:value-type="float">
            <text:p>0.1609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199275" calcext:value-type="float">
            <text:p>0.0199</text:p>
          </table:table-cell>
          <table:table-cell office:value-type="float" office:value="0.006284155" calcext:value-type="float">
            <text:p>0.0063</text:p>
          </table:table-cell>
          <table:table-cell office:value-type="float" office:value="0.02621675" calcext:value-type="float">
            <text:p>0.0262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215027" calcext:value-type="float">
            <text:p>0.0022</text:p>
          </table:table-cell>
          <table:table-cell office:value-type="float" office:value="0.00653822" calcext:value-type="float">
            <text:p>0.0065</text:p>
          </table:table-cell>
          <table:table-cell office:value-type="float" office:value="0.00869807" calcext:value-type="float">
            <text:p>0.0087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08480375" calcext:value-type="float">
            <text:p>0.0085</text:p>
          </table:table-cell>
          <table:table-cell table:style-name="ce23" office:value-type="float" office:value="0.006468175" calcext:value-type="float">
            <text:p>0.0065</text:p>
          </table:table-cell>
          <table:table-cell table:style-name="ce29" office:value-type="float" office:value="0.0149104" calcext:value-type="float">
            <text:p>0.0149</text:p>
          </table:table-cell>
        </table:table-row>
        <table:table-row table:style-name="ro1">
          <table:table-cell table:style-name="ce3" office:value-type="string" calcext:value-type="string">
            <text:p>ORB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03123625" calcext:value-type="float">
            <text:p>0.0003</text:p>
          </table:table-cell>
          <table:table-cell table:style-name="ce21" office:value-type="float" office:value="0.005439575" calcext:value-type="float">
            <text:p>0.0054</text:p>
          </table:table-cell>
          <table:table-cell table:style-name="ce27" office:value-type="float" office:value="0.00578251" calcext:value-type="float">
            <text:p>0.0058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554675" calcext:value-type="float">
            <text:p>0.1555</text:p>
          </table:table-cell>
          <table:table-cell office:value-type="float" office:value="0.005429" calcext:value-type="float">
            <text:p>0.0054</text:p>
          </table:table-cell>
          <table:table-cell office:value-type="float" office:value="0.1609855" calcext:value-type="float">
            <text:p>0.1610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01646" calcext:value-type="float">
            <text:p>0.0202</text:p>
          </table:table-cell>
          <table:table-cell office:value-type="float" office:value="0.00549584" calcext:value-type="float">
            <text:p>0.0055</text:p>
          </table:table-cell>
          <table:table-cell office:value-type="float" office:value="0.0258572" calcext:value-type="float">
            <text:p>0.0259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8333635" calcext:value-type="float">
            <text:p>0.0083</text:p>
          </table:table-cell>
          <table:table-cell office:value-type="float" office:value="0.005357015" calcext:value-type="float">
            <text:p>0.0054</text:p>
          </table:table-cell>
          <table:table-cell office:value-type="float" office:value="0.0136861" calcext:value-type="float">
            <text:p>0.0137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2009315" calcext:value-type="float">
            <text:p>0.0201</text:p>
          </table:table-cell>
          <table:table-cell table:style-name="ce23" office:value-type="float" office:value="0.005476315" calcext:value-type="float">
            <text:p>0.0055</text:p>
          </table:table-cell>
          <table:table-cell table:style-name="ce29" office:value-type="float" office:value="0.02551675" calcext:value-type="float">
            <text:p>0.0255</text:p>
          </table:table-cell>
        </table:table-row>
        <table:table-row table:style-name="ro1">
          <table:table-cell table:style-name="ce3" office:value-type="string" calcext:value-type="string">
            <text:p>SHITOMASI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1120925" calcext:value-type="float">
            <text:p>0.0011</text:p>
          </table:table-cell>
          <table:table-cell table:style-name="ce21" office:value-type="float" office:value="0.013997" calcext:value-type="float">
            <text:p>0.0140</text:p>
          </table:table-cell>
          <table:table-cell table:style-name="ce27" office:value-type="float" office:value="0.0151305" calcext:value-type="float">
            <text:p>0.0151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836225" calcext:value-type="float">
            <text:p>0.1836</text:p>
          </table:table-cell>
          <table:table-cell office:value-type="float" office:value="0.01224565" calcext:value-type="float">
            <text:p>0.0122</text:p>
          </table:table-cell>
          <table:table-cell office:value-type="float" office:value="0.195823" calcext:value-type="float">
            <text:p>0.1958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021155" calcext:value-type="float">
            <text:p>0.0202</text:p>
          </table:table-cell>
          <table:table-cell office:value-type="float" office:value="0.00815018" calcext:value-type="float">
            <text:p>0.0082</text:p>
          </table:table-cell>
          <table:table-cell office:value-type="float" office:value="0.02836715" calcext:value-type="float">
            <text:p>0.0284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.00337269" calcext:value-type="float">
            <text:p>0.0034</text:p>
          </table:table-cell>
          <table:table-cell office:value-type="float" office:value="0.01238515" calcext:value-type="float">
            <text:p>0.0124</text:p>
          </table:table-cell>
          <table:table-cell office:value-type="float" office:value="0.0155803" calcext:value-type="float">
            <text:p>0.015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17" office:value-type="float" office:value="0.00921724" calcext:value-type="float">
            <text:p>0.0092</text:p>
          </table:table-cell>
          <table:table-cell table:style-name="ce23" office:value-type="float" office:value="0.008106395" calcext:value-type="float">
            <text:p>0.0081</text:p>
          </table:table-cell>
          <table:table-cell table:style-name="ce29" office:value-type="float" office:value="0.0173454" calcext:value-type="float">
            <text:p>0.0173</text:p>
          </table:table-cell>
        </table:table-row>
        <table:table-row table:style-name="ro1">
          <table:table-cell table:style-name="ce3" office:value-type="string" calcext:value-type="string">
            <text:p>SIFT</text:p>
          </table:table-cell>
          <table:table-cell table:style-name="ce9" office:value-type="string" calcext:value-type="string">
            <text:p><text:s/>BRIEF</text:p>
          </table:table-cell>
          <table:table-cell table:style-name="ce15" office:value-type="float" office:value="0.0006637555" calcext:value-type="float">
            <text:p>0.0007</text:p>
          </table:table-cell>
          <table:table-cell table:style-name="ce21" office:value-type="float" office:value="0.0732119" calcext:value-type="float">
            <text:p>0.0732</text:p>
          </table:table-cell>
          <table:table-cell table:style-name="ce27" office:value-type="float" office:value="0.07387075" calcext:value-type="float">
            <text:p>0.0739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.1483225" calcext:value-type="float">
            <text:p>0.1483</text:p>
          </table:table-cell>
          <table:table-cell office:value-type="float" office:value="0.0722619" calcext:value-type="float">
            <text:p>0.0723</text:p>
          </table:table-cell>
          <table:table-cell office:value-type="float" office:value="0.2212245" calcext:value-type="float">
            <text:p>0.2212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.0207006" calcext:value-type="float">
            <text:p>0.0207</text:p>
          </table:table-cell>
          <table:table-cell office:value-type="float" office:value="0.07341605" calcext:value-type="float">
            <text:p>0.0734</text:p>
          </table:table-cell>
          <table:table-cell office:value-type="float" office:value="0.0944216" calcext:value-type="float">
            <text:p>0.0944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<text:s/>SIFT</text:p>
          </table:table-cell>
          <table:table-cell table:style-name="ce18" office:value-type="float" office:value="0.0455261" calcext:value-type="float">
            <text:p>0.0455</text:p>
          </table:table-cell>
          <table:table-cell table:style-name="ce24" office:value-type="float" office:value="0.0554061" calcext:value-type="float">
            <text:p>0.0554</text:p>
          </table:table-cell>
          <table:table-cell table:style-name="ce30" office:value-type="float" office:value="0.101262" calcext:value-type="float">
            <text:p>0.1013</text:p>
          </table:table-cell>
        </table:table-row>
      </table:table>
      <table:table table:name="Matches" table:style-name="ta1">
        <table:table-column table:style-name="co12" table:default-cell-style-name="ce4"/>
        <table:table-column table:style-name="co12" table:default-cell-style-name="ce10"/>
        <table:table-column table:style-name="co12" table:default-cell-style-name="ce32"/>
        <table:table-column table:style-name="co12" table:number-columns-repeated="8" table:default-cell-style-name="ce35"/>
        <table:table-column table:style-name="co12" table:default-cell-style-name="ce40"/>
        <table:table-column table:style-name="co12" table:default-cell-style-name="ce45"/>
        <table:table-column table:style-name="co12" table:default-cell-style-name="Default"/>
        <table:table-row table:style-name="ro1">
          <table:table-cell table:style-name="ce1" office:value-type="string" calcext:value-type="string">
            <text:p>Average - <text:s/>matches</text:p>
          </table:table-cell>
          <table:table-cell table:style-name="ce7"/>
          <table:table-cell table:style-name="ce13" office:value-type="string" calcext:value-type="string">
            <text:p>Data</text:p>
          </table:table-cell>
          <table:table-cell table:style-name="ce19" table:number-columns-repeated="9"/>
          <table:table-cell table:style-name="ce25"/>
          <table:table-cell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8" office:value-type="string" calcext:value-type="string">
            <text:p><text:s/>descriptor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43" office:value-type="string" calcext:value-type="string">
            <text:p>Total Result</text:p>
          </table:table-cell>
          <table:table-cell/>
        </table:table-row>
        <table:table-row table:style-name="ro1">
          <table:table-cell table:style-name="ce3" office:value-type="string" calcext:value-type="string">
            <text:p>AKAZE</text:p>
          </table:table-cell>
          <table:table-cell table:style-name="ce9" office:value-type="string" calcext:value-type="string">
            <text:p><text:s/>AKAZE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4" office:value-type="float" office:value="138" calcext:value-type="float">
            <text:p>138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9" office:value-type="float" office:value="150" calcext:value-type="float">
            <text:p>150</text:p>
          </table:table-cell>
          <table:table-cell table:style-name="ce44" office:value-type="float" office:value="125.9" calcext:value-type="float">
            <text:p>125.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<text:s/>BRIEF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26.6" calcext:value-type="float">
            <text:p>126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21.5" calcext:value-type="float">
            <text:p>121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18.7" calcext:value-type="float">
            <text:p>118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18.6" calcext:value-type="float">
            <text:p>118.6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59" calcext:value-type="float">
            <text:p>159</text:p>
          </table:table-cell>
          <table:table-cell table:style-name="ce41" office:value-type="float" office:value="159" calcext:value-type="float">
            <text:p>159</text:p>
          </table:table-cell>
          <table:table-cell table:style-name="ce46" office:value-type="float" office:value="133.9" calcext:value-type="float">
            <text:p>133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BRISK</text:p>
          </table:table-cell>
          <table:table-cell table:style-name="ce9" office:value-type="string" calcext:value-type="string">
            <text:p><text:s/>BRIEF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83" calcext:value-type="float">
            <text:p>183</text:p>
          </table:table-cell>
          <table:table-cell table:style-name="ce44" office:value-type="float" office:value="170.4" calcext:value-type="float">
            <text:p>17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table:style-name="ce35"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table:style-name="ce35" office:value-type="float" office:value="168" calcext:value-type="float">
            <text:p>168</text:p>
          </table:table-cell>
          <table:table-cell office:value-type="float" office:value="152.4" calcext:value-type="float">
            <text:p>152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table:style-name="ce35"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225" calcext:value-type="float">
            <text:p>225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08" calcext:value-type="float">
            <text:p>208</text:p>
          </table:table-cell>
          <table:table-cell table:style-name="ce46" office:value-type="float" office:value="198.6" calcext:value-type="float">
            <text:p>1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FAST</text:p>
          </table:table-cell>
          <table:table-cell table:style-name="ce9" office:value-type="string" calcext:value-type="string">
            <text:p><text:s/>BRIEF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5" calcext:value-type="float">
            <text:p>125</text:p>
          </table:table-cell>
          <table:table-cell table:style-name="ce39" office:value-type="float" office:value="119" calcext:value-type="float">
            <text:p>119</text:p>
          </table:table-cell>
          <table:table-cell table:style-name="ce44" office:value-type="float" office:value="109.9" calcext:value-type="float">
            <text:p>109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87.8" calcext:value-type="float">
            <text:p>87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8.1" calcext:value-type="float">
            <text:p>108.1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33" calcext:value-type="float">
            <text:p>133</text:p>
          </table:table-cell>
          <table:table-cell table:style-name="ce41" office:value-type="float" office:value="120" calcext:value-type="float">
            <text:p>120</text:p>
          </table:table-cell>
          <table:table-cell table:style-name="ce46" office:value-type="float" office:value="118.6" calcext:value-type="float">
            <text:p>118.6</text:p>
          </table:table-cell>
          <table:table-cell/>
        </table:table-row>
        <table:table-row table:style-name="ro1">
          <table:table-cell table:style-name="ce3" office:value-type="string" calcext:value-type="string">
            <text:p>HARRIS</text:p>
          </table:table-cell>
          <table:table-cell table:style-name="ce9" office:value-type="string" calcext:value-type="string">
            <text:p><text:s/>BRIEF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4" calcext:value-type="float">
            <text:p>24</text:p>
          </table:table-cell>
          <table:table-cell table:style-name="ce44" office:value-type="float" office:value="22.7" calcext:value-type="float">
            <text:p>2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style-name="ce35" office:value-type="float" office:value="27" calcext:value-type="float">
            <text:p>27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style-name="ce35" office:value-type="float" office:value="24" calcext:value-type="float">
            <text:p>24</text:p>
          </table:table-cell>
          <table:table-cell office:value-type="float" office:value="19.9" calcext:value-type="float">
            <text:p>19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style-name="ce35" office:value-type="float" office:value="26" calcext:value-type="float">
            <text:p>26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9" calcext:value-type="float">
            <text:p>29</text:p>
          </table:table-cell>
          <table:table-cell table:style-name="ce46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3" office:value-type="string" calcext:value-type="string">
            <text:p>ORB</text:p>
          </table:table-cell>
          <table:table-cell table:style-name="ce9" office:value-type="string" calcext:value-type="string">
            <text:p><text:s/>BRIEF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84" calcext:value-type="float">
            <text:p>84</text:p>
          </table:table-cell>
          <table:table-cell table:style-name="ce39" office:value-type="float" office:value="66" calcext:value-type="float">
            <text:p>66</text:p>
          </table:table-cell>
          <table:table-cell table:style-name="ce44" office:value-type="float" office:value="54.5" calcext:value-type="float">
            <text:p>5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75.1" calcext:value-type="float">
            <text:p>7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76.1" calcext:value-type="float">
            <text:p>76.1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float" office:value="104" calcext:value-type="float">
            <text:p>104</text:p>
          </table:table-cell>
          <table:table-cell table:style-name="ce46" office:value-type="float" office:value="84.5" calcext:value-type="float">
            <text:p>84.5</text:p>
          </table:table-cell>
          <table:table-cell/>
        </table:table-row>
        <table:table-row table:style-name="ro1">
          <table:table-cell table:style-name="ce3" office:value-type="string" calcext:value-type="string">
            <text:p>SHITOMASI</text:p>
          </table:table-cell>
          <table:table-cell table:style-name="ce9" office:value-type="string" calcext:value-type="string">
            <text:p><text:s/>BRIEF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01" calcext:value-type="float">
            <text:p>101</text:p>
          </table:table-cell>
          <table:table-cell table:number-columns-repeated="2" table:style-name="ce34" office:value-type="float" office:value="102" calcext:value-type="float">
            <text:p>10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00" calcext:value-type="float">
            <text:p>100</text:p>
          </table:table-cell>
          <table:table-cell table:style-name="ce44" office:value-type="float" office:value="94.4" calcext:value-type="float">
            <text:p>94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35" office:value-type="float" office:value="82" calcext:value-type="float">
            <text:p>82</text:p>
          </table:table-cell>
          <table:table-cell office:value-type="float" office:value="76.7" calcext:value-type="float">
            <text:p>76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style-name="ce35" office:value-type="float" office:value="85" calcext:value-type="float">
            <text:p>85</text:p>
          </table:table-cell>
          <table:table-cell office:value-type="float" office:value="76.8" calcext:value-type="float">
            <text:p>76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ORB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style-name="ce35" office:value-type="float" office:value="97" calcext:value-type="float">
            <text:p>97</text:p>
          </table:table-cell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table:style-name="ce5"/>
          <table:table-cell table:style-name="ce11" office:value-type="string" calcext:value-type="string">
            <text:p><text:s/>SIFT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03" calcext:value-type="float">
            <text:p>103</text:p>
          </table:table-cell>
          <table:table-cell table:style-name="ce46" office:value-type="float" office:value="97.2" calcext:value-type="float">
            <text:p>97.2</text:p>
          </table:table-cell>
          <table:table-cell/>
        </table:table-row>
        <table:table-row table:style-name="ro1">
          <table:table-cell table:style-name="ce3" office:value-type="string" calcext:value-type="string">
            <text:p>SIFT</text:p>
          </table:table-cell>
          <table:table-cell table:style-name="ce9" office:value-type="string" calcext:value-type="string">
            <text:p><text:s/>BRIEF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float" office:value="88" calcext:value-type="float">
            <text:p>88</text:p>
          </table:table-cell>
          <table:table-cell table:style-name="ce44" office:value-type="float" office:value="70.2" calcext:value-type="float">
            <text:p>7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BRISK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9.2" calcext:value-type="float">
            <text:p>59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FREAK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59.3" calcext:value-type="float">
            <text:p>59.3</text:p>
          </table:table-cell>
          <table:table-cell/>
        </table:table-row>
        <table:table-row table:style-name="ro1">
          <table:table-cell table:style-name="ce6"/>
          <table:table-cell table:style-name="ce12" office:value-type="string" calcext:value-type="string">
            <text:p><text:s/>SIFT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15" calcext:value-type="float">
            <text:p>115</text:p>
          </table:table-cell>
          <table:table-cell table:style-name="ce42" office:value-type="float" office:value="114" calcext:value-type="float">
            <text:p>114</text:p>
          </table:table-cell>
          <table:table-cell table:style-name="ce47" office:value-type="float" office:value="90" calcext:value-type="float">
            <text:p>90</text:p>
          </table:table-cell>
          <table:table-cell/>
        </table:table-row>
      </table:table>
      <table:named-expressions/>
      <table:database-ranges>
        <table:database-range table:name="__Anonymous_Sheet_DB__0" table:target-range-address="Data.A1:Data.K35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Matches.A1:Matches.M37" table:buttons="Matches.A2 Matches.B2 Matches.C1" table:grand-total="column" table:ignore-empty-rows="true" table:show-filter-button="false" table:drill-down-on-double-click="false">
          <table:source-cell-range table:cell-range-address="Data.A1:Data.K3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frame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tector" table:orientation="row" table:used-hierarchy="0" table:function="auto">
            <table:data-pilot-level table:show-empty="false" calcext:repeat-item-labels="false">
              <table:data-pilot-members>
                <table:data-pilot-member table:name="AKAZE" table:display="true" table:show-details="true"/>
                <table:data-pilot-member table:name="BRISK" table:display="true" table:show-details="true"/>
                <table:data-pilot-member table:name="FAST" table:display="true" table:show-details="true"/>
                <table:data-pilot-member table:name="HARRIS" table:display="true" table:show-details="true"/>
                <table:data-pilot-member table:name="ORB" table:display="true" table:show-details="true"/>
                <table:data-pilot-member table:name="SHITOMASI" table:display="true" table:show-details="true"/>
                <table:data-pilot-member table:name="S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scriptor" table:orientation="row" table:used-hierarchy="0" table:function="auto">
            <table:data-pilot-level table:show-empty="false" calcext:repeat-item-labels="false">
              <table:data-pilot-members>
                <table:data-pilot-member table:name=" AKAZE" table:display="true" table:show-details="true"/>
                <table:data-pilot-member table:name=" BRIEF" table:display="true" table:show-details="true"/>
                <table:data-pilot-member table:name=" BRISK" table:display="true" table:show-details="true"/>
                <table:data-pilot-member table:name=" FREAK" table:display="true" table:show-details="true"/>
                <table:data-pilot-member table:name=" ORB" table:display="true" table:show-details="true"/>
                <table:data-pilot-member table:name=" S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matches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8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Data_1'.A1:'Pivot Table_Data_1'.E37" table:buttons="'Pivot Table_Data_1'.A2 'Pivot Table_Data_1'.B2 'Pivot Table_Data_1'.C1" table:grand-total="column" table:show-filter-button="false" table:drill-down-on-double-click="false">
          <table:source-cell-range table:cell-range-address="Data.A1:Data.K3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tector" table:orientation="row" table:used-hierarchy="0" table:function="auto">
            <table:data-pilot-level table:show-empty="false" calcext:repeat-item-labels="false">
              <table:data-pilot-members>
                <table:data-pilot-member table:name="AKAZE" table:display="true" table:show-details="true"/>
                <table:data-pilot-member table:name="BRISK" table:display="true" table:show-details="true"/>
                <table:data-pilot-member table:name="FAST" table:display="true" table:show-details="true"/>
                <table:data-pilot-member table:name="HARRIS" table:display="true" table:show-details="true"/>
                <table:data-pilot-member table:name="ORB" table:display="true" table:show-details="true"/>
                <table:data-pilot-member table:name="SHITOMASI" table:display="true" table:show-details="true"/>
                <table:data-pilot-member table:name="S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scriptor" table:orientation="row" table:used-hierarchy="0" table:function="auto">
            <table:data-pilot-level table:show-empty="false" calcext:repeat-item-labels="false">
              <table:data-pilot-members>
                <table:data-pilot-member table:name=" AKAZE" table:display="true" table:show-details="true"/>
                <table:data-pilot-member table:name=" BRIEF" table:display="true" table:show-details="true"/>
                <table:data-pilot-member table:name=" BRISK" table:display="true" table:show-details="true"/>
                <table:data-pilot-member table:name=" FREAK" table:display="true" table:show-details="true"/>
                <table:data-pilot-member table:name=" ORB" table:display="true" table:show-details="true"/>
                <table:data-pilot-member table:name=" SIF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scription duration" table:orientation="data" table:used-hierarchy="0" table:function="median">
            <table:data-pilot-level table:show-empty="false" calcext:repeat-item-labels="false">
              <table:data-pilot-members>
                <table:data-pilot-member table:name="0.000193247" table:display="true" table:show-details="true"/>
                <table:data-pilot-member table:name="0.000206955" table:display="true" table:show-details="true"/>
                <table:data-pilot-member table:name="0.000219056" table:display="true" table:show-details="true"/>
                <table:data-pilot-member table:name="0.000228262" table:display="true" table:show-details="true"/>
                <table:data-pilot-member table:name="0.000230906" table:display="true" table:show-details="true"/>
                <table:data-pilot-member table:name="0.000244486" table:display="true" table:show-details="true"/>
                <table:data-pilot-member table:name="0.000265266" table:display="true" table:show-details="true"/>
                <table:data-pilot-member table:name="0.000277041" table:display="true" table:show-details="true"/>
                <table:data-pilot-member table:name="0.000296556" table:display="true" table:show-details="true"/>
                <table:data-pilot-member table:name="0.000302377" table:display="true" table:show-details="true"/>
                <table:data-pilot-member table:name="0.000311279" table:display="true" table:show-details="true"/>
                <table:data-pilot-member table:name="0.000313446" table:display="true" table:show-details="true"/>
                <table:data-pilot-member table:name="0.000318319" table:display="true" table:show-details="true"/>
                <table:data-pilot-member table:name="0.000328739" table:display="true" table:show-details="true"/>
                <table:data-pilot-member table:name="0.000371426" table:display="true" table:show-details="true"/>
                <table:data-pilot-member table:name="0.000379482" table:display="true" table:show-details="true"/>
                <table:data-pilot-member table:name="0.000383728" table:display="true" table:show-details="true"/>
                <table:data-pilot-member table:name="0.000395087" table:display="true" table:show-details="true"/>
                <table:data-pilot-member table:name="0.000399579" table:display="true" table:show-details="true"/>
                <table:data-pilot-member table:name="0.000404314" table:display="true" table:show-details="true"/>
                <table:data-pilot-member table:name="0.000405123" table:display="true" table:show-details="true"/>
                <table:data-pilot-member table:name="0.000432444" table:display="true" table:show-details="true"/>
                <table:data-pilot-member table:name="0.000433262" table:display="true" table:show-details="true"/>
                <table:data-pilot-member table:name="0.000435082" table:display="true" table:show-details="true"/>
                <table:data-pilot-member table:name="0.000436729" table:display="true" table:show-details="true"/>
                <table:data-pilot-member table:name="0.000437253" table:display="true" table:show-details="true"/>
                <table:data-pilot-member table:name="0.000445466" table:display="true" table:show-details="true"/>
                <table:data-pilot-member table:name="0.000452501" table:display="true" table:show-details="true"/>
                <table:data-pilot-member table:name="0.000454522" table:display="true" table:show-details="true"/>
                <table:data-pilot-member table:name="0.000458113" table:display="true" table:show-details="true"/>
                <table:data-pilot-member table:name="0.000472022" table:display="true" table:show-details="true"/>
                <table:data-pilot-member table:name="0.000473325" table:display="true" table:show-details="true"/>
                <table:data-pilot-member table:name="0.000493283" table:display="true" table:show-details="true"/>
                <table:data-pilot-member table:name="0.000538908" table:display="true" table:show-details="true"/>
                <table:data-pilot-member table:name="0.000554967" table:display="true" table:show-details="true"/>
                <table:data-pilot-member table:name="0.000570614" table:display="true" table:show-details="true"/>
                <table:data-pilot-member table:name="0.000583881" table:display="true" table:show-details="true"/>
                <table:data-pilot-member table:name="0.000593514" table:display="true" table:show-details="true"/>
                <table:data-pilot-member table:name="0.000603162" table:display="true" table:show-details="true"/>
                <table:data-pilot-member table:name="0.000610377" table:display="true" table:show-details="true"/>
                <table:data-pilot-member table:name="0.000622853" table:display="true" table:show-details="true"/>
                <table:data-pilot-member table:name="0.000644883" table:display="true" table:show-details="true"/>
                <table:data-pilot-member table:name="0.000651441" table:display="true" table:show-details="true"/>
                <table:data-pilot-member table:name="0.000654548" table:display="true" table:show-details="true"/>
                <table:data-pilot-member table:name="0.000654767" table:display="true" table:show-details="true"/>
                <table:data-pilot-member table:name="0.000658163" table:display="true" table:show-details="true"/>
                <table:data-pilot-member table:name="0.000659324" table:display="true" table:show-details="true"/>
                <table:data-pilot-member table:name="0.000663061" table:display="true" table:show-details="true"/>
                <table:data-pilot-member table:name="0.00066445" table:display="true" table:show-details="true"/>
                <table:data-pilot-member table:name="0.000666038" table:display="true" table:show-details="true"/>
                <table:data-pilot-member table:name="0.000682365" table:display="true" table:show-details="true"/>
                <table:data-pilot-member table:name="0.000683774" table:display="true" table:show-details="true"/>
                <table:data-pilot-member table:name="0.00069986" table:display="true" table:show-details="true"/>
                <table:data-pilot-member table:name="0.000741939" table:display="true" table:show-details="true"/>
                <table:data-pilot-member table:name="0.000841535" table:display="true" table:show-details="true"/>
                <table:data-pilot-member table:name="0.000846252" table:display="true" table:show-details="true"/>
                <table:data-pilot-member table:name="0.000850709" table:display="true" table:show-details="true"/>
                <table:data-pilot-member table:name="0.00087954" table:display="true" table:show-details="true"/>
                <table:data-pilot-member table:name="0.000935904" table:display="true" table:show-details="true"/>
                <table:data-pilot-member table:name="0.00106781" table:display="true" table:show-details="true"/>
                <table:data-pilot-member table:name="0.0010768" table:display="true" table:show-details="true"/>
                <table:data-pilot-member table:name="0.00108192" table:display="true" table:show-details="true"/>
                <table:data-pilot-member table:name="0.00108676" table:display="true" table:show-details="true"/>
                <table:data-pilot-member table:name="0.00109545" table:display="true" table:show-details="true"/>
                <table:data-pilot-member table:name="0.0011464" table:display="true" table:show-details="true"/>
                <table:data-pilot-member table:name="0.00116451" table:display="true" table:show-details="true"/>
                <table:data-pilot-member table:name="0.00117601" table:display="true" table:show-details="true"/>
                <table:data-pilot-member table:name="0.0012087" table:display="true" table:show-details="true"/>
                <table:data-pilot-member table:name="0.00121736" table:display="true" table:show-details="true"/>
                <table:data-pilot-member table:name="0.00125223" table:display="true" table:show-details="true"/>
                <table:data-pilot-member table:name="0.00212003" table:display="true" table:show-details="true"/>
                <table:data-pilot-member table:name="0.00212776" table:display="true" table:show-details="true"/>
                <table:data-pilot-member table:name="0.00213574" table:display="true" table:show-details="true"/>
                <table:data-pilot-member table:name="0.00214225" table:display="true" table:show-details="true"/>
                <table:data-pilot-member table:name="0.00214648" table:display="true" table:show-details="true"/>
                <table:data-pilot-member table:name="0.00215406" table:display="true" table:show-details="true"/>
                <table:data-pilot-member table:name="0.0021603" table:display="true" table:show-details="true"/>
                <table:data-pilot-member table:name="0.00216452" table:display="true" table:show-details="true"/>
                <table:data-pilot-member table:name="0.00220737" table:display="true" table:show-details="true"/>
                <table:data-pilot-member table:name="0.00224893" table:display="true" table:show-details="true"/>
                <table:data-pilot-member table:name="0.00229032" table:display="true" table:show-details="true"/>
                <table:data-pilot-member table:name="0.00230914" table:display="true" table:show-details="true"/>
                <table:data-pilot-member table:name="0.00232615" table:display="true" table:show-details="true"/>
                <table:data-pilot-member table:name="0.00236547" table:display="true" table:show-details="true"/>
                <table:data-pilot-member table:name="0.0024118" table:display="true" table:show-details="true"/>
                <table:data-pilot-member table:name="0.00241923" table:display="true" table:show-details="true"/>
                <table:data-pilot-member table:name="0.00264034" table:display="true" table:show-details="true"/>
                <table:data-pilot-member table:name="0.00271334" table:display="true" table:show-details="true"/>
                <table:data-pilot-member table:name="0.00313751" table:display="true" table:show-details="true"/>
                <table:data-pilot-member table:name="0.00313989" table:display="true" table:show-details="true"/>
                <table:data-pilot-member table:name="0.00327501" table:display="true" table:show-details="true"/>
                <table:data-pilot-member table:name="0.00360549" table:display="true" table:show-details="true"/>
                <table:data-pilot-member table:name="0.00360901" table:display="true" table:show-details="true"/>
                <table:data-pilot-member table:name="0.00364555" table:display="true" table:show-details="true"/>
                <table:data-pilot-member table:name="0.00365398" table:display="true" table:show-details="true"/>
                <table:data-pilot-member table:name="0.00365437" table:display="true" table:show-details="true"/>
                <table:data-pilot-member table:name="0.00399966" table:display="true" table:show-details="true"/>
                <table:data-pilot-member table:name="0.00406705" table:display="true" table:show-details="true"/>
                <table:data-pilot-member table:name="0.00415647" table:display="true" table:show-details="true"/>
                <table:data-pilot-member table:name="0.00419874" table:display="true" table:show-details="true"/>
                <table:data-pilot-member table:name="0.00560733" table:display="true" table:show-details="true"/>
                <table:data-pilot-member table:name="0.00565654" table:display="true" table:show-details="true"/>
                <table:data-pilot-member table:name="0.00572279" table:display="true" table:show-details="true"/>
                <table:data-pilot-member table:name="0.00573279" table:display="true" table:show-details="true"/>
                <table:data-pilot-member table:name="0.0057552" table:display="true" table:show-details="true"/>
                <table:data-pilot-member table:name="0.00580371" table:display="true" table:show-details="true"/>
                <table:data-pilot-member table:name="0.00594918" table:display="true" table:show-details="true"/>
                <table:data-pilot-member table:name="0.00604974" table:display="true" table:show-details="true"/>
                <table:data-pilot-member table:name="0.00667789" table:display="true" table:show-details="true"/>
                <table:data-pilot-member table:name="0.0078525" table:display="true" table:show-details="true"/>
                <table:data-pilot-member table:name="0.00792189" table:display="true" table:show-details="true"/>
                <table:data-pilot-member table:name="0.00797197" table:display="true" table:show-details="true"/>
                <table:data-pilot-member table:name="0.00800963" table:display="true" table:show-details="true"/>
                <table:data-pilot-member table:name="0.00812933" table:display="true" table:show-details="true"/>
                <table:data-pilot-member table:name="0.00813225" table:display="true" table:show-details="true"/>
                <table:data-pilot-member table:name="0.00813749" table:display="true" table:show-details="true"/>
                <table:data-pilot-member table:name="0.00815392" table:display="true" table:show-details="true"/>
                <table:data-pilot-member table:name="0.00823204" table:display="true" table:show-details="true"/>
                <table:data-pilot-member table:name="0.00823394" table:display="true" table:show-details="true"/>
                <table:data-pilot-member table:name="0.00828891" table:display="true" table:show-details="true"/>
                <table:data-pilot-member table:name="0.00831471" table:display="true" table:show-details="true"/>
                <table:data-pilot-member table:name="0.00837836" table:display="true" table:show-details="true"/>
                <table:data-pilot-member table:name="0.00837905" table:display="true" table:show-details="true"/>
                <table:data-pilot-member table:name="0.00838564" table:display="true" table:show-details="true"/>
                <table:data-pilot-member table:name="0.00841164" table:display="true" table:show-details="true"/>
                <table:data-pilot-member table:name="0.00842287" table:display="true" table:show-details="true"/>
                <table:data-pilot-member table:name="0.00847285" table:display="true" table:show-details="true"/>
                <table:data-pilot-member table:name="0.00847362" table:display="true" table:show-details="true"/>
                <table:data-pilot-member table:name="0.00848713" table:display="true" table:show-details="true"/>
                <table:data-pilot-member table:name="0.00849109" table:display="true" table:show-details="true"/>
                <table:data-pilot-member table:name="0.00850851" table:display="true" table:show-details="true"/>
                <table:data-pilot-member table:name="0.00852461" table:display="true" table:show-details="true"/>
                <table:data-pilot-member table:name="0.00854182" table:display="true" table:show-details="true"/>
                <table:data-pilot-member table:name="0.00860945" table:display="true" table:show-details="true"/>
                <table:data-pilot-member table:name="0.00867508" table:display="true" table:show-details="true"/>
                <table:data-pilot-member table:name="0.00871205" table:display="true" table:show-details="true"/>
                <table:data-pilot-member table:name="0.00876903" table:display="true" table:show-details="true"/>
                <table:data-pilot-member table:name="0.0087952" table:display="true" table:show-details="true"/>
                <table:data-pilot-member table:name="0.00906934" table:display="true" table:show-details="true"/>
                <table:data-pilot-member table:name="0.00908417" table:display="true" table:show-details="true"/>
                <table:data-pilot-member table:name="0.0091481" table:display="true" table:show-details="true"/>
                <table:data-pilot-member table:name="0.00914827" table:display="true" table:show-details="true"/>
                <table:data-pilot-member table:name="0.00920569" table:display="true" table:show-details="true"/>
                <table:data-pilot-member table:name="0.00922879" table:display="true" table:show-details="true"/>
                <table:data-pilot-member table:name="0.00923278" table:display="true" table:show-details="true"/>
                <table:data-pilot-member table:name="0.00924647" table:display="true" table:show-details="true"/>
                <table:data-pilot-member table:name="0.00930676" table:display="true" table:show-details="true"/>
                <table:data-pilot-member table:name="0.00931154" table:display="true" table:show-details="true"/>
                <table:data-pilot-member table:name="0.00946948" table:display="true" table:show-details="true"/>
                <table:data-pilot-member table:name="0.0100501" table:display="true" table:show-details="true"/>
                <table:data-pilot-member table:name="0.0101279" table:display="true" table:show-details="true"/>
                <table:data-pilot-member table:name="0.0101967" table:display="true" table:show-details="true"/>
                <table:data-pilot-member table:name="0.0102261" table:display="true" table:show-details="true"/>
                <table:data-pilot-member table:name="0.0103474" table:display="true" table:show-details="true"/>
                <table:data-pilot-member table:name="0.0104874" table:display="true" table:show-details="true"/>
                <table:data-pilot-member table:name="0.010515" table:display="true" table:show-details="true"/>
                <table:data-pilot-member table:name="0.0108555" table:display="true" table:show-details="true"/>
                <table:data-pilot-member table:name="0.0110484" table:display="true" table:show-details="true"/>
                <table:data-pilot-member table:name="0.0111322" table:display="true" table:show-details="true"/>
                <table:data-pilot-member table:name="0.0128336" table:display="true" table:show-details="true"/>
                <table:data-pilot-member table:name="0.012893" table:display="true" table:show-details="true"/>
                <table:data-pilot-member table:name="0.0132214" table:display="true" table:show-details="true"/>
                <table:data-pilot-member table:name="0.0132361" table:display="true" table:show-details="true"/>
                <table:data-pilot-member table:name="0.013331" table:display="true" table:show-details="true"/>
                <table:data-pilot-member table:name="0.0138118" table:display="true" table:show-details="true"/>
                <table:data-pilot-member table:name="0.0140018" table:display="true" table:show-details="true"/>
                <table:data-pilot-member table:name="0.0166352" table:display="true" table:show-details="true"/>
                <table:data-pilot-member table:name="0.0167701" table:display="true" table:show-details="true"/>
                <table:data-pilot-member table:name="0.0169329" table:display="true" table:show-details="true"/>
                <table:data-pilot-member table:name="0.0169787" table:display="true" table:show-details="true"/>
                <table:data-pilot-member table:name="0.0174389" table:display="true" table:show-details="true"/>
                <table:data-pilot-member table:name="0.0174508" table:display="true" table:show-details="true"/>
                <table:data-pilot-member table:name="0.0174537" table:display="true" table:show-details="true"/>
                <table:data-pilot-member table:name="0.0178506" table:display="true" table:show-details="true"/>
                <table:data-pilot-member table:name="0.0178564" table:display="true" table:show-details="true"/>
                <table:data-pilot-member table:name="0.01789" table:display="true" table:show-details="true"/>
                <table:data-pilot-member table:name="0.0179754" table:display="true" table:show-details="true"/>
                <table:data-pilot-member table:name="0.0180087" table:display="true" table:show-details="true"/>
                <table:data-pilot-member table:name="0.0180336" table:display="true" table:show-details="true"/>
                <table:data-pilot-member table:name="0.0188762" table:display="true" table:show-details="true"/>
                <table:data-pilot-member table:name="0.0194603" table:display="true" table:show-details="true"/>
                <table:data-pilot-member table:name="0.0194827" table:display="true" table:show-details="true"/>
                <table:data-pilot-member table:name="0.0195576" table:display="true" table:show-details="true"/>
                <table:data-pilot-member table:name="0.0195607" table:display="true" table:show-details="true"/>
                <table:data-pilot-member table:name="0.019674" table:display="true" table:show-details="true"/>
                <table:data-pilot-member table:name="0.0196792" table:display="true" table:show-details="true"/>
                <table:data-pilot-member table:name="0.0197931" table:display="true" table:show-details="true"/>
                <table:data-pilot-member table:name="0.019804" table:display="true" table:show-details="true"/>
                <table:data-pilot-member table:name="0.0198082" table:display="true" table:show-details="true"/>
                <table:data-pilot-member table:name="0.01987" table:display="true" table:show-details="true"/>
                <table:data-pilot-member table:name="0.0199075" table:display="true" table:show-details="true"/>
                <table:data-pilot-member table:name="0.0199444" table:display="true" table:show-details="true"/>
                <table:data-pilot-member table:name="0.0199458" table:display="true" table:show-details="true"/>
                <table:data-pilot-member table:name="0.0199475" table:display="true" table:show-details="true"/>
                <table:data-pilot-member table:name="0.0199484" table:display="true" table:show-details="true"/>
                <table:data-pilot-member table:name="0.019992" table:display="true" table:show-details="true"/>
                <table:data-pilot-member table:name="0.0199952" table:display="true" table:show-details="true"/>
                <table:data-pilot-member table:name="0.0200499" table:display="true" table:show-details="true"/>
                <table:data-pilot-member table:name="0.0200652" table:display="true" table:show-details="true"/>
                <table:data-pilot-member table:name="0.0201036" table:display="true" table:show-details="true"/>
                <table:data-pilot-member table:name="0.0201133" table:display="true" table:show-details="true"/>
                <table:data-pilot-member table:name="0.0201211" table:display="true" table:show-details="true"/>
                <table:data-pilot-member table:name="0.0201474" table:display="true" table:show-details="true"/>
                <table:data-pilot-member table:name="0.0201818" table:display="true" table:show-details="true"/>
                <table:data-pilot-member table:name="0.0201868" table:display="true" table:show-details="true"/>
                <table:data-pilot-member table:name="0.0201972" table:display="true" table:show-details="true"/>
                <table:data-pilot-member table:name="0.0202034" table:display="true" table:show-details="true"/>
                <table:data-pilot-member table:name="0.0202102" table:display="true" table:show-details="true"/>
                <table:data-pilot-member table:name="0.0202116" table:display="true" table:show-details="true"/>
                <table:data-pilot-member table:name="0.0202129" table:display="true" table:show-details="true"/>
                <table:data-pilot-member table:name="0.0202163" table:display="true" table:show-details="true"/>
                <table:data-pilot-member table:name="0.0202306" table:display="true" table:show-details="true"/>
                <table:data-pilot-member table:name="0.0202369" table:display="true" table:show-details="true"/>
                <table:data-pilot-member table:name="0.0202988" table:display="true" table:show-details="true"/>
                <table:data-pilot-member table:name="0.0203087" table:display="true" table:show-details="true"/>
                <table:data-pilot-member table:name="0.0203345" table:display="true" table:show-details="true"/>
                <table:data-pilot-member table:name="0.0204077" table:display="true" table:show-details="true"/>
                <table:data-pilot-member table:name="0.0204215" table:display="true" table:show-details="true"/>
                <table:data-pilot-member table:name="0.0204394" table:display="true" table:show-details="true"/>
                <table:data-pilot-member table:name="0.0204475" table:display="true" table:show-details="true"/>
                <table:data-pilot-member table:name="0.0204695" table:display="true" table:show-details="true"/>
                <table:data-pilot-member table:name="0.0205107" table:display="true" table:show-details="true"/>
                <table:data-pilot-member table:name="0.0205232" table:display="true" table:show-details="true"/>
                <table:data-pilot-member table:name="0.0205252" table:display="true" table:show-details="true"/>
                <table:data-pilot-member table:name="0.020577" table:display="true" table:show-details="true"/>
                <table:data-pilot-member table:name="0.0205917" table:display="true" table:show-details="true"/>
                <table:data-pilot-member table:name="0.0206858" table:display="true" table:show-details="true"/>
                <table:data-pilot-member table:name="0.0207154" table:display="true" table:show-details="true"/>
                <table:data-pilot-member table:name="0.0207551" table:display="true" table:show-details="true"/>
                <table:data-pilot-member table:name="0.0208508" table:display="true" table:show-details="true"/>
                <table:data-pilot-member table:name="0.0208563" table:display="true" table:show-details="true"/>
                <table:data-pilot-member table:name="0.0208608" table:display="true" table:show-details="true"/>
                <table:data-pilot-member table:name="0.0208847" table:display="true" table:show-details="true"/>
                <table:data-pilot-member table:name="0.0209269" table:display="true" table:show-details="true"/>
                <table:data-pilot-member table:name="0.0209718" table:display="true" table:show-details="true"/>
                <table:data-pilot-member table:name="0.020983" table:display="true" table:show-details="true"/>
                <table:data-pilot-member table:name="0.0210247" table:display="true" table:show-details="true"/>
                <table:data-pilot-member table:name="0.02105" table:display="true" table:show-details="true"/>
                <table:data-pilot-member table:name="0.0211461" table:display="true" table:show-details="true"/>
                <table:data-pilot-member table:name="0.0211647" table:display="true" table:show-details="true"/>
                <table:data-pilot-member table:name="0.0211753" table:display="true" table:show-details="true"/>
                <table:data-pilot-member table:name="0.0212778" table:display="true" table:show-details="true"/>
                <table:data-pilot-member table:name="0.0213352" table:display="true" table:show-details="true"/>
                <table:data-pilot-member table:name="0.0214024" table:display="true" table:show-details="true"/>
                <table:data-pilot-member table:name="0.0214502" table:display="true" table:show-details="true"/>
                <table:data-pilot-member table:name="0.0215513" table:display="true" table:show-details="true"/>
                <table:data-pilot-member table:name="0.0215667" table:display="true" table:show-details="true"/>
                <table:data-pilot-member table:name="0.0216346" table:display="true" table:show-details="true"/>
                <table:data-pilot-member table:name="0.0216388" table:display="true" table:show-details="true"/>
                <table:data-pilot-member table:name="0.0216928" table:display="true" table:show-details="true"/>
                <table:data-pilot-member table:name="0.0217239" table:display="true" table:show-details="true"/>
                <table:data-pilot-member table:name="0.0223186" table:display="true" table:show-details="true"/>
                <table:data-pilot-member table:name="0.0223218" table:display="true" table:show-details="true"/>
                <table:data-pilot-member table:name="0.0223502" table:display="true" table:show-details="true"/>
                <table:data-pilot-member table:name="0.022386" table:display="true" table:show-details="true"/>
                <table:data-pilot-member table:name="0.0224186" table:display="true" table:show-details="true"/>
                <table:data-pilot-member table:name="0.0225384" table:display="true" table:show-details="true"/>
                <table:data-pilot-member table:name="0.022593" table:display="true" table:show-details="true"/>
                <table:data-pilot-member table:name="0.0228131" table:display="true" table:show-details="true"/>
                <table:data-pilot-member table:name="0.0230684" table:display="true" table:show-details="true"/>
                <table:data-pilot-member table:name="0.0250657" table:display="true" table:show-details="true"/>
                <table:data-pilot-member table:name="0.0260959" table:display="true" table:show-details="true"/>
                <table:data-pilot-member table:name="0.0294275" table:display="true" table:show-details="true"/>
                <table:data-pilot-member table:name="0.0299285" table:display="true" table:show-details="true"/>
                <table:data-pilot-member table:name="0.0316671" table:display="true" table:show-details="true"/>
                <table:data-pilot-member table:name="0.0324398" table:display="true" table:show-details="true"/>
                <table:data-pilot-member table:name="0.0327043" table:display="true" table:show-details="true"/>
                <table:data-pilot-member table:name="0.0330154" table:display="true" table:show-details="true"/>
                <table:data-pilot-member table:name="0.0336317" table:display="true" table:show-details="true"/>
                <table:data-pilot-member table:name="0.0340206" table:display="true" table:show-details="true"/>
                <table:data-pilot-member table:name="0.0446808" table:display="true" table:show-details="true"/>
                <table:data-pilot-member table:name="0.0447372" table:display="true" table:show-details="true"/>
                <table:data-pilot-member table:name="0.0451957" table:display="true" table:show-details="true"/>
                <table:data-pilot-member table:name="0.0452081" table:display="true" table:show-details="true"/>
                <table:data-pilot-member table:name="0.0454487" table:display="true" table:show-details="true"/>
                <table:data-pilot-member table:name="0.0456035" table:display="true" table:show-details="true"/>
                <table:data-pilot-member table:name="0.0457082" table:display="true" table:show-details="true"/>
                <table:data-pilot-member table:name="0.045978" table:display="true" table:show-details="true"/>
                <table:data-pilot-member table:name="0.046099" table:display="true" table:show-details="true"/>
                <table:data-pilot-member table:name="0.0468827" table:display="true" table:show-details="true"/>
                <table:data-pilot-member table:name="0.140155" table:display="true" table:show-details="true"/>
                <table:data-pilot-member table:name="0.140399" table:display="true" table:show-details="true"/>
                <table:data-pilot-member table:name="0.14077" table:display="true" table:show-details="true"/>
                <table:data-pilot-member table:name="0.141566" table:display="true" table:show-details="true"/>
                <table:data-pilot-member table:name="0.142879" table:display="true" table:show-details="true"/>
                <table:data-pilot-member table:name="0.152799" table:display="true" table:show-details="true"/>
                <table:data-pilot-member table:name="0.152816" table:display="true" table:show-details="true"/>
                <table:data-pilot-member table:name="0.152847" table:display="true" table:show-details="true"/>
                <table:data-pilot-member table:name="0.152973" table:display="true" table:show-details="true"/>
                <table:data-pilot-member table:name="0.153196" table:display="true" table:show-details="true"/>
                <table:data-pilot-member table:name="0.153473" table:display="true" table:show-details="true"/>
                <table:data-pilot-member table:name="0.153557" table:display="true" table:show-details="true"/>
                <table:data-pilot-member table:name="0.153766" table:display="true" table:show-details="true"/>
                <table:data-pilot-member table:name="0.153863" table:display="true" table:show-details="true"/>
                <table:data-pilot-member table:name="0.15389" table:display="true" table:show-details="true"/>
                <table:data-pilot-member table:name="0.153944" table:display="true" table:show-details="true"/>
                <table:data-pilot-member table:name="0.154041" table:display="true" table:show-details="true"/>
                <table:data-pilot-member table:name="0.154205" table:display="true" table:show-details="true"/>
                <table:data-pilot-member table:name="0.15444" table:display="true" table:show-details="true"/>
                <table:data-pilot-member table:name="0.154624" table:display="true" table:show-details="true"/>
                <table:data-pilot-member table:name="0.154628" table:display="true" table:show-details="true"/>
                <table:data-pilot-member table:name="0.154746" table:display="true" table:show-details="true"/>
                <table:data-pilot-member table:name="0.154809" table:display="true" table:show-details="true"/>
                <table:data-pilot-member table:name="0.154848" table:display="true" table:show-details="true"/>
                <table:data-pilot-member table:name="0.154865" table:display="true" table:show-details="true"/>
                <table:data-pilot-member table:name="0.155108" table:display="true" table:show-details="true"/>
                <table:data-pilot-member table:name="0.155203" table:display="true" table:show-details="true"/>
                <table:data-pilot-member table:name="0.155388" table:display="true" table:show-details="true"/>
                <table:data-pilot-member table:name="0.155407" table:display="true" table:show-details="true"/>
                <table:data-pilot-member table:name="0.155421" table:display="true" table:show-details="true"/>
                <table:data-pilot-member table:name="0.155454" table:display="true" table:show-details="true"/>
                <table:data-pilot-member table:name="0.155497" table:display="true" table:show-details="true"/>
                <table:data-pilot-member table:name="0.155514" table:display="true" table:show-details="true"/>
                <table:data-pilot-member table:name="0.155551" table:display="true" table:show-details="true"/>
                <table:data-pilot-member table:name="0.155557" table:display="true" table:show-details="true"/>
                <table:data-pilot-member table:name="0.155587" table:display="true" table:show-details="true"/>
                <table:data-pilot-member table:name="0.155667" table:display="true" table:show-details="true"/>
                <table:data-pilot-member table:name="0.155781" table:display="true" table:show-details="true"/>
                <table:data-pilot-member table:name="0.156146" table:display="true" table:show-details="true"/>
                <table:data-pilot-member table:name="0.156151" table:display="true" table:show-details="true"/>
                <table:data-pilot-member table:name="0.156208" table:display="true" table:show-details="true"/>
                <table:data-pilot-member table:name="0.156295" table:display="true" table:show-details="true"/>
                <table:data-pilot-member table:name="0.156383" table:display="true" table:show-details="true"/>
                <table:data-pilot-member table:name="0.156443" table:display="true" table:show-details="true"/>
                <table:data-pilot-member table:name="0.156457" table:display="true" table:show-details="true"/>
                <table:data-pilot-member table:name="0.156536" table:display="true" table:show-details="true"/>
                <table:data-pilot-member table:name="0.156655" table:display="true" table:show-details="true"/>
                <table:data-pilot-member table:name="0.157265" table:display="true" table:show-details="true"/>
                <table:data-pilot-member table:name="0.157415" table:display="true" table:show-details="true"/>
                <table:data-pilot-member table:name="0.157524" table:display="true" table:show-details="true"/>
                <table:data-pilot-member table:name="0.157535" table:display="true" table:show-details="true"/>
                <table:data-pilot-member table:name="0.157614" table:display="true" table:show-details="true"/>
                <table:data-pilot-member table:name="0.157751" table:display="true" table:show-details="true"/>
                <table:data-pilot-member table:name="0.15777" table:display="true" table:show-details="true"/>
                <table:data-pilot-member table:name="0.157811" table:display="true" table:show-details="true"/>
                <table:data-pilot-member table:name="0.159091" table:display="true" table:show-details="true"/>
                <table:data-pilot-member table:name="0.159139" table:display="true" table:show-details="true"/>
                <table:data-pilot-member table:name="0.159331" table:display="true" table:show-details="true"/>
                <table:data-pilot-member table:name="0.159655" table:display="true" table:show-details="true"/>
                <table:data-pilot-member table:name="0.159703" table:display="true" table:show-details="true"/>
                <table:data-pilot-member table:name="0.160493" table:display="true" table:show-details="true"/>
                <table:data-pilot-member table:name="0.179811" table:display="true" table:show-details="true"/>
                <table:data-pilot-member table:name="0.187434" table:display="true" table:show-details="true"/>
                <table:data-pilot-member table:name="0.203668" table:display="true" table:show-details="true"/>
                <table:data-pilot-member table:name="0.215627" table:display="true" table:show-details="true"/>
                <table:data-pilot-member table:name="0.216898" table:display="true" table:show-details="true"/>
                <table:data-pilot-member table:name="0.2206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tection duration" table:orientation="data" table:used-hierarchy="0" table:function="median">
            <table:data-pilot-level table:show-empty="false" calcext:repeat-item-labels="false">
              <table:data-pilot-members>
                <table:data-pilot-member table:name="0.000699373" table:display="true" table:show-details="true"/>
                <table:data-pilot-member table:name="0.000799197" table:display="true" table:show-details="true"/>
                <table:data-pilot-member table:name="0.000855549" table:display="true" table:show-details="true"/>
                <table:data-pilot-member table:name="0.000862488" table:display="true" table:show-details="true"/>
                <table:data-pilot-member table:name="0.000864179" table:display="true" table:show-details="true"/>
                <table:data-pilot-member table:name="0.00086505" table:display="true" table:show-details="true"/>
                <table:data-pilot-member table:name="0.000867956" table:display="true" table:show-details="true"/>
                <table:data-pilot-member table:name="0.000869632" table:display="true" table:show-details="true"/>
                <table:data-pilot-member table:name="0.000870453" table:display="true" table:show-details="true"/>
                <table:data-pilot-member table:name="0.000871121" table:display="true" table:show-details="true"/>
                <table:data-pilot-member table:name="0.000874772" table:display="true" table:show-details="true"/>
                <table:data-pilot-member table:name="0.0008749" table:display="true" table:show-details="true"/>
                <table:data-pilot-member table:name="0.000874973" table:display="true" table:show-details="true"/>
                <table:data-pilot-member table:name="0.000875422" table:display="true" table:show-details="true"/>
                <table:data-pilot-member table:name="0.000876932" table:display="true" table:show-details="true"/>
                <table:data-pilot-member table:name="0.00087728" table:display="true" table:show-details="true"/>
                <table:data-pilot-member table:name="0.000877699" table:display="true" table:show-details="true"/>
                <table:data-pilot-member table:name="0.00087784" table:display="true" table:show-details="true"/>
                <table:data-pilot-member table:name="0.000878471" table:display="true" table:show-details="true"/>
                <table:data-pilot-member table:name="0.00087874" table:display="true" table:show-details="true"/>
                <table:data-pilot-member table:name="0.000879604" table:display="true" table:show-details="true"/>
                <table:data-pilot-member table:name="0.000880483" table:display="true" table:show-details="true"/>
                <table:data-pilot-member table:name="0.000880705" table:display="true" table:show-details="true"/>
                <table:data-pilot-member table:name="0.000880866" table:display="true" table:show-details="true"/>
                <table:data-pilot-member table:name="0.000881023" table:display="true" table:show-details="true"/>
                <table:data-pilot-member table:name="0.00088118" table:display="true" table:show-details="true"/>
                <table:data-pilot-member table:name="0.000882316" table:display="true" table:show-details="true"/>
                <table:data-pilot-member table:name="0.000882456" table:display="true" table:show-details="true"/>
                <table:data-pilot-member table:name="0.000883438" table:display="true" table:show-details="true"/>
                <table:data-pilot-member table:name="0.000883786" table:display="true" table:show-details="true"/>
                <table:data-pilot-member table:name="0.00088438" table:display="true" table:show-details="true"/>
                <table:data-pilot-member table:name="0.000885388" table:display="true" table:show-details="true"/>
                <table:data-pilot-member table:name="0.000885403" table:display="true" table:show-details="true"/>
                <table:data-pilot-member table:name="0.000885524" table:display="true" table:show-details="true"/>
                <table:data-pilot-member table:name="0.000885843" table:display="true" table:show-details="true"/>
                <table:data-pilot-member table:name="0.000886295" table:display="true" table:show-details="true"/>
                <table:data-pilot-member table:name="0.000886536" table:display="true" table:show-details="true"/>
                <table:data-pilot-member table:name="0.000887722" table:display="true" table:show-details="true"/>
                <table:data-pilot-member table:name="0.000887758" table:display="true" table:show-details="true"/>
                <table:data-pilot-member table:name="0.000888909" table:display="true" table:show-details="true"/>
                <table:data-pilot-member table:name="0.000890602" table:display="true" table:show-details="true"/>
                <table:data-pilot-member table:name="0.000890837" table:display="true" table:show-details="true"/>
                <table:data-pilot-member table:name="0.000892712" table:display="true" table:show-details="true"/>
                <table:data-pilot-member table:name="0.00089873" table:display="true" table:show-details="true"/>
                <table:data-pilot-member table:name="0.00090137" table:display="true" table:show-details="true"/>
                <table:data-pilot-member table:name="0.000908532" table:display="true" table:show-details="true"/>
                <table:data-pilot-member table:name="0.000910317" table:display="true" table:show-details="true"/>
                <table:data-pilot-member table:name="0.000911943" table:display="true" table:show-details="true"/>
                <table:data-pilot-member table:name="0.000933024" table:display="true" table:show-details="true"/>
                <table:data-pilot-member table:name="0.00094008" table:display="true" table:show-details="true"/>
                <table:data-pilot-member table:name="0.00485131" table:display="true" table:show-details="true"/>
                <table:data-pilot-member table:name="0.00525808" table:display="true" table:show-details="true"/>
                <table:data-pilot-member table:name="0.00525996" table:display="true" table:show-details="true"/>
                <table:data-pilot-member table:name="0.00527957" table:display="true" table:show-details="true"/>
                <table:data-pilot-member table:name="0.00530731" table:display="true" table:show-details="true"/>
                <table:data-pilot-member table:name="0.00530994" table:display="true" table:show-details="true"/>
                <table:data-pilot-member table:name="0.0053165" table:display="true" table:show-details="true"/>
                <table:data-pilot-member table:name="0.00531998" table:display="true" table:show-details="true"/>
                <table:data-pilot-member table:name="0.00532362" table:display="true" table:show-details="true"/>
                <table:data-pilot-member table:name="0.00532449" table:display="true" table:show-details="true"/>
                <table:data-pilot-member table:name="0.00532619" table:display="true" table:show-details="true"/>
                <table:data-pilot-member table:name="0.00532787" table:display="true" table:show-details="true"/>
                <table:data-pilot-member table:name="0.0053522" table:display="true" table:show-details="true"/>
                <table:data-pilot-member table:name="0.00535548" table:display="true" table:show-details="true"/>
                <table:data-pilot-member table:name="0.00535627" table:display="true" table:show-details="true"/>
                <table:data-pilot-member table:name="0.00535693" table:display="true" table:show-details="true"/>
                <table:data-pilot-member table:name="0.00535772" table:display="true" table:show-details="true"/>
                <table:data-pilot-member table:name="0.00535776" table:display="true" table:show-details="true"/>
                <table:data-pilot-member table:name="0.00537836" table:display="true" table:show-details="true"/>
                <table:data-pilot-member table:name="0.00538782" table:display="true" table:show-details="true"/>
                <table:data-pilot-member table:name="0.00539755" table:display="true" table:show-details="true"/>
                <table:data-pilot-member table:name="0.00542134" table:display="true" table:show-details="true"/>
                <table:data-pilot-member table:name="0.00542468" table:display="true" table:show-details="true"/>
                <table:data-pilot-member table:name="0.00542822" table:display="true" table:show-details="true"/>
                <table:data-pilot-member table:name="0.00542856" table:display="true" table:show-details="true"/>
                <table:data-pilot-member table:name="0.00543225" table:display="true" table:show-details="true"/>
                <table:data-pilot-member table:name="0.00543666" table:display="true" table:show-details="true"/>
                <table:data-pilot-member table:name="0.00544847" table:display="true" table:show-details="true"/>
                <table:data-pilot-member table:name="0.00545935" table:display="true" table:show-details="true"/>
                <table:data-pilot-member table:name="0.00546328" table:display="true" table:show-details="true"/>
                <table:data-pilot-member table:name="0.00546989" table:display="true" table:show-details="true"/>
                <table:data-pilot-member table:name="0.00549328" table:display="true" table:show-details="true"/>
                <table:data-pilot-member table:name="0.0054947" table:display="true" table:show-details="true"/>
                <table:data-pilot-member table:name="0.00550079" table:display="true" table:show-details="true"/>
                <table:data-pilot-member table:name="0.00550713" table:display="true" table:show-details="true"/>
                <table:data-pilot-member table:name="0.00551285" table:display="true" table:show-details="true"/>
                <table:data-pilot-member table:name="0.00552179" table:display="true" table:show-details="true"/>
                <table:data-pilot-member table:name="0.00553226" table:display="true" table:show-details="true"/>
                <table:data-pilot-member table:name="0.00553882" table:display="true" table:show-details="true"/>
                <table:data-pilot-member table:name="0.00554255" table:display="true" table:show-details="true"/>
                <table:data-pilot-member table:name="0.00555325" table:display="true" table:show-details="true"/>
                <table:data-pilot-member table:name="0.00555709" table:display="true" table:show-details="true"/>
                <table:data-pilot-member table:name="0.00563033" table:display="true" table:show-details="true"/>
                <table:data-pilot-member table:name="0.00565906" table:display="true" table:show-details="true"/>
                <table:data-pilot-member table:name="0.00566494" table:display="true" table:show-details="true"/>
                <table:data-pilot-member table:name="0.00570347" table:display="true" table:show-details="true"/>
                <table:data-pilot-member table:name="0.00592364" table:display="true" table:show-details="true"/>
                <table:data-pilot-member table:name="0.0059325" table:display="true" table:show-details="true"/>
                <table:data-pilot-member table:name="0.00598085" table:display="true" table:show-details="true"/>
                <table:data-pilot-member table:name="0.00605488" table:display="true" table:show-details="true"/>
                <table:data-pilot-member table:name="0.00606267" table:display="true" table:show-details="true"/>
                <table:data-pilot-member table:name="0.00611979" table:display="true" table:show-details="true"/>
                <table:data-pilot-member table:name="0.00614898" table:display="true" table:show-details="true"/>
                <table:data-pilot-member table:name="0.00617167" table:display="true" table:show-details="true"/>
                <table:data-pilot-member table:name="0.0061779" table:display="true" table:show-details="true"/>
                <table:data-pilot-member table:name="0.00620738" table:display="true" table:show-details="true"/>
                <table:data-pilot-member table:name="0.00622244" table:display="true" table:show-details="true"/>
                <table:data-pilot-member table:name="0.00625218" table:display="true" table:show-details="true"/>
                <table:data-pilot-member table:name="0.0062613" table:display="true" table:show-details="true"/>
                <table:data-pilot-member table:name="0.00626289" table:display="true" table:show-details="true"/>
                <table:data-pilot-member table:name="0.00628121" table:display="true" table:show-details="true"/>
                <table:data-pilot-member table:name="0.00630537" table:display="true" table:show-details="true"/>
                <table:data-pilot-member table:name="0.00630542" table:display="true" table:show-details="true"/>
                <table:data-pilot-member table:name="0.00635217" table:display="true" table:show-details="true"/>
                <table:data-pilot-member table:name="0.00642133" table:display="true" table:show-details="true"/>
                <table:data-pilot-member table:name="0.00642678" table:display="true" table:show-details="true"/>
                <table:data-pilot-member table:name="0.00643273" table:display="true" table:show-details="true"/>
                <table:data-pilot-member table:name="0.00644687" table:display="true" table:show-details="true"/>
                <table:data-pilot-member table:name="0.00647424" table:display="true" table:show-details="true"/>
                <table:data-pilot-member table:name="0.00648948" table:display="true" table:show-details="true"/>
                <table:data-pilot-member table:name="0.00652752" table:display="true" table:show-details="true"/>
                <table:data-pilot-member table:name="0.00653097" table:display="true" table:show-details="true"/>
                <table:data-pilot-member table:name="0.00653252" table:display="true" table:show-details="true"/>
                <table:data-pilot-member table:name="0.00654392" table:display="true" table:show-details="true"/>
                <table:data-pilot-member table:name="0.00656731" table:display="true" table:show-details="true"/>
                <table:data-pilot-member table:name="0.00662292" table:display="true" table:show-details="true"/>
                <table:data-pilot-member table:name="0.00681306" table:display="true" table:show-details="true"/>
                <table:data-pilot-member table:name="0.00681358" table:display="true" table:show-details="true"/>
                <table:data-pilot-member table:name="0.00682512" table:display="true" table:show-details="true"/>
                <table:data-pilot-member table:name="0.00683114" table:display="true" table:show-details="true"/>
                <table:data-pilot-member table:name="0.00699248" table:display="true" table:show-details="true"/>
                <table:data-pilot-member table:name="0.00700321" table:display="true" table:show-details="true"/>
                <table:data-pilot-member table:name="0.00706072" table:display="true" table:show-details="true"/>
                <table:data-pilot-member table:name="0.0070666" table:display="true" table:show-details="true"/>
                <table:data-pilot-member table:name="0.00707717" table:display="true" table:show-details="true"/>
                <table:data-pilot-member table:name="0.00710415" table:display="true" table:show-details="true"/>
                <table:data-pilot-member table:name="0.00715186" table:display="true" table:show-details="true"/>
                <table:data-pilot-member table:name="0.00718048" table:display="true" table:show-details="true"/>
                <table:data-pilot-member table:name="0.00719161" table:display="true" table:show-details="true"/>
                <table:data-pilot-member table:name="0.0072793" table:display="true" table:show-details="true"/>
                <table:data-pilot-member table:name="0.00768706" table:display="true" table:show-details="true"/>
                <table:data-pilot-member table:name="0.0078528" table:display="true" table:show-details="true"/>
                <table:data-pilot-member table:name="0.00804964" table:display="true" table:show-details="true"/>
                <table:data-pilot-member table:name="0.00808032" table:display="true" table:show-details="true"/>
                <table:data-pilot-member table:name="0.00808228" table:display="true" table:show-details="true"/>
                <table:data-pilot-member table:name="0.00809149" table:display="true" table:show-details="true"/>
                <table:data-pilot-member table:name="0.00809221" table:display="true" table:show-details="true"/>
                <table:data-pilot-member table:name="0.00809948" table:display="true" table:show-details="true"/>
                <table:data-pilot-member table:name="0.00811331" table:display="true" table:show-details="true"/>
                <table:data-pilot-member table:name="0.0081165" table:display="true" table:show-details="true"/>
                <table:data-pilot-member table:name="0.00812688" table:display="true" table:show-details="true"/>
                <table:data-pilot-member table:name="0.00812939" table:display="true" table:show-details="true"/>
                <table:data-pilot-member table:name="0.00814029" table:display="true" table:show-details="true"/>
                <table:data-pilot-member table:name="0.00816007" table:display="true" table:show-details="true"/>
                <table:data-pilot-member table:name="0.00817035" table:display="true" table:show-details="true"/>
                <table:data-pilot-member table:name="0.0081879" table:display="true" table:show-details="true"/>
                <table:data-pilot-member table:name="0.00829454" table:display="true" table:show-details="true"/>
                <table:data-pilot-member table:name="0.00840817" table:display="true" table:show-details="true"/>
                <table:data-pilot-member table:name="0.00851215" table:display="true" table:show-details="true"/>
                <table:data-pilot-member table:name="0.00855509" table:display="true" table:show-details="true"/>
                <table:data-pilot-member table:name="0.00856918" table:display="true" table:show-details="true"/>
                <table:data-pilot-member table:name="0.00916014" table:display="true" table:show-details="true"/>
                <table:data-pilot-member table:name="0.0107858" table:display="true" table:show-details="true"/>
                <table:data-pilot-member table:name="0.0115409" table:display="true" table:show-details="true"/>
                <table:data-pilot-member table:name="0.0115902" table:display="true" table:show-details="true"/>
                <table:data-pilot-member table:name="0.01166" table:display="true" table:show-details="true"/>
                <table:data-pilot-member table:name="0.0117441" table:display="true" table:show-details="true"/>
                <table:data-pilot-member table:name="0.0118332" table:display="true" table:show-details="true"/>
                <table:data-pilot-member table:name="0.0118355" table:display="true" table:show-details="true"/>
                <table:data-pilot-member table:name="0.0119106" table:display="true" table:show-details="true"/>
                <table:data-pilot-member table:name="0.0119153" table:display="true" table:show-details="true"/>
                <table:data-pilot-member table:name="0.01193" table:display="true" table:show-details="true"/>
                <table:data-pilot-member table:name="0.0120273" table:display="true" table:show-details="true"/>
                <table:data-pilot-member table:name="0.0121009" table:display="true" table:show-details="true"/>
                <table:data-pilot-member table:name="0.0123489" table:display="true" table:show-details="true"/>
                <table:data-pilot-member table:name="0.0123767" table:display="true" table:show-details="true"/>
                <table:data-pilot-member table:name="0.0123936" table:display="true" table:show-details="true"/>
                <table:data-pilot-member table:name="0.012484" table:display="true" table:show-details="true"/>
                <table:data-pilot-member table:name="0.0125336" table:display="true" table:show-details="true"/>
                <table:data-pilot-member table:name="0.0125613" table:display="true" table:show-details="true"/>
                <table:data-pilot-member table:name="0.012572" table:display="true" table:show-details="true"/>
                <table:data-pilot-member table:name="0.0126831" table:display="true" table:show-details="true"/>
                <table:data-pilot-member table:name="0.0127228" table:display="true" table:show-details="true"/>
                <table:data-pilot-member table:name="0.0128602" table:display="true" table:show-details="true"/>
                <table:data-pilot-member table:name="0.012942" table:display="true" table:show-details="true"/>
                <table:data-pilot-member table:name="0.0130231" table:display="true" table:show-details="true"/>
                <table:data-pilot-member table:name="0.0130719" table:display="true" table:show-details="true"/>
                <table:data-pilot-member table:name="0.0130859" table:display="true" table:show-details="true"/>
                <table:data-pilot-member table:name="0.0134001" table:display="true" table:show-details="true"/>
                <table:data-pilot-member table:name="0.0134047" table:display="true" table:show-details="true"/>
                <table:data-pilot-member table:name="0.0134649" table:display="true" table:show-details="true"/>
                <table:data-pilot-member table:name="0.0135133" table:display="true" table:show-details="true"/>
                <table:data-pilot-member table:name="0.0136719" table:display="true" table:show-details="true"/>
                <table:data-pilot-member table:name="0.0137237" table:display="true" table:show-details="true"/>
                <table:data-pilot-member table:name="0.0142703" table:display="true" table:show-details="true"/>
                <table:data-pilot-member table:name="0.0142959" table:display="true" table:show-details="true"/>
                <table:data-pilot-member table:name="0.014369" table:display="true" table:show-details="true"/>
                <table:data-pilot-member table:name="0.0149023" table:display="true" table:show-details="true"/>
                <table:data-pilot-member table:name="0.0150683" table:display="true" table:show-details="true"/>
                <table:data-pilot-member table:name="0.0315224" table:display="true" table:show-details="true"/>
                <table:data-pilot-member table:name="0.0316215" table:display="true" table:show-details="true"/>
                <table:data-pilot-member table:name="0.0330073" table:display="true" table:show-details="true"/>
                <table:data-pilot-member table:name="0.033383" table:display="true" table:show-details="true"/>
                <table:data-pilot-member table:name="0.0339383" table:display="true" table:show-details="true"/>
                <table:data-pilot-member table:name="0.0346994" table:display="true" table:show-details="true"/>
                <table:data-pilot-member table:name="0.0349352" table:display="true" table:show-details="true"/>
                <table:data-pilot-member table:name="0.0362296" table:display="true" table:show-details="true"/>
                <table:data-pilot-member table:name="0.0362807" table:display="true" table:show-details="true"/>
                <table:data-pilot-member table:name="0.0363504" table:display="true" table:show-details="true"/>
                <table:data-pilot-member table:name="0.0363531" table:display="true" table:show-details="true"/>
                <table:data-pilot-member table:name="0.0364205" table:display="true" table:show-details="true"/>
                <table:data-pilot-member table:name="0.0366023" table:display="true" table:show-details="true"/>
                <table:data-pilot-member table:name="0.0367569" table:display="true" table:show-details="true"/>
                <table:data-pilot-member table:name="0.0372447" table:display="true" table:show-details="true"/>
                <table:data-pilot-member table:name="0.0372773" table:display="true" table:show-details="true"/>
                <table:data-pilot-member table:name="0.0374533" table:display="true" table:show-details="true"/>
                <table:data-pilot-member table:name="0.0375053" table:display="true" table:show-details="true"/>
                <table:data-pilot-member table:name="0.037628" table:display="true" table:show-details="true"/>
                <table:data-pilot-member table:name="0.0376439" table:display="true" table:show-details="true"/>
                <table:data-pilot-member table:name="0.0377034" table:display="true" table:show-details="true"/>
                <table:data-pilot-member table:name="0.0378723" table:display="true" table:show-details="true"/>
                <table:data-pilot-member table:name="0.0379213" table:display="true" table:show-details="true"/>
                <table:data-pilot-member table:name="0.0381467" table:display="true" table:show-details="true"/>
                <table:data-pilot-member table:name="0.0383367" table:display="true" table:show-details="true"/>
                <table:data-pilot-member table:name="0.038349" table:display="true" table:show-details="true"/>
                <table:data-pilot-member table:name="0.0386315" table:display="true" table:show-details="true"/>
                <table:data-pilot-member table:name="0.0389204" table:display="true" table:show-details="true"/>
                <table:data-pilot-member table:name="0.0389301" table:display="true" table:show-details="true"/>
                <table:data-pilot-member table:name="0.0390995" table:display="true" table:show-details="true"/>
                <table:data-pilot-member table:name="0.0391851" table:display="true" table:show-details="true"/>
                <table:data-pilot-member table:name="0.0392483" table:display="true" table:show-details="true"/>
                <table:data-pilot-member table:name="0.0393082" table:display="true" table:show-details="true"/>
                <table:data-pilot-member table:name="0.0395376" table:display="true" table:show-details="true"/>
                <table:data-pilot-member table:name="0.0395974" table:display="true" table:show-details="true"/>
                <table:data-pilot-member table:name="0.0399005" table:display="true" table:show-details="true"/>
                <table:data-pilot-member table:name="0.0402589" table:display="true" table:show-details="true"/>
                <table:data-pilot-member table:name="0.0403804" table:display="true" table:show-details="true"/>
                <table:data-pilot-member table:name="0.0404324" table:display="true" table:show-details="true"/>
                <table:data-pilot-member table:name="0.0404374" table:display="true" table:show-details="true"/>
                <table:data-pilot-member table:name="0.0405273" table:display="true" table:show-details="true"/>
                <table:data-pilot-member table:name="0.040585" table:display="true" table:show-details="true"/>
                <table:data-pilot-member table:name="0.0406156" table:display="true" table:show-details="true"/>
                <table:data-pilot-member table:name="0.0407672" table:display="true" table:show-details="true"/>
                <table:data-pilot-member table:name="0.0409056" table:display="true" table:show-details="true"/>
                <table:data-pilot-member table:name="0.0409138" table:display="true" table:show-details="true"/>
                <table:data-pilot-member table:name="0.0409356" table:display="true" table:show-details="true"/>
                <table:data-pilot-member table:name="0.0409907" table:display="true" table:show-details="true"/>
                <table:data-pilot-member table:name="0.0410426" table:display="true" table:show-details="true"/>
                <table:data-pilot-member table:name="0.0410934" table:display="true" table:show-details="true"/>
                <table:data-pilot-member table:name="0.0412538" table:display="true" table:show-details="true"/>
                <table:data-pilot-member table:name="0.0413563" table:display="true" table:show-details="true"/>
                <table:data-pilot-member table:name="0.0416015" table:display="true" table:show-details="true"/>
                <table:data-pilot-member table:name="0.0420277" table:display="true" table:show-details="true"/>
                <table:data-pilot-member table:name="0.042874" table:display="true" table:show-details="true"/>
                <table:data-pilot-member table:name="0.0429823" table:display="true" table:show-details="true"/>
                <table:data-pilot-member table:name="0.0438395" table:display="true" table:show-details="true"/>
                <table:data-pilot-member table:name="0.0438688" table:display="true" table:show-details="true"/>
                <table:data-pilot-member table:name="0.0537303" table:display="true" table:show-details="true"/>
                <table:data-pilot-member table:name="0.0544204" table:display="true" table:show-details="true"/>
                <table:data-pilot-member table:name="0.0545204" table:display="true" table:show-details="true"/>
                <table:data-pilot-member table:name="0.0551398" table:display="true" table:show-details="true"/>
                <table:data-pilot-member table:name="0.0553992" table:display="true" table:show-details="true"/>
                <table:data-pilot-member table:name="0.055413" table:display="true" table:show-details="true"/>
                <table:data-pilot-member table:name="0.0592496" table:display="true" table:show-details="true"/>
                <table:data-pilot-member table:name="0.0634151" table:display="true" table:show-details="true"/>
                <table:data-pilot-member table:name="0.0709129" table:display="true" table:show-details="true"/>
                <table:data-pilot-member table:name="0.0712782" table:display="true" table:show-details="true"/>
                <table:data-pilot-member table:name="0.0713048" table:display="true" table:show-details="true"/>
                <table:data-pilot-member table:name="0.0713144" table:display="true" table:show-details="true"/>
                <table:data-pilot-member table:name="0.0713366" table:display="true" table:show-details="true"/>
                <table:data-pilot-member table:name="0.0715342" table:display="true" table:show-details="true"/>
                <table:data-pilot-member table:name="0.0716062" table:display="true" table:show-details="true"/>
                <table:data-pilot-member table:name="0.0716936" table:display="true" table:show-details="true"/>
                <table:data-pilot-member table:name="0.0717248" table:display="true" table:show-details="true"/>
                <table:data-pilot-member table:name="0.0717485" table:display="true" table:show-details="true"/>
                <table:data-pilot-member table:name="0.0717613" table:display="true" table:show-details="true"/>
                <table:data-pilot-member table:name="0.0718716" table:display="true" table:show-details="true"/>
                <table:data-pilot-member table:name="0.0720825" table:display="true" table:show-details="true"/>
                <table:data-pilot-member table:name="0.0722827" table:display="true" table:show-details="true"/>
                <table:data-pilot-member table:name="0.0725428" table:display="true" table:show-details="true"/>
                <table:data-pilot-member table:name="0.0726522" table:display="true" table:show-details="true"/>
                <table:data-pilot-member table:name="0.0727728" table:display="true" table:show-details="true"/>
                <table:data-pilot-member table:name="0.0727881" table:display="true" table:show-details="true"/>
                <table:data-pilot-member table:name="0.0728986" table:display="true" table:show-details="true"/>
                <table:data-pilot-member table:name="0.0731057" table:display="true" table:show-details="true"/>
                <table:data-pilot-member table:name="0.0733181" table:display="true" table:show-details="true"/>
                <table:data-pilot-member table:name="0.0734114" table:display="true" table:show-details="true"/>
                <table:data-pilot-member table:name="0.0734207" table:display="true" table:show-details="true"/>
                <table:data-pilot-member table:name="0.0734599" table:display="true" table:show-details="true"/>
                <table:data-pilot-member table:name="0.0734987" table:display="true" table:show-details="true"/>
                <table:data-pilot-member table:name="0.0735079" table:display="true" table:show-details="true"/>
                <table:data-pilot-member table:name="0.0735182" table:display="true" table:show-details="true"/>
                <table:data-pilot-member table:name="0.0740363" table:display="true" table:show-details="true"/>
                <table:data-pilot-member table:name="0.0740849" table:display="true" table:show-details="true"/>
                <table:data-pilot-member table:name="0.0741497" table:display="true" table:show-details="true"/>
                <table:data-pilot-member table:name="0.0741978" table:display="true" table:show-details="true"/>
                <table:data-pilot-member table:name="0.0742532" table:display="true" table:show-details="true"/>
                <table:data-pilot-member table:name="0.075745" table:display="true" table:show-details="true"/>
                <table:data-pilot-member table:name="0.0763126" table:display="true" table:show-details="true"/>
                <table:data-pilot-member table:name="0.0769449" table:display="true" table:show-details="true"/>
                <table:data-pilot-member table:name="0.182221" table:display="true" table:show-details="true"/>
                <table:data-pilot-member table:name="0.182985" table:display="true" table:show-details="true"/>
                <table:data-pilot-member table:name="0.183194" table:display="true" table:show-details="true"/>
                <table:data-pilot-member table:name="0.183495" table:display="true" table:show-details="true"/>
                <table:data-pilot-member table:name="0.183513" table:display="true" table:show-details="true"/>
                <table:data-pilot-member table:name="0.183629" table:display="true" table:show-details="true"/>
                <table:data-pilot-member table:name="0.183699" table:display="true" table:show-details="true"/>
                <table:data-pilot-member table:name="0.18387" table:display="true" table:show-details="true"/>
                <table:data-pilot-member table:name="0.183946" table:display="true" table:show-details="true"/>
                <table:data-pilot-member table:name="0.184181" table:display="true" table:show-details="true"/>
                <table:data-pilot-member table:name="0.184271" table:display="true" table:show-details="true"/>
                <table:data-pilot-member table:name="0.184287" table:display="true" table:show-details="true"/>
                <table:data-pilot-member table:name="0.184364" table:display="true" table:show-details="true"/>
                <table:data-pilot-member table:name="0.184366" table:display="true" table:show-details="true"/>
                <table:data-pilot-member table:name="0.184442" table:display="true" table:show-details="true"/>
                <table:data-pilot-member table:name="0.184729" table:display="true" table:show-details="true"/>
                <table:data-pilot-member table:name="0.18476" table:display="true" table:show-details="true"/>
                <table:data-pilot-member table:name="0.184881" table:display="true" table:show-details="true"/>
                <table:data-pilot-member table:name="0.184977" table:display="true" table:show-details="true"/>
                <table:data-pilot-member table:name="0.185061" table:display="true" table:show-details="true"/>
                <table:data-pilot-member table:name="0.18517" table:display="true" table:show-details="true"/>
                <table:data-pilot-member table:name="0.185257" table:display="true" table:show-details="true"/>
                <table:data-pilot-member table:name="0.185289" table:display="true" table:show-details="true"/>
                <table:data-pilot-member table:name="0.185456" table:display="true" table:show-details="true"/>
                <table:data-pilot-member table:name="0.185531" table:display="true" table:show-details="true"/>
                <table:data-pilot-member table:name="0.185552" table:display="true" table:show-details="true"/>
                <table:data-pilot-member table:name="0.185662" table:display="true" table:show-details="true"/>
                <table:data-pilot-member table:name="0.185792" table:display="true" table:show-details="true"/>
                <table:data-pilot-member table:name="0.186024" table:display="true" table:show-details="true"/>
                <table:data-pilot-member table:name="0.186115" table:display="true" table:show-details="true"/>
                <table:data-pilot-member table:name="0.18631" table:display="true" table:show-details="true"/>
                <table:data-pilot-member table:name="0.186431" table:display="true" table:show-details="true"/>
                <table:data-pilot-member table:name="0.1865" table:display="true" table:show-details="true"/>
                <table:data-pilot-member table:name="0.186585" table:display="true" table:show-details="true"/>
                <table:data-pilot-member table:name="0.186629" table:display="true" table:show-details="true"/>
                <table:data-pilot-member table:name="0.186948" table:display="true" table:show-details="true"/>
                <table:data-pilot-member table:name="0.186991" table:display="true" table:show-details="true"/>
                <table:data-pilot-member table:name="0.187199" table:display="true" table:show-details="true"/>
                <table:data-pilot-member table:name="0.187527" table:display="true" table:show-details="true"/>
                <table:data-pilot-member table:name="0.187594" table:display="true" table:show-details="true"/>
                <table:data-pilot-member table:name="0.187751" table:display="true" table:show-details="true"/>
                <table:data-pilot-member table:name="0.187823" table:display="true" table:show-details="true"/>
                <table:data-pilot-member table:name="0.18816" table:display="true" table:show-details="true"/>
                <table:data-pilot-member table:name="0.18824" table:display="true" table:show-details="true"/>
                <table:data-pilot-member table:name="0.188634" table:display="true" table:show-details="true"/>
                <table:data-pilot-member table:name="0.188727" table:display="true" table:show-details="true"/>
                <table:data-pilot-member table:name="0.189378" table:display="true" table:show-details="true"/>
                <table:data-pilot-member table:name="0.192074" table:display="true" table:show-details="true"/>
                <table:data-pilot-member table:name="0.1921" table:display="true" table:show-details="true"/>
                <table:data-pilot-member table:name="0.1964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otal durationmatches" table:orientation="data" table:used-hierarchy="0" table:function="median">
            <table:data-pilot-level table:show-empty="false" calcext:repeat-item-labels="false">
              <table:data-pilot-members>
                <table:data-pilot-member table:name="0.0012774" table:display="true" table:show-details="true"/>
                <table:data-pilot-member table:name="0.0013023" table:display="true" table:show-details="true"/>
                <table:data-pilot-member table:name="0.00130938" table:display="true" table:show-details="true"/>
                <table:data-pilot-member table:name="0.00131215" table:display="true" table:show-details="true"/>
                <table:data-pilot-member table:name="0.00131444" table:display="true" table:show-details="true"/>
                <table:data-pilot-member table:name="0.00131946" table:display="true" table:show-details="true"/>
                <table:data-pilot-member table:name="0.00132617" table:display="true" table:show-details="true"/>
                <table:data-pilot-member table:name="0.00134296" table:display="true" table:show-details="true"/>
                <table:data-pilot-member table:name="0.00134895" table:display="true" table:show-details="true"/>
                <table:data-pilot-member table:name="0.0014014" table:display="true" table:show-details="true"/>
                <table:data-pilot-member table:name="0.00316816" table:display="true" table:show-details="true"/>
                <table:data-pilot-member table:name="0.00319544" table:display="true" table:show-details="true"/>
                <table:data-pilot-member table:name="0.00321269" table:display="true" table:show-details="true"/>
                <table:data-pilot-member table:name="0.00351524" table:display="true" table:show-details="true"/>
                <table:data-pilot-member table:name="0.00359437" table:display="true" table:show-details="true"/>
                <table:data-pilot-member table:name="0.00397438" table:display="true" table:show-details="true"/>
                <table:data-pilot-member table:name="0.00493268" table:display="true" table:show-details="true"/>
                <table:data-pilot-member table:name="0.00496842" table:display="true" table:show-details="true"/>
                <table:data-pilot-member table:name="0.00502693" table:display="true" table:show-details="true"/>
                <table:data-pilot-member table:name="0.00510727" table:display="true" table:show-details="true"/>
                <table:data-pilot-member table:name="0.00558176" table:display="true" table:show-details="true"/>
                <table:data-pilot-member table:name="0.00563252" table:display="true" table:show-details="true"/>
                <table:data-pilot-member table:name="0.00564281" table:display="true" table:show-details="true"/>
                <table:data-pilot-member table:name="0.00565349" table:display="true" table:show-details="true"/>
                <table:data-pilot-member table:name="0.00574979" table:display="true" table:show-details="true"/>
                <table:data-pilot-member table:name="0.00581523" table:display="true" table:show-details="true"/>
                <table:data-pilot-member table:name="0.00581841" table:display="true" table:show-details="true"/>
                <table:data-pilot-member table:name="0.00582953" table:display="true" table:show-details="true"/>
                <table:data-pilot-member table:name="0.00595283" table:display="true" table:show-details="true"/>
                <table:data-pilot-member table:name="0.00601692" table:display="true" table:show-details="true"/>
                <table:data-pilot-member table:name="0.00649861" table:display="true" table:show-details="true"/>
                <table:data-pilot-member table:name="0.00665178" table:display="true" table:show-details="true"/>
                <table:data-pilot-member table:name="0.00686741" table:display="true" table:show-details="true"/>
                <table:data-pilot-member table:name="0.00702001" table:display="true" table:show-details="true"/>
                <table:data-pilot-member table:name="0.00825553" table:display="true" table:show-details="true"/>
                <table:data-pilot-member table:name="0.00836892" table:display="true" table:show-details="true"/>
                <table:data-pilot-member table:name="0.00837993" table:display="true" table:show-details="true"/>
                <table:data-pilot-member table:name="0.00854136" table:display="true" table:show-details="true"/>
                <table:data-pilot-member table:name="0.00868659" table:display="true" table:show-details="true"/>
                <table:data-pilot-member table:name="0.00870955" table:display="true" table:show-details="true"/>
                <table:data-pilot-member table:name="0.0087513" table:display="true" table:show-details="true"/>
                <table:data-pilot-member table:name="0.00880008" table:display="true" table:show-details="true"/>
                <table:data-pilot-member table:name="0.00899143" table:display="true" table:show-details="true"/>
                <table:data-pilot-member table:name="0.00923111" table:display="true" table:show-details="true"/>
                <table:data-pilot-member table:name="0.010804" table:display="true" table:show-details="true"/>
                <table:data-pilot-member table:name="0.0109488" table:display="true" table:show-details="true"/>
                <table:data-pilot-member table:name="0.0110066" table:display="true" table:show-details="true"/>
                <table:data-pilot-member table:name="0.0110772" table:display="true" table:show-details="true"/>
                <table:data-pilot-member table:name="0.0111138" table:display="true" table:show-details="true"/>
                <table:data-pilot-member table:name="0.0112312" table:display="true" table:show-details="true"/>
                <table:data-pilot-member table:name="0.0113792" table:display="true" table:show-details="true"/>
                <table:data-pilot-member table:name="0.0113801" table:display="true" table:show-details="true"/>
                <table:data-pilot-member table:name="0.0117111" table:display="true" table:show-details="true"/>
                <table:data-pilot-member table:name="0.0119604" table:display="true" table:show-details="true"/>
                <table:data-pilot-member table:name="0.0120211" table:display="true" table:show-details="true"/>
                <table:data-pilot-member table:name="0.0128677" table:display="true" table:show-details="true"/>
                <table:data-pilot-member table:name="0.0129514" table:display="true" table:show-details="true"/>
                <table:data-pilot-member table:name="0.0130951" table:display="true" table:show-details="true"/>
                <table:data-pilot-member table:name="0.0131876" table:display="true" table:show-details="true"/>
                <table:data-pilot-member table:name="0.0133142" table:display="true" table:show-details="true"/>
                <table:data-pilot-member table:name="0.0134139" table:display="true" table:show-details="true"/>
                <table:data-pilot-member table:name="0.0134393" table:display="true" table:show-details="true"/>
                <table:data-pilot-member table:name="0.0134762" table:display="true" table:show-details="true"/>
                <table:data-pilot-member table:name="0.0135883" table:display="true" table:show-details="true"/>
                <table:data-pilot-member table:name="0.0135917" table:display="true" table:show-details="true"/>
                <table:data-pilot-member table:name="0.0136857" table:display="true" table:show-details="true"/>
                <table:data-pilot-member table:name="0.0136865" table:display="true" table:show-details="true"/>
                <table:data-pilot-member table:name="0.0137881" table:display="true" table:show-details="true"/>
                <table:data-pilot-member table:name="0.0138053" table:display="true" table:show-details="true"/>
                <table:data-pilot-member table:name="0.0138113" table:display="true" table:show-details="true"/>
                <table:data-pilot-member table:name="0.014016" table:display="true" table:show-details="true"/>
                <table:data-pilot-member table:name="0.0141186" table:display="true" table:show-details="true"/>
                <table:data-pilot-member table:name="0.0142238" table:display="true" table:show-details="true"/>
                <table:data-pilot-member table:name="0.0143224" table:display="true" table:show-details="true"/>
                <table:data-pilot-member table:name="0.0143345" table:display="true" table:show-details="true"/>
                <table:data-pilot-member table:name="0.0145285" table:display="true" table:show-details="true"/>
                <table:data-pilot-member table:name="0.0145468" table:display="true" table:show-details="true"/>
                <table:data-pilot-member table:name="0.014576" table:display="true" table:show-details="true"/>
                <table:data-pilot-member table:name="0.0146908" table:display="true" table:show-details="true"/>
                <table:data-pilot-member table:name="0.0147421" table:display="true" table:show-details="true"/>
                <table:data-pilot-member table:name="0.0148005" table:display="true" table:show-details="true"/>
                <table:data-pilot-member table:name="0.0148497" table:display="true" table:show-details="true"/>
                <table:data-pilot-member table:name="0.0148585" table:display="true" table:show-details="true"/>
                <table:data-pilot-member table:name="0.0149623" table:display="true" table:show-details="true"/>
                <table:data-pilot-member table:name="0.0150521" table:display="true" table:show-details="true"/>
                <table:data-pilot-member table:name="0.0153" table:display="true" table:show-details="true"/>
                <table:data-pilot-member table:name="0.0154605" table:display="true" table:show-details="true"/>
                <table:data-pilot-member table:name="0.0154796" table:display="true" table:show-details="true"/>
                <table:data-pilot-member table:name="0.0154876" table:display="true" table:show-details="true"/>
                <table:data-pilot-member table:name="0.0154888" table:display="true" table:show-details="true"/>
                <table:data-pilot-member table:name="0.0154895" table:display="true" table:show-details="true"/>
                <table:data-pilot-member table:name="0.0155154" table:display="true" table:show-details="true"/>
                <table:data-pilot-member table:name="0.0156711" table:display="true" table:show-details="true"/>
                <table:data-pilot-member table:name="0.016048" table:display="true" table:show-details="true"/>
                <table:data-pilot-member table:name="0.0160783" table:display="true" table:show-details="true"/>
                <table:data-pilot-member table:name="0.016277" table:display="true" table:show-details="true"/>
                <table:data-pilot-member table:name="0.0163286" table:display="true" table:show-details="true"/>
                <table:data-pilot-member table:name="0.0163319" table:display="true" table:show-details="true"/>
                <table:data-pilot-member table:name="0.0165475" table:display="true" table:show-details="true"/>
                <table:data-pilot-member table:name="0.0170032" table:display="true" table:show-details="true"/>
                <table:data-pilot-member table:name="0.0172007" table:display="true" table:show-details="true"/>
                <table:data-pilot-member table:name="0.0172306" table:display="true" table:show-details="true"/>
                <table:data-pilot-member table:name="0.0172396" table:display="true" table:show-details="true"/>
                <table:data-pilot-member table:name="0.0172824" table:display="true" table:show-details="true"/>
                <table:data-pilot-member table:name="0.0173351" table:display="true" table:show-details="true"/>
                <table:data-pilot-member table:name="0.0173557" table:display="true" table:show-details="true"/>
                <table:data-pilot-member table:name="0.0173598" table:display="true" table:show-details="true"/>
                <table:data-pilot-member table:name="0.0173639" table:display="true" table:show-details="true"/>
                <table:data-pilot-member table:name="0.017399" table:display="true" table:show-details="true"/>
                <table:data-pilot-member table:name="0.017569" table:display="true" table:show-details="true"/>
                <table:data-pilot-member table:name="0.0209942" table:display="true" table:show-details="true"/>
                <table:data-pilot-member table:name="0.0210831" table:display="true" table:show-details="true"/>
                <table:data-pilot-member table:name="0.0211246" table:display="true" table:show-details="true"/>
                <table:data-pilot-member table:name="0.0211864" table:display="true" table:show-details="true"/>
                <table:data-pilot-member table:name="0.0212056" table:display="true" table:show-details="true"/>
                <table:data-pilot-member table:name="0.0212987" table:display="true" table:show-details="true"/>
                <table:data-pilot-member table:name="0.0216299" table:display="true" table:show-details="true"/>
                <table:data-pilot-member table:name="0.0217261" table:display="true" table:show-details="true"/>
                <table:data-pilot-member table:name="0.0217333" table:display="true" table:show-details="true"/>
                <table:data-pilot-member table:name="0.0217666" table:display="true" table:show-details="true"/>
                <table:data-pilot-member table:name="0.0249012" table:display="true" table:show-details="true"/>
                <table:data-pilot-member table:name="0.024955" table:display="true" table:show-details="true"/>
                <table:data-pilot-member table:name="0.0249976" table:display="true" table:show-details="true"/>
                <table:data-pilot-member table:name="0.0250397" table:display="true" table:show-details="true"/>
                <table:data-pilot-member table:name="0.0250512" table:display="true" table:show-details="true"/>
                <table:data-pilot-member table:name="0.0251276" table:display="true" table:show-details="true"/>
                <table:data-pilot-member table:name="0.0254199" table:display="true" table:show-details="true"/>
                <table:data-pilot-member table:name="0.025453" table:display="true" table:show-details="true"/>
                <table:data-pilot-member table:name="0.0255395" table:display="true" table:show-details="true"/>
                <table:data-pilot-member table:name="0.0255805" table:display="true" table:show-details="true"/>
                <table:data-pilot-member table:name="0.0257292" table:display="true" table:show-details="true"/>
                <table:data-pilot-member table:name="0.0257849" table:display="true" table:show-details="true"/>
                <table:data-pilot-member table:name="0.0258661" table:display="true" table:show-details="true"/>
                <table:data-pilot-member table:name="0.0258708" table:display="true" table:show-details="true"/>
                <table:data-pilot-member table:name="0.0259295" table:display="true" table:show-details="true"/>
                <table:data-pilot-member table:name="0.026071" table:display="true" table:show-details="true"/>
                <table:data-pilot-member table:name="0.0260854" table:display="true" table:show-details="true"/>
                <table:data-pilot-member table:name="0.0261329" table:display="true" table:show-details="true"/>
                <table:data-pilot-member table:name="0.0261881" table:display="true" table:show-details="true"/>
                <table:data-pilot-member table:name="0.026289" table:display="true" table:show-details="true"/>
                <table:data-pilot-member table:name="0.0263006" table:display="true" table:show-details="true"/>
                <table:data-pilot-member table:name="0.0263207" table:display="true" table:show-details="true"/>
                <table:data-pilot-member table:name="0.0264662" table:display="true" table:show-details="true"/>
                <table:data-pilot-member table:name="0.0265926" table:display="true" table:show-details="true"/>
                <table:data-pilot-member table:name="0.0271321" table:display="true" table:show-details="true"/>
                <table:data-pilot-member table:name="0.027136" table:display="true" table:show-details="true"/>
                <table:data-pilot-member table:name="0.0271627" table:display="true" table:show-details="true"/>
                <table:data-pilot-member table:name="0.0272251" table:display="true" table:show-details="true"/>
                <table:data-pilot-member table:name="0.0273157" table:display="true" table:show-details="true"/>
                <table:data-pilot-member table:name="0.0278574" table:display="true" table:show-details="true"/>
                <table:data-pilot-member table:name="0.0279508" table:display="true" table:show-details="true"/>
                <table:data-pilot-member table:name="0.0280691" table:display="true" table:show-details="true"/>
                <table:data-pilot-member table:name="0.0282671" table:display="true" table:show-details="true"/>
                <table:data-pilot-member table:name="0.0283556" table:display="true" table:show-details="true"/>
                <table:data-pilot-member table:name="0.0283634" table:display="true" table:show-details="true"/>
                <table:data-pilot-member table:name="0.0283709" table:display="true" table:show-details="true"/>
                <table:data-pilot-member table:name="0.0283981" table:display="true" table:show-details="true"/>
                <table:data-pilot-member table:name="0.0286955" table:display="true" table:show-details="true"/>
                <table:data-pilot-member table:name="0.0309987" table:display="true" table:show-details="true"/>
                <table:data-pilot-member table:name="0.0344731" table:display="true" table:show-details="true"/>
                <table:data-pilot-member table:name="0.0387185" table:display="true" table:show-details="true"/>
                <table:data-pilot-member table:name="0.0388087" table:display="true" table:show-details="true"/>
                <table:data-pilot-member table:name="0.0397711" table:display="true" table:show-details="true"/>
                <table:data-pilot-member table:name="0.0398015" table:display="true" table:show-details="true"/>
                <table:data-pilot-member table:name="0.0419349" table:display="true" table:show-details="true"/>
                <table:data-pilot-member table:name="0.0420194" table:display="true" table:show-details="true"/>
                <table:data-pilot-member table:name="0.0420759" table:display="true" table:show-details="true"/>
                <table:data-pilot-member table:name="0.0425374" table:display="true" table:show-details="true"/>
                <table:data-pilot-member table:name="0.0447069" table:display="true" table:show-details="true"/>
                <table:data-pilot-member table:name="0.0447484" table:display="true" table:show-details="true"/>
                <table:data-pilot-member table:name="0.0450035" table:display="true" table:show-details="true"/>
                <table:data-pilot-member table:name="0.045863" table:display="true" table:show-details="true"/>
                <table:data-pilot-member table:name="0.0462721" table:display="true" table:show-details="true"/>
                <table:data-pilot-member table:name="0.0463178" table:display="true" table:show-details="true"/>
                <table:data-pilot-member table:name="0.0473035" table:display="true" table:show-details="true"/>
                <table:data-pilot-member table:name="0.0473055" table:display="true" table:show-details="true"/>
                <table:data-pilot-member table:name="0.0478314" table:display="true" table:show-details="true"/>
                <table:data-pilot-member table:name="0.0500926" table:display="true" table:show-details="true"/>
                <table:data-pilot-member table:name="0.0506042" table:display="true" table:show-details="true"/>
                <table:data-pilot-member table:name="0.0507548" table:display="true" table:show-details="true"/>
                <table:data-pilot-member table:name="0.0509749" table:display="true" table:show-details="true"/>
                <table:data-pilot-member table:name="0.0518213" table:display="true" table:show-details="true"/>
                <table:data-pilot-member table:name="0.0521855" table:display="true" table:show-details="true"/>
                <table:data-pilot-member table:name="0.0534203" table:display="true" table:show-details="true"/>
                <table:data-pilot-member table:name="0.054264" table:display="true" table:show-details="true"/>
                <table:data-pilot-member table:name="0.0543858" table:display="true" table:show-details="true"/>
                <table:data-pilot-member table:name="0.0544735" table:display="true" table:show-details="true"/>
                <table:data-pilot-member table:name="0.0557689" table:display="true" table:show-details="true"/>
                <table:data-pilot-member table:name="0.055863" table:display="true" table:show-details="true"/>
                <table:data-pilot-member table:name="0.0558641" table:display="true" table:show-details="true"/>
                <table:data-pilot-member table:name="0.0566872" table:display="true" table:show-details="true"/>
                <table:data-pilot-member table:name="0.0568792" table:display="true" table:show-details="true"/>
                <table:data-pilot-member table:name="0.0570677" table:display="true" table:show-details="true"/>
                <table:data-pilot-member table:name="0.0579228" table:display="true" table:show-details="true"/>
                <table:data-pilot-member table:name="0.058302" table:display="true" table:show-details="true"/>
                <table:data-pilot-member table:name="0.0589589" table:display="true" table:show-details="true"/>
                <table:data-pilot-member table:name="0.0591032" table:display="true" table:show-details="true"/>
                <table:data-pilot-member table:name="0.0597021" table:display="true" table:show-details="true"/>
                <table:data-pilot-member table:name="0.0598554" table:display="true" table:show-details="true"/>
                <table:data-pilot-member table:name="0.0612151" table:display="true" table:show-details="true"/>
                <table:data-pilot-member table:name="0.0612245" table:display="true" table:show-details="true"/>
                <table:data-pilot-member table:name="0.0638696" table:display="true" table:show-details="true"/>
                <table:data-pilot-member table:name="0.0648637" table:display="true" table:show-details="true"/>
                <table:data-pilot-member table:name="0.0657779" table:display="true" table:show-details="true"/>
                <table:data-pilot-member table:name="0.0694612" table:display="true" table:show-details="true"/>
                <table:data-pilot-member table:name="0.0708764" table:display="true" table:show-details="true"/>
                <table:data-pilot-member table:name="0.0719595" table:display="true" table:show-details="true"/>
                <table:data-pilot-member table:name="0.0720026" table:display="true" table:show-details="true"/>
                <table:data-pilot-member table:name="0.0725727" table:display="true" table:show-details="true"/>
                <table:data-pilot-member table:name="0.0727469" table:display="true" table:show-details="true"/>
                <table:data-pilot-member table:name="0.0728772" table:display="true" table:show-details="true"/>
                <table:data-pilot-member table:name="0.0732744" table:display="true" table:show-details="true"/>
                <table:data-pilot-member table:name="0.0734719" table:display="true" table:show-details="true"/>
                <table:data-pilot-member table:name="0.0737603" table:display="true" table:show-details="true"/>
                <table:data-pilot-member table:name="0.0739812" table:display="true" table:show-details="true"/>
                <table:data-pilot-member table:name="0.074743" table:display="true" table:show-details="true"/>
                <table:data-pilot-member table:name="0.0747601" table:display="true" table:show-details="true"/>
                <table:data-pilot-member table:name="0.0749562" table:display="true" table:show-details="true"/>
                <table:data-pilot-member table:name="0.0764274" table:display="true" table:show-details="true"/>
                <table:data-pilot-member table:name="0.0776448" table:display="true" table:show-details="true"/>
                <table:data-pilot-member table:name="0.0919639" table:display="true" table:show-details="true"/>
                <table:data-pilot-member table:name="0.0923255" table:display="true" table:show-details="true"/>
                <table:data-pilot-member table:name="0.0932122" table:display="true" table:show-details="true"/>
                <table:data-pilot-member table:name="0.0941753" table:display="true" table:show-details="true"/>
                <table:data-pilot-member table:name="0.0942962" table:display="true" table:show-details="true"/>
                <table:data-pilot-member table:name="0.094547" table:display="true" table:show-details="true"/>
                <table:data-pilot-member table:name="0.094674" table:display="true" table:show-details="true"/>
                <table:data-pilot-member table:name="0.0947559" table:display="true" table:show-details="true"/>
                <table:data-pilot-member table:name="0.0948647" table:display="true" table:show-details="true"/>
                <table:data-pilot-member table:name="0.0969043" table:display="true" table:show-details="true"/>
                <table:data-pilot-member table:name="0.099179" table:display="true" table:show-details="true"/>
                <table:data-pilot-member table:name="0.0998206" table:display="true" table:show-details="true"/>
                <table:data-pilot-member table:name="0.100136" table:display="true" table:show-details="true"/>
                <table:data-pilot-member table:name="0.100398" table:display="true" table:show-details="true"/>
                <table:data-pilot-member table:name="0.101121" table:display="true" table:show-details="true"/>
                <table:data-pilot-member table:name="0.101403" table:display="true" table:show-details="true"/>
                <table:data-pilot-member table:name="0.116969" table:display="true" table:show-details="true"/>
                <table:data-pilot-member table:name="0.117297" table:display="true" table:show-details="true"/>
                <table:data-pilot-member table:name="0.117478" table:display="true" table:show-details="true"/>
                <table:data-pilot-member table:name="0.119617" table:display="true" table:show-details="true"/>
                <table:data-pilot-member table:name="0.155085" table:display="true" table:show-details="true"/>
                <table:data-pilot-member table:name="0.155503" table:display="true" table:show-details="true"/>
                <table:data-pilot-member table:name="0.155734" table:display="true" table:show-details="true"/>
                <table:data-pilot-member table:name="0.156256" table:display="true" table:show-details="true"/>
                <table:data-pilot-member table:name="0.156337" table:display="true" table:show-details="true"/>
                <table:data-pilot-member table:name="0.157093" table:display="true" table:show-details="true"/>
                <table:data-pilot-member table:name="0.157174" table:display="true" table:show-details="true"/>
                <table:data-pilot-member table:name="0.157324" table:display="true" table:show-details="true"/>
                <table:data-pilot-member table:name="0.1583" table:display="true" table:show-details="true"/>
                <table:data-pilot-member table:name="0.158555" table:display="true" table:show-details="true"/>
                <table:data-pilot-member table:name="0.15921" table:display="true" table:show-details="true"/>
                <table:data-pilot-member table:name="0.159612" table:display="true" table:show-details="true"/>
                <table:data-pilot-member table:name="0.159924" table:display="true" table:show-details="true"/>
                <table:data-pilot-member table:name="0.159981" table:display="true" table:show-details="true"/>
                <table:data-pilot-member table:name="0.160153" table:display="true" table:show-details="true"/>
                <table:data-pilot-member table:name="0.160678" table:display="true" table:show-details="true"/>
                <table:data-pilot-member table:name="0.160709" table:display="true" table:show-details="true"/>
                <table:data-pilot-member table:name="0.160721" table:display="true" table:show-details="true"/>
                <table:data-pilot-member table:name="0.160748" table:display="true" table:show-details="true"/>
                <table:data-pilot-member table:name="0.16084" table:display="true" table:show-details="true"/>
                <table:data-pilot-member table:name="0.161102" table:display="true" table:show-details="true"/>
                <table:data-pilot-member table:name="0.161131" table:display="true" table:show-details="true"/>
                <table:data-pilot-member table:name="0.161218" table:display="true" table:show-details="true"/>
                <table:data-pilot-member table:name="0.161631" table:display="true" table:show-details="true"/>
                <table:data-pilot-member table:name="0.16181" table:display="true" table:show-details="true"/>
                <table:data-pilot-member table:name="0.161957" table:display="true" table:show-details="true"/>
                <table:data-pilot-member table:name="0.161976" table:display="true" table:show-details="true"/>
                <table:data-pilot-member table:name="0.16315" table:display="true" table:show-details="true"/>
                <table:data-pilot-member table:name="0.16436" table:display="true" table:show-details="true"/>
                <table:data-pilot-member table:name="0.169358" table:display="true" table:show-details="true"/>
                <table:data-pilot-member table:name="0.170729" table:display="true" table:show-details="true"/>
                <table:data-pilot-member table:name="0.172423" table:display="true" table:show-details="true"/>
                <table:data-pilot-member table:name="0.172496" table:display="true" table:show-details="true"/>
                <table:data-pilot-member table:name="0.184454" table:display="true" table:show-details="true"/>
                <table:data-pilot-member table:name="0.184784" table:display="true" table:show-details="true"/>
                <table:data-pilot-member table:name="0.185383" table:display="true" table:show-details="true"/>
                <table:data-pilot-member table:name="0.18594" table:display="true" table:show-details="true"/>
                <table:data-pilot-member table:name="0.186451" table:display="true" table:show-details="true"/>
                <table:data-pilot-member table:name="0.186685" table:display="true" table:show-details="true"/>
                <table:data-pilot-member table:name="0.188082" table:display="true" table:show-details="true"/>
                <table:data-pilot-member table:name="0.188239" table:display="true" table:show-details="true"/>
                <table:data-pilot-member table:name="0.189228" table:display="true" table:show-details="true"/>
                <table:data-pilot-member table:name="0.189469" table:display="true" table:show-details="true"/>
                <table:data-pilot-member table:name="0.191352" table:display="true" table:show-details="true"/>
                <table:data-pilot-member table:name="0.191366" table:display="true" table:show-details="true"/>
                <table:data-pilot-member table:name="0.191726" table:display="true" table:show-details="true"/>
                <table:data-pilot-member table:name="0.192252" table:display="true" table:show-details="true"/>
                <table:data-pilot-member table:name="0.192293" table:display="true" table:show-details="true"/>
                <table:data-pilot-member table:name="0.192861" table:display="true" table:show-details="true"/>
                <table:data-pilot-member table:name="0.193199" table:display="true" table:show-details="true"/>
                <table:data-pilot-member table:name="0.193576" table:display="true" table:show-details="true"/>
                <table:data-pilot-member table:name="0.194232" table:display="true" table:show-details="true"/>
                <table:data-pilot-member table:name="0.194464" table:display="true" table:show-details="true"/>
                <table:data-pilot-member table:name="0.194633" table:display="true" table:show-details="true"/>
                <table:data-pilot-member table:name="0.194963" table:display="true" table:show-details="true"/>
                <table:data-pilot-member table:name="0.195624" table:display="true" table:show-details="true"/>
                <table:data-pilot-member table:name="0.196321" table:display="true" table:show-details="true"/>
                <table:data-pilot-member table:name="0.196535" table:display="true" table:show-details="true"/>
                <table:data-pilot-member table:name="0.197348" table:display="true" table:show-details="true"/>
                <table:data-pilot-member table:name="0.198947" table:display="true" table:show-details="true"/>
                <table:data-pilot-member table:name="0.19919" table:display="true" table:show-details="true"/>
                <table:data-pilot-member table:name="0.1993" table:display="true" table:show-details="true"/>
                <table:data-pilot-member table:name="0.200083" table:display="true" table:show-details="true"/>
                <table:data-pilot-member table:name="0.200294" table:display="true" table:show-details="true"/>
                <table:data-pilot-member table:name="0.201083" table:display="true" table:show-details="true"/>
                <table:data-pilot-member table:name="0.201396" table:display="true" table:show-details="true"/>
                <table:data-pilot-member table:name="0.201922" table:display="true" table:show-details="true"/>
                <table:data-pilot-member table:name="0.202256" table:display="true" table:show-details="true"/>
                <table:data-pilot-member table:name="0.20232" table:display="true" table:show-details="true"/>
                <table:data-pilot-member table:name="0.202986" table:display="true" table:show-details="true"/>
                <table:data-pilot-member table:name="0.203113" table:display="true" table:show-details="true"/>
                <table:data-pilot-member table:name="0.20324" table:display="true" table:show-details="true"/>
                <table:data-pilot-member table:name="0.203381" table:display="true" table:show-details="true"/>
                <table:data-pilot-member table:name="0.204845" table:display="true" table:show-details="true"/>
                <table:data-pilot-member table:name="0.205056" table:display="true" table:show-details="true"/>
                <table:data-pilot-member table:name="0.205674" table:display="true" table:show-details="true"/>
                <table:data-pilot-member table:name="0.20624" table:display="true" table:show-details="true"/>
                <table:data-pilot-member table:name="0.206331" table:display="true" table:show-details="true"/>
                <table:data-pilot-member table:name="0.206805" table:display="true" table:show-details="true"/>
                <table:data-pilot-member table:name="0.207557" table:display="true" table:show-details="true"/>
                <table:data-pilot-member table:name="0.207778" table:display="true" table:show-details="true"/>
                <table:data-pilot-member table:name="0.207982" table:display="true" table:show-details="true"/>
                <table:data-pilot-member table:name="0.209318" table:display="true" table:show-details="true"/>
                <table:data-pilot-member table:name="0.209539" table:display="true" table:show-details="true"/>
                <table:data-pilot-member table:name="0.21169" table:display="true" table:show-details="true"/>
                <table:data-pilot-member table:name="0.212479" table:display="true" table:show-details="true"/>
                <table:data-pilot-member table:name="0.214277" table:display="true" table:show-details="true"/>
                <table:data-pilot-member table:name="0.214652" table:display="true" table:show-details="true"/>
                <table:data-pilot-member table:name="0.217077" table:display="true" table:show-details="true"/>
                <table:data-pilot-member table:name="0.217181" table:display="true" table:show-details="true"/>
                <table:data-pilot-member table:name="0.218196" table:display="true" table:show-details="true"/>
                <table:data-pilot-member table:name="0.225372" table:display="true" table:show-details="true"/>
                <table:data-pilot-member table:name="0.226124" table:display="true" table:show-details="true"/>
                <table:data-pilot-member table:name="0.227276" table:display="true" table:show-details="true"/>
                <table:data-pilot-member table:name="0.227371" table:display="true" table:show-details="true"/>
                <table:data-pilot-member table:name="0.227764" table:display="true" table:show-details="true"/>
                <table:data-pilot-member table:name="0.228209" table:display="true" table:show-details="true"/>
                <table:data-pilot-member table:name="0.229459" table:display="true" table:show-details="true"/>
                <table:data-pilot-member table:name="0.231202" table:display="true" table:show-details="true"/>
                <table:data-pilot-member table:name="0.234345" table:display="true" table:show-details="true"/>
                <table:data-pilot-member table:name="0.337808" table:display="true" table:show-details="true"/>
                <table:data-pilot-member table:name="0.338305" table:display="true" table:show-details="true"/>
                <table:data-pilot-member table:name="0.338396" table:display="true" table:show-details="true"/>
                <table:data-pilot-member table:name="0.339368" table:display="true" table:show-details="true"/>
                <table:data-pilot-member table:name="0.341246" table:display="true" table:show-details="true"/>
                <table:data-pilot-member table:name="0.342009" table:display="true" table:show-details="true"/>
                <table:data-pilot-member table:name="0.343894" table:display="true" table:show-details="true"/>
                <table:data-pilot-member table:name="0.344896" table:display="true" table:show-details="true"/>
                <table:data-pilot-member table:name="0.345111" table:display="true" table:show-details="true"/>
                <table:data-pilot-member table:name="0.3471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2T03:04:33.730368352</dc:date>
    <meta:editing-duration>PT7M5S</meta:editing-duration>
    <meta:editing-cycles>1</meta:editing-cycles>
    <meta:document-statistic meta:table-count="3" meta:cell-count="4466" meta:object-count="0"/>
    <meta:generator>LibreOffice/6.4.3.2$Linux_X86_64 LibreOffice_project/40$Build-2</meta:generator>
  </office:meta>
</office:document-meta>
</file>